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146.15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-centrality" table:style-name="ta1">
        <table:shapes>
          <draw:frame draw:z-index="0" draw:style-name="gr1" draw:text-style-name="P1" svg:width="778.62pt" svg:height="374.4pt" svg:x="510.8pt" svg:y="75.97pt">
            <draw:object draw:notify-on-update-of-ranges="'X-centrality'.D3:'X-centrality'.D496 'X-centrality'.D3:'X-centrality'.D496 'X-centrality'.F2:'X-centrality'.F2 'X-centrality'.F3:'X-centrality'.F49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d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Betweenness</text:p>
          </table:table-cell>
          <table:table-cell office:value-type="string" calcext:value-type="string">
            <text:p>Eig</text:p>
          </table:table-cell>
          <table:table-cell office:value-type="string" calcext:value-type="string">
            <text:p>ClustCoeff</text:p>
          </table:table-cell>
        </table:table-row>
        <table:table-row table:style-name="ro1">
          <table:table-cell office:value-type="float" office:value="50390" calcext:value-type="float">
            <text:p>50390</text:p>
          </table:table-cell>
          <table:table-cell office:value-type="string" calcext:value-type="string">
            <text:p>Yonina_C._Eldar</text:p>
          </table:table-cell>
          <table:table-cell office:value-type="float" office:value="336" calcext:value-type="float">
            <text:p>336</text:p>
          </table:table-cell>
          <table:table-cell office:value-type="float" office:value="96959.668054" calcext:value-type="float">
            <text:p>96959.668054</text:p>
          </table:table-cell>
          <table:table-cell office:value-type="float" office:value="0.519756" calcext:value-type="float">
            <text:p>0.519756</text:p>
          </table:table-cell>
          <table:table-cell office:value-type="float" office:value="0.014303" calcext:value-type="float">
            <text:p>0.01430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ramod_K._Varshney</text:p>
          </table:table-cell>
          <table:table-cell office:value-type="float" office:value="6" calcext:value-type="float">
            <text:p>6</text:p>
          </table:table-cell>
          <table:table-cell office:value-type="float" office:value="108.071935" calcext:value-type="float">
            <text:p>108.071935</text:p>
          </table:table-cell>
          <table:table-cell office:value-type="float" office:value="0.030971" calcext:value-type="float">
            <text:p>0.030971</text:p>
          </table:table-cell>
          <table:table-cell office:value-type="float" office:value="0.266667" calcext:value-type="float">
            <text:p>0.266667</text:p>
          </table:table-cell>
        </table:table-row>
        <table:table-row table:style-name="ro1">
          <table:table-cell office:value-type="float" office:value="13440" calcext:value-type="float">
            <text:p>13440</text:p>
          </table:table-cell>
          <table:table-cell office:value-type="string" calcext:value-type="string">
            <text:p>Li_Deng</text:p>
          </table:table-cell>
          <table:table-cell office:value-type="float" office:value="8" calcext:value-type="float">
            <text:p>8</text:p>
          </table:table-cell>
          <table:table-cell office:value-type="float" office:value="36.380528" calcext:value-type="float">
            <text:p>36.380528</text:p>
          </table:table-cell>
          <table:table-cell office:value-type="float" office:value="0.040907" calcext:value-type="float">
            <text:p>0.040907</text:p>
          </table:table-cell>
          <table:table-cell office:value-type="float" office:value="0.642857" calcext:value-type="float">
            <text:p>0.642857</text:p>
          </table:table-cell>
        </table:table-row>
        <table:table-row table:style-name="ro1">
          <table:table-cell office:value-type="float" office:value="14990" calcext:value-type="float">
            <text:p>14990</text:p>
          </table:table-cell>
          <table:table-cell office:value-type="string" calcext:value-type="string">
            <text:p>Wei_Da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44" calcext:value-type="float">
            <text:p>17944</text:p>
          </table:table-cell>
          <table:table-cell office:value-type="string" calcext:value-type="string">
            <text:p>Nikos_Deligiannis</text:p>
          </table:table-cell>
          <table:table-cell office:value-type="float" office:value="6" calcext:value-type="float">
            <text:p>6</text:p>
          </table:table-cell>
          <table:table-cell office:value-type="float" office:value="1.272727" calcext:value-type="float">
            <text:p>1.272727</text:p>
          </table:table-cell>
          <table:table-cell office:value-type="float" office:value="0.032445" calcext:value-type="float">
            <text:p>0.03244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8126" calcext:value-type="float">
            <text:p>18126</text:p>
          </table:table-cell>
          <table:table-cell office:value-type="string" calcext:value-type="string">
            <text:p>Yang_L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17" calcext:value-type="float">
            <text:p>21417</text:p>
          </table:table-cell>
          <table:table-cell office:value-type="string" calcext:value-type="string">
            <text:p>Yuxin_Chen</text:p>
          </table:table-cell>
          <table:table-cell office:value-type="float" office:value="6" calcext:value-type="float">
            <text:p>6</text:p>
          </table:table-cell>
          <table:table-cell office:value-type="float" office:value="186.36645" calcext:value-type="float">
            <text:p>186.36645</text:p>
          </table:table-cell>
          <table:table-cell office:value-type="float" office:value="0.05066" calcext:value-type="float">
            <text:p>0.05066</text:p>
          </table:table-cell>
          <table:table-cell office:value-type="float" office:value="0.533333" calcext:value-type="float">
            <text:p>0.533333</text:p>
          </table:table-cell>
        </table:table-row>
        <table:table-row table:style-name="ro1">
          <table:table-cell office:value-type="float" office:value="23677" calcext:value-type="float">
            <text:p>23677</text:p>
          </table:table-cell>
          <table:table-cell office:value-type="string" calcext:value-type="string">
            <text:p>Jinhui_Ta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6895" calcext:value-type="float">
            <text:p>0.02689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30341" calcext:value-type="float">
            <text:p>30341</text:p>
          </table:table-cell>
          <table:table-cell office:value-type="string" calcext:value-type="string">
            <text:p>Xiao_Li</text:p>
          </table:table-cell>
          <table:table-cell office:value-type="float" office:value="7" calcext:value-type="float">
            <text:p>7</text:p>
          </table:table-cell>
          <table:table-cell office:value-type="float" office:value="72.325585" calcext:value-type="float">
            <text:p>72.325585</text:p>
          </table:table-cell>
          <table:table-cell office:value-type="float" office:value="0.038728" calcext:value-type="float">
            <text:p>0.038728</text:p>
          </table:table-cell>
          <table:table-cell office:value-type="float" office:value="0.428571" calcext:value-type="float">
            <text:p>0.428571</text:p>
          </table:table-cell>
        </table:table-row>
        <table:table-row table:style-name="ro1">
          <table:table-cell office:value-type="float" office:value="41556" calcext:value-type="float">
            <text:p>41556</text:p>
          </table:table-cell>
          <table:table-cell office:value-type="string" calcext:value-type="string">
            <text:p>Lawrence_Carin</text:p>
          </table:table-cell>
          <table:table-cell office:value-type="float" office:value="12" calcext:value-type="float">
            <text:p>12</text:p>
          </table:table-cell>
          <table:table-cell office:value-type="float" office:value="77.448805" calcext:value-type="float">
            <text:p>77.448805</text:p>
          </table:table-cell>
          <table:table-cell office:value-type="float" office:value="0.047493" calcext:value-type="float">
            <text:p>0.047493</text:p>
          </table:table-cell>
          <table:table-cell office:value-type="float" office:value="0.409091" calcext:value-type="float">
            <text:p>0.409091</text:p>
          </table:table-cell>
        </table:table-row>
        <table:table-row table:style-name="ro1">
          <table:table-cell office:value-type="float" office:value="46164" calcext:value-type="float">
            <text:p>46164</text:p>
          </table:table-cell>
          <table:table-cell office:value-type="string" calcext:value-type="string">
            <text:p>Arie_Yeredor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02806" calcext:value-type="float">
            <text:p>0.02806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6205" calcext:value-type="float">
            <text:p>46205</text:p>
          </table:table-cell>
          <table:table-cell office:value-type="string" calcext:value-type="string">
            <text:p>Abbas_Khalil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1842" calcext:value-type="float">
            <text:p>0.031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81" calcext:value-type="float">
            <text:p>46381</text:p>
          </table:table-cell>
          <table:table-cell office:value-type="string" calcext:value-type="string">
            <text:p>Ery_Arias-Castro</text:p>
          </table:table-cell>
          <table:table-cell office:value-type="float" office:value="3" calcext:value-type="float">
            <text:p>3</text:p>
          </table:table-cell>
          <table:table-cell office:value-type="float" office:value="0.524242" calcext:value-type="float">
            <text:p>0.524242</text:p>
          </table:table-cell>
          <table:table-cell office:value-type="float" office:value="0.027445" calcext:value-type="float">
            <text:p>0.02744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7499" calcext:value-type="float">
            <text:p>47499</text:p>
          </table:table-cell>
          <table:table-cell office:value-type="string" calcext:value-type="string">
            <text:p>Julien_Mairal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0.03011" calcext:value-type="float">
            <text:p>0.0301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0291" calcext:value-type="float">
            <text:p>50291</text:p>
          </table:table-cell>
          <table:table-cell office:value-type="string" calcext:value-type="string">
            <text:p>Ewa_Matusiak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.027781" calcext:value-type="float">
            <text:p>0.02778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0391" calcext:value-type="float">
            <text:p>50391</text:p>
          </table:table-cell>
          <table:table-cell office:value-type="string" calcext:value-type="string">
            <text:p>Tobias_Wert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286" calcext:value-type="float">
            <text:p>0.025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48" calcext:value-type="float">
            <text:p>50548</text:p>
          </table:table-cell>
          <table:table-cell office:value-type="string" calcext:value-type="string">
            <text:p>Remy_Boyer</text:p>
          </table:table-cell>
          <table:table-cell office:value-type="float" office:value="5" calcext:value-type="float">
            <text:p>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28014" calcext:value-type="float">
            <text:p>0.02801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0831" calcext:value-type="float">
            <text:p>50831</text:p>
          </table:table-cell>
          <table:table-cell office:value-type="string" calcext:value-type="string">
            <text:p>Stephan_Dahlk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7797" calcext:value-type="float">
            <text:p>0.027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32" calcext:value-type="float">
            <text:p>50832</text:p>
          </table:table-cell>
          <table:table-cell office:value-type="string" calcext:value-type="string">
            <text:p>Gitta_Kutyniok</text:p>
          </table:table-cell>
          <table:table-cell office:value-type="float" office:value="8" calcext:value-type="float">
            <text:p>8</text:p>
          </table:table-cell>
          <table:table-cell office:value-type="float" office:value="19.046104" calcext:value-type="float">
            <text:p>19.046104</text:p>
          </table:table-cell>
          <table:table-cell office:value-type="float" office:value="0.037271" calcext:value-type="float">
            <text:p>0.037271</text:p>
          </table:table-cell>
          <table:table-cell office:value-type="float" office:value="0.392857" calcext:value-type="float">
            <text:p>0.392857</text:p>
          </table:table-cell>
        </table:table-row>
        <table:table-row table:style-name="ro1">
          <table:table-cell office:value-type="float" office:value="50836" calcext:value-type="float">
            <text:p>50836</text:p>
          </table:table-cell>
          <table:table-cell office:value-type="string" calcext:value-type="string">
            <text:p>Gerd_Teschk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7797" calcext:value-type="float">
            <text:p>0.027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84" calcext:value-type="float">
            <text:p>50984</text:p>
          </table:table-cell>
          <table:table-cell office:value-type="string" calcext:value-type="string">
            <text:p>Yilun_Chen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029493" calcext:value-type="float">
            <text:p>0.029493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51480" calcext:value-type="float">
            <text:p>51480</text:p>
          </table:table-cell>
          <table:table-cell office:value-type="string" calcext:value-type="string">
            <text:p>Shahar_Mendel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408" calcext:value-type="float">
            <text:p>0.024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72" calcext:value-type="float">
            <text:p>56072</text:p>
          </table:table-cell>
          <table:table-cell office:value-type="string" calcext:value-type="string">
            <text:p>Alexander_M._Bronstein</text:p>
          </table:table-cell>
          <table:table-cell office:value-type="float" office:value="4" calcext:value-type="float">
            <text:p>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28375" calcext:value-type="float">
            <text:p>0.02837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56073" calcext:value-type="float">
            <text:p>56073</text:p>
          </table:table-cell>
          <table:table-cell office:value-type="string" calcext:value-type="string">
            <text:p>Guillermo_Sapiro</text:p>
          </table:table-cell>
          <table:table-cell office:value-type="float" office:value="19" calcext:value-type="float">
            <text:p>19</text:p>
          </table:table-cell>
          <table:table-cell office:value-type="float" office:value="92.024073" calcext:value-type="float">
            <text:p>92.024073</text:p>
          </table:table-cell>
          <table:table-cell office:value-type="float" office:value="0.055108" calcext:value-type="float">
            <text:p>0.055108</text:p>
          </table:table-cell>
          <table:table-cell office:value-type="float" office:value="0.239766" calcext:value-type="float">
            <text:p>0.239766</text:p>
          </table:table-cell>
        </table:table-row>
        <table:table-row table:style-name="ro1">
          <table:table-cell office:value-type="float" office:value="58742" calcext:value-type="float">
            <text:p>58742</text:p>
          </table:table-cell>
          <table:table-cell office:value-type="string" calcext:value-type="string">
            <text:p>Theodore_S._Rappaport</text:p>
          </table:table-cell>
          <table:table-cell office:value-type="float" office:value="6" calcext:value-type="float">
            <text:p>6</text:p>
          </table:table-cell>
          <table:table-cell office:value-type="float" office:value="138.548046" calcext:value-type="float">
            <text:p>138.548046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266667" calcext:value-type="float">
            <text:p>0.266667</text:p>
          </table:table-cell>
        </table:table-row>
        <table:table-row table:style-name="ro1">
          <table:table-cell office:value-type="float" office:value="59001" calcext:value-type="float">
            <text:p>59001</text:p>
          </table:table-cell>
          <table:table-cell office:value-type="string" calcext:value-type="string">
            <text:p>Lihua_Xi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344" calcext:value-type="float">
            <text:p>0.025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88" calcext:value-type="float">
            <text:p>59188</text:p>
          </table:table-cell>
          <table:table-cell office:value-type="string" calcext:value-type="string">
            <text:p>H._Vincent_Poor</text:p>
          </table:table-cell>
          <table:table-cell office:value-type="float" office:value="48" calcext:value-type="float">
            <text:p>48</text:p>
          </table:table-cell>
          <table:table-cell office:value-type="float" office:value="2608.618189" calcext:value-type="float">
            <text:p>2608.618189</text:p>
          </table:table-cell>
          <table:table-cell office:value-type="float" office:value="0.14627" calcext:value-type="float">
            <text:p>0.14627</text:p>
          </table:table-cell>
          <table:table-cell office:value-type="float" office:value="0.154255" calcext:value-type="float">
            <text:p>0.154255</text:p>
          </table:table-cell>
        </table:table-row>
        <table:table-row table:style-name="ro1">
          <table:table-cell office:value-type="float" office:value="61260" calcext:value-type="float">
            <text:p>61260</text:p>
          </table:table-cell>
          <table:table-cell office:value-type="string" calcext:value-type="string">
            <text:p>Shlomo_Shamai_Shitz</text:p>
          </table:table-cell>
          <table:table-cell office:value-type="float" office:value="17" calcext:value-type="float">
            <text:p>17</text:p>
          </table:table-cell>
          <table:table-cell office:value-type="float" office:value="505.360805" calcext:value-type="float">
            <text:p>505.360805</text:p>
          </table:table-cell>
          <table:table-cell office:value-type="float" office:value="0.065803" calcext:value-type="float">
            <text:p>0.065803</text:p>
          </table:table-cell>
          <table:table-cell office:value-type="float" office:value="0.330882" calcext:value-type="float">
            <text:p>0.330882</text:p>
          </table:table-cell>
        </table:table-row>
        <table:table-row table:style-name="ro1">
          <table:table-cell office:value-type="float" office:value="65892" calcext:value-type="float">
            <text:p>65892</text:p>
          </table:table-cell>
          <table:table-cell office:value-type="string" calcext:value-type="string">
            <text:p>Thomas_Strohmer</text:p>
          </table:table-cell>
          <table:table-cell office:value-type="float" office:value="9" calcext:value-type="float">
            <text:p>9</text:p>
          </table:table-cell>
          <table:table-cell office:value-type="float" office:value="13.196825" calcext:value-type="float">
            <text:p>13.196825</text:p>
          </table:table-cell>
          <table:table-cell office:value-type="float" office:value="0.035026" calcext:value-type="float">
            <text:p>0.035026</text:p>
          </table:table-cell>
          <table:table-cell office:value-type="float" office:value="0.361111" calcext:value-type="float">
            <text:p>0.361111</text:p>
          </table:table-cell>
        </table:table-row>
        <table:table-row table:style-name="ro1">
          <table:table-cell office:value-type="float" office:value="69353" calcext:value-type="float">
            <text:p>69353</text:p>
          </table:table-cell>
          <table:table-cell office:value-type="string" calcext:value-type="string">
            <text:p>Ramesh_Rask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437" calcext:value-type="float">
            <text:p>69437</text:p>
          </table:table-cell>
          <table:table-cell office:value-type="string" calcext:value-type="string">
            <text:p>Waheed_U._Bajwa</text:p>
          </table:table-cell>
          <table:table-cell office:value-type="float" office:value="8" calcext:value-type="float">
            <text:p>8</text:p>
          </table:table-cell>
          <table:table-cell office:value-type="float" office:value="13.306989" calcext:value-type="float">
            <text:p>13.306989</text:p>
          </table:table-cell>
          <table:table-cell office:value-type="float" office:value="0.040673" calcext:value-type="float">
            <text:p>0.040673</text:p>
          </table:table-cell>
          <table:table-cell office:value-type="float" office:value="0.392857" calcext:value-type="float">
            <text:p>0.392857</text:p>
          </table:table-cell>
        </table:table-row>
        <table:table-row table:style-name="ro1">
          <table:table-cell office:value-type="float" office:value="70952" calcext:value-type="float">
            <text:p>70952</text:p>
          </table:table-cell>
          <table:table-cell office:value-type="string" calcext:value-type="string">
            <text:p>Shuguang_Cui</text:p>
          </table:table-cell>
          <table:table-cell office:value-type="float" office:value="24" calcext:value-type="float">
            <text:p>24</text:p>
          </table:table-cell>
          <table:table-cell office:value-type="float" office:value="1119.067119" calcext:value-type="float">
            <text:p>1119.067119</text:p>
          </table:table-cell>
          <table:table-cell office:value-type="float" office:value="0.095675" calcext:value-type="float">
            <text:p>0.095675</text:p>
          </table:table-cell>
          <table:table-cell office:value-type="float" office:value="0.268116" calcext:value-type="float">
            <text:p>0.268116</text:p>
          </table:table-cell>
        </table:table-row>
        <table:table-row table:style-name="ro1">
          <table:table-cell office:value-type="float" office:value="71863" calcext:value-type="float">
            <text:p>71863</text:p>
          </table:table-cell>
          <table:table-cell office:value-type="string" calcext:value-type="string">
            <text:p>Alexander_M._Haimovich</text:p>
          </table:table-cell>
          <table:table-cell office:value-type="float" office:value="15" calcext:value-type="float">
            <text:p>15</text:p>
          </table:table-cell>
          <table:table-cell office:value-type="float" office:value="769.496098" calcext:value-type="float">
            <text:p>769.496098</text:p>
          </table:table-cell>
          <table:table-cell office:value-type="float" office:value="0.056652" calcext:value-type="float">
            <text:p>0.056652</text:p>
          </table:table-cell>
          <table:table-cell office:value-type="float" office:value="0.228571" calcext:value-type="float">
            <text:p>0.228571</text:p>
          </table:table-cell>
        </table:table-row>
        <table:table-row table:style-name="ro1">
          <table:table-cell office:value-type="float" office:value="74074" calcext:value-type="float">
            <text:p>74074</text:p>
          </table:table-cell>
          <table:table-cell office:value-type="string" calcext:value-type="string">
            <text:p>Reiner_S._Thoma</text:p>
          </table:table-cell>
          <table:table-cell office:value-type="float" office:value="7" calcext:value-type="float">
            <text:p>7</text:p>
          </table:table-cell>
          <table:table-cell office:value-type="float" office:value="53.304274" calcext:value-type="float">
            <text:p>53.304274</text:p>
          </table:table-cell>
          <table:table-cell office:value-type="float" office:value="0.035156" calcext:value-type="float">
            <text:p>0.035156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 office:value-type="float" office:value="76363" calcext:value-type="float">
            <text:p>76363</text:p>
          </table:table-cell>
          <table:table-cell office:value-type="string" calcext:value-type="string">
            <text:p>George_C._Verghe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10" calcext:value-type="float">
            <text:p>77310</text:p>
          </table:table-cell>
          <table:table-cell office:value-type="string" calcext:value-type="string">
            <text:p>Weiyu_Xu</text:p>
          </table:table-cell>
          <table:table-cell office:value-type="float" office:value="8" calcext:value-type="float">
            <text:p>8</text:p>
          </table:table-cell>
          <table:table-cell office:value-type="float" office:value="12.715854" calcext:value-type="float">
            <text:p>12.715854</text:p>
          </table:table-cell>
          <table:table-cell office:value-type="float" office:value="0.040066" calcext:value-type="float">
            <text:p>0.040066</text:p>
          </table:table-cell>
          <table:table-cell office:value-type="float" office:value="0.607143" calcext:value-type="float">
            <text:p>0.607143</text:p>
          </table:table-cell>
        </table:table-row>
        <table:table-row table:style-name="ro1">
          <table:table-cell office:value-type="float" office:value="77311" calcext:value-type="float">
            <text:p>77311</text:p>
          </table:table-cell>
          <table:table-cell office:value-type="string" calcext:value-type="string">
            <text:p>Myung_Cho</text:p>
          </table:table-cell>
          <table:table-cell office:value-type="float" office:value="7" calcext:value-type="float">
            <text:p>7</text:p>
          </table:table-cell>
          <table:table-cell office:value-type="float" office:value="4.064122" calcext:value-type="float">
            <text:p>4.064122</text:p>
          </table:table-cell>
          <table:table-cell office:value-type="float" office:value="0.03532" calcext:value-type="float">
            <text:p>0.03532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77450" calcext:value-type="float">
            <text:p>77450</text:p>
          </table:table-cell>
          <table:table-cell office:value-type="string" calcext:value-type="string">
            <text:p>Gideon_F._Inba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29207" calcext:value-type="float">
            <text:p>0.029207</text:p>
          </table:table-cell>
          <table:table-cell office:value-type="float" office:value="0.733333" calcext:value-type="float">
            <text:p>0.733333</text:p>
          </table:table-cell>
        </table:table-row>
        <table:table-row table:style-name="ro1">
          <table:table-cell office:value-type="float" office:value="77748" calcext:value-type="float">
            <text:p>77748</text:p>
          </table:table-cell>
          <table:table-cell office:value-type="string" calcext:value-type="string">
            <text:p>Babak_Hassibi</text:p>
          </table:table-cell>
          <table:table-cell office:value-type="float" office:value="16" calcext:value-type="float">
            <text:p>16</text:p>
          </table:table-cell>
          <table:table-cell office:value-type="float" office:value="407.138351" calcext:value-type="float">
            <text:p>407.138351</text:p>
          </table:table-cell>
          <table:table-cell office:value-type="float" office:value="0.05359" calcext:value-type="float">
            <text:p>0.05359</text:p>
          </table:table-cell>
          <table:table-cell office:value-type="float" office:value="0.233333" calcext:value-type="float">
            <text:p>0.233333</text:p>
          </table:table-cell>
        </table:table-row>
        <table:table-row table:style-name="ro1">
          <table:table-cell office:value-type="float" office:value="78051" calcext:value-type="float">
            <text:p>78051</text:p>
          </table:table-cell>
          <table:table-cell office:value-type="string" calcext:value-type="string">
            <text:p>Arye_Nehorai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0.030332" calcext:value-type="float">
            <text:p>0.030332</text:p>
          </table:table-cell>
          <table:table-cell office:value-type="float" office:value="0.533333" calcext:value-type="float">
            <text:p>0.533333</text:p>
          </table:table-cell>
        </table:table-row>
        <table:table-row table:style-name="ro1">
          <table:table-cell office:value-type="float" office:value="78448" calcext:value-type="float">
            <text:p>78448</text:p>
          </table:table-cell>
          <table:table-cell office:value-type="string" calcext:value-type="string">
            <text:p>Alexandre_Megretsk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93" calcext:value-type="float">
            <text:p>78693</text:p>
          </table:table-cell>
          <table:table-cell office:value-type="string" calcext:value-type="string">
            <text:p>S._Shankar_Sastry</text:p>
          </table:table-cell>
          <table:table-cell office:value-type="float" office:value="6" calcext:value-type="float">
            <text:p>6</text:p>
          </table:table-cell>
          <table:table-cell office:value-type="float" office:value="76.941946" calcext:value-type="float">
            <text:p>76.941946</text:p>
          </table:table-cell>
          <table:table-cell office:value-type="float" office:value="0.030686" calcext:value-type="float">
            <text:p>0.03068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9837" calcext:value-type="float">
            <text:p>79837</text:p>
          </table:table-cell>
          <table:table-cell office:value-type="string" calcext:value-type="string">
            <text:p>Henrik_Ohlsson</text:p>
          </table:table-cell>
          <table:table-cell office:value-type="float" office:value="5" calcext:value-type="float">
            <text:p>5</text:p>
          </table:table-cell>
          <table:table-cell office:value-type="float" office:value="73.995853" calcext:value-type="float">
            <text:p>73.995853</text:p>
          </table:table-cell>
          <table:table-cell office:value-type="float" office:value="0.02888" calcext:value-type="float">
            <text:p>0.0288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9869" calcext:value-type="float">
            <text:p>79869</text:p>
          </table:table-cell>
          <table:table-cell office:value-type="string" calcext:value-type="string">
            <text:p>Georgios_B._Giannakis</text:p>
          </table:table-cell>
          <table:table-cell office:value-type="float" office:value="11" calcext:value-type="float">
            <text:p>11</text:p>
          </table:table-cell>
          <table:table-cell office:value-type="float" office:value="225.842509" calcext:value-type="float">
            <text:p>225.842509</text:p>
          </table:table-cell>
          <table:table-cell office:value-type="float" office:value="0.040717" calcext:value-type="float">
            <text:p>0.040717</text:p>
          </table:table-cell>
          <table:table-cell office:value-type="float" office:value="0.327273" calcext:value-type="float">
            <text:p>0.327273</text:p>
          </table:table-cell>
        </table:table-row>
        <table:table-row table:style-name="ro1">
          <table:table-cell office:value-type="float" office:value="79889" calcext:value-type="float">
            <text:p>79889</text:p>
          </table:table-cell>
          <table:table-cell office:value-type="string" calcext:value-type="string">
            <text:p>Oren_Solomon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043967" calcext:value-type="float">
            <text:p>0.04396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81233" calcext:value-type="float">
            <text:p>81233</text:p>
          </table:table-cell>
          <table:table-cell office:value-type="string" calcext:value-type="string">
            <text:p>Arie_Feuer</text:p>
          </table:table-cell>
          <table:table-cell office:value-type="float" office:value="9" calcext:value-type="float">
            <text:p>9</text:p>
          </table:table-cell>
          <table:table-cell office:value-type="float" office:value="9.833333" calcext:value-type="float">
            <text:p>9.833333</text:p>
          </table:table-cell>
          <table:table-cell office:value-type="float" office:value="0.034383" calcext:value-type="float">
            <text:p>0.034383</text:p>
          </table:table-cell>
          <table:table-cell office:value-type="float" office:value="0.416667" calcext:value-type="float">
            <text:p>0.416667</text:p>
          </table:table-cell>
        </table:table-row>
        <table:table-row table:style-name="ro1">
          <table:table-cell office:value-type="float" office:value="86103" calcext:value-type="float">
            <text:p>86103</text:p>
          </table:table-cell>
          <table:table-cell office:value-type="string" calcext:value-type="string">
            <text:p>Ashish_Khisti</text:p>
          </table:table-cell>
          <table:table-cell office:value-type="float" office:value="13" calcext:value-type="float">
            <text:p>13</text:p>
          </table:table-cell>
          <table:table-cell office:value-type="float" office:value="532.778438" calcext:value-type="float">
            <text:p>532.778438</text:p>
          </table:table-cell>
          <table:table-cell office:value-type="float" office:value="0.054682" calcext:value-type="float">
            <text:p>0.054682</text:p>
          </table:table-cell>
          <table:table-cell office:value-type="float" office:value="0.269231" calcext:value-type="float">
            <text:p>0.269231</text:p>
          </table:table-cell>
        </table:table-row>
        <table:table-row table:style-name="ro1">
          <table:table-cell office:value-type="float" office:value="86104" calcext:value-type="float">
            <text:p>86104</text:p>
          </table:table-cell>
          <table:table-cell office:value-type="string" calcext:value-type="string">
            <text:p>Gregory_W._Wornell</text:p>
          </table:table-cell>
          <table:table-cell office:value-type="float" office:value="6" calcext:value-type="float">
            <text:p>6</text:p>
          </table:table-cell>
          <table:table-cell office:value-type="float" office:value="11.765992" calcext:value-type="float">
            <text:p>11.765992</text:p>
          </table:table-cell>
          <table:table-cell office:value-type="float" office:value="0.036587" calcext:value-type="float">
            <text:p>0.036587</text:p>
          </table:table-cell>
          <table:table-cell office:value-type="float" office:value="0.466667" calcext:value-type="float">
            <text:p>0.466667</text:p>
          </table:table-cell>
        </table:table-row>
        <table:table-row table:style-name="ro1">
          <table:table-cell office:value-type="float" office:value="86203" calcext:value-type="float">
            <text:p>86203</text:p>
          </table:table-cell>
          <table:table-cell office:value-type="string" calcext:value-type="string">
            <text:p>Elza_Erkip</text:p>
          </table:table-cell>
          <table:table-cell office:value-type="float" office:value="21" calcext:value-type="float">
            <text:p>21</text:p>
          </table:table-cell>
          <table:table-cell office:value-type="float" office:value="800.05487" calcext:value-type="float">
            <text:p>800.05487</text:p>
          </table:table-cell>
          <table:table-cell office:value-type="float" office:value="0.092942" calcext:value-type="float">
            <text:p>0.092942</text:p>
          </table:table-cell>
          <table:table-cell office:value-type="float" office:value="0.32381" calcext:value-type="float">
            <text:p>0.32381</text:p>
          </table:table-cell>
        </table:table-row>
        <table:table-row table:style-name="ro1">
          <table:table-cell office:value-type="float" office:value="86214" calcext:value-type="float">
            <text:p>86214</text:p>
          </table:table-cell>
          <table:table-cell office:value-type="string" calcext:value-type="string">
            <text:p>Ido_Neva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6504" calcext:value-type="float">
            <text:p>0.026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850" calcext:value-type="float">
            <text:p>86850</text:p>
          </table:table-cell>
          <table:table-cell office:value-type="string" calcext:value-type="string">
            <text:p>Giovanni_Del_Galdo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0.034505" calcext:value-type="float">
            <text:p>0.034505</text:p>
          </table:table-cell>
          <table:table-cell office:value-type="float" office:value="0.761905" calcext:value-type="float">
            <text:p>0.761905</text:p>
          </table:table-cell>
        </table:table-row>
        <table:table-row table:style-name="ro1">
          <table:table-cell office:value-type="float" office:value="86931" calcext:value-type="float">
            <text:p>86931</text:p>
          </table:table-cell>
          <table:table-cell office:value-type="string" calcext:value-type="string">
            <text:p>Lifeng_Lai</text:p>
          </table:table-cell>
          <table:table-cell office:value-type="float" office:value="14" calcext:value-type="float">
            <text:p>14</text:p>
          </table:table-cell>
          <table:table-cell office:value-type="float" office:value="107.326465" calcext:value-type="float">
            <text:p>107.326465</text:p>
          </table:table-cell>
          <table:table-cell office:value-type="float" office:value="0.06459" calcext:value-type="float">
            <text:p>0.06459</text:p>
          </table:table-cell>
          <table:table-cell office:value-type="float" office:value="0.373626" calcext:value-type="float">
            <text:p>0.373626</text:p>
          </table:table-cell>
        </table:table-row>
        <table:table-row table:style-name="ro1">
          <table:table-cell office:value-type="float" office:value="87012" calcext:value-type="float">
            <text:p>87012</text:p>
          </table:table-cell>
          <table:table-cell office:value-type="string" calcext:value-type="string">
            <text:p>Alfred_O._Hero_III</text:p>
          </table:table-cell>
          <table:table-cell office:value-type="float" office:value="19" calcext:value-type="float">
            <text:p>19</text:p>
          </table:table-cell>
          <table:table-cell office:value-type="float" office:value="165.861019" calcext:value-type="float">
            <text:p>165.861019</text:p>
          </table:table-cell>
          <table:table-cell office:value-type="float" office:value="0.058935" calcext:value-type="float">
            <text:p>0.058935</text:p>
          </table:table-cell>
          <table:table-cell office:value-type="float" office:value="0.222222" calcext:value-type="float">
            <text:p>0.222222</text:p>
          </table:table-cell>
        </table:table-row>
        <table:table-row table:style-name="ro1">
          <table:table-cell office:value-type="float" office:value="87412" calcext:value-type="float">
            <text:p>87412</text:p>
          </table:table-cell>
          <table:table-cell office:value-type="string" calcext:value-type="string">
            <text:p>Jinhong_Yuan</text:p>
          </table:table-cell>
          <table:table-cell office:value-type="float" office:value="5" calcext:value-type="float">
            <text:p>5</text:p>
          </table:table-cell>
          <table:table-cell office:value-type="float" office:value="219.835815" calcext:value-type="float">
            <text:p>219.835815</text:p>
          </table:table-cell>
          <table:table-cell office:value-type="float" office:value="0.028933" calcext:value-type="float">
            <text:p>0.0289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7467" calcext:value-type="float">
            <text:p>87467</text:p>
          </table:table-cell>
          <table:table-cell office:value-type="string" calcext:value-type="string">
            <text:p>A._Robert_Calderbank</text:p>
          </table:table-cell>
          <table:table-cell office:value-type="float" office:value="33" calcext:value-type="float">
            <text:p>33</text:p>
          </table:table-cell>
          <table:table-cell office:value-type="float" office:value="1896.524144" calcext:value-type="float">
            <text:p>1896.524144</text:p>
          </table:table-cell>
          <table:table-cell office:value-type="float" office:value="0.112263" calcext:value-type="float">
            <text:p>0.112263</text:p>
          </table:table-cell>
          <table:table-cell office:value-type="float" office:value="0.172348" calcext:value-type="float">
            <text:p>0.172348</text:p>
          </table:table-cell>
        </table:table-row>
        <table:table-row table:style-name="ro1">
          <table:table-cell office:value-type="float" office:value="87478" calcext:value-type="float">
            <text:p>87478</text:p>
          </table:table-cell>
          <table:table-cell office:value-type="string" calcext:value-type="string">
            <text:p>Shlomo_Shamai</text:p>
          </table:table-cell>
          <table:table-cell office:value-type="float" office:value="36" calcext:value-type="float">
            <text:p>36</text:p>
          </table:table-cell>
          <table:table-cell office:value-type="float" office:value="1566.233007" calcext:value-type="float">
            <text:p>1566.233007</text:p>
          </table:table-cell>
          <table:table-cell office:value-type="float" office:value="0.128828" calcext:value-type="float">
            <text:p>0.128828</text:p>
          </table:table-cell>
          <table:table-cell office:value-type="float" office:value="0.242857" calcext:value-type="float">
            <text:p>0.242857</text:p>
          </table:table-cell>
        </table:table-row>
        <table:table-row table:style-name="ro1">
          <table:table-cell office:value-type="float" office:value="87606" calcext:value-type="float">
            <text:p>87606</text:p>
          </table:table-cell>
          <table:table-cell office:value-type="string" calcext:value-type="string">
            <text:p>Miguel_R._D._Rodrigues</text:p>
          </table:table-cell>
          <table:table-cell office:value-type="float" office:value="13" calcext:value-type="float">
            <text:p>13</text:p>
          </table:table-cell>
          <table:table-cell office:value-type="float" office:value="37.164412" calcext:value-type="float">
            <text:p>37.164412</text:p>
          </table:table-cell>
          <table:table-cell office:value-type="float" office:value="0.047955" calcext:value-type="float">
            <text:p>0.047955</text:p>
          </table:table-cell>
          <table:table-cell office:value-type="float" office:value="0.371795" calcext:value-type="float">
            <text:p>0.371795</text:p>
          </table:table-cell>
        </table:table-row>
        <table:table-row table:style-name="ro1">
          <table:table-cell office:value-type="float" office:value="88325" calcext:value-type="float">
            <text:p>88325</text:p>
          </table:table-cell>
          <table:table-cell office:value-type="string" calcext:value-type="string">
            <text:p>Lang_Tong</text:p>
          </table:table-cell>
          <table:table-cell office:value-type="float" office:value="8" calcext:value-type="float">
            <text:p>8</text:p>
          </table:table-cell>
          <table:table-cell office:value-type="float" office:value="126.110203" calcext:value-type="float">
            <text:p>126.110203</text:p>
          </table:table-cell>
          <table:table-cell office:value-type="float" office:value="0.041087" calcext:value-type="float">
            <text:p>0.041087</text:p>
          </table:table-cell>
          <table:table-cell office:value-type="float" office:value="0.321429" calcext:value-type="float">
            <text:p>0.321429</text:p>
          </table:table-cell>
        </table:table-row>
        <table:table-row table:style-name="ro1">
          <table:table-cell office:value-type="float" office:value="89346" calcext:value-type="float">
            <text:p>89346</text:p>
          </table:table-cell>
          <table:table-cell office:value-type="string" calcext:value-type="string">
            <text:p>Geert_Leus</text:p>
          </table:table-cell>
          <table:table-cell office:value-type="float" office:value="13" calcext:value-type="float">
            <text:p>13</text:p>
          </table:table-cell>
          <table:table-cell office:value-type="float" office:value="177.920412" calcext:value-type="float">
            <text:p>177.920412</text:p>
          </table:table-cell>
          <table:table-cell office:value-type="float" office:value="0.054773" calcext:value-type="float">
            <text:p>0.054773</text:p>
          </table:table-cell>
          <table:table-cell office:value-type="float" office:value="0.25641" calcext:value-type="float">
            <text:p>0.25641</text:p>
          </table:table-cell>
        </table:table-row>
        <table:table-row table:style-name="ro1">
          <table:table-cell office:value-type="float" office:value="89360" calcext:value-type="float">
            <text:p>89360</text:p>
          </table:table-cell>
          <table:table-cell office:value-type="string" calcext:value-type="string">
            <text:p>Ami_Wiesel</text:p>
          </table:table-cell>
          <table:table-cell office:value-type="float" office:value="16" calcext:value-type="float">
            <text:p>16</text:p>
          </table:table-cell>
          <table:table-cell office:value-type="float" office:value="101.883571" calcext:value-type="float">
            <text:p>101.883571</text:p>
          </table:table-cell>
          <table:table-cell office:value-type="float" office:value="0.051721" calcext:value-type="float">
            <text:p>0.051721</text:p>
          </table:table-cell>
          <table:table-cell office:value-type="float" office:value="0.208333" calcext:value-type="float">
            <text:p>0.208333</text:p>
          </table:table-cell>
        </table:table-row>
        <table:table-row table:style-name="ro1">
          <table:table-cell office:value-type="float" office:value="89369" calcext:value-type="float">
            <text:p>89369</text:p>
          </table:table-cell>
          <table:table-cell office:value-type="string" calcext:value-type="string">
            <text:p>Jelena_Kovacevic</text:p>
          </table:table-cell>
          <table:table-cell office:value-type="float" office:value="9" calcext:value-type="float">
            <text:p>9</text:p>
          </table:table-cell>
          <table:table-cell office:value-type="float" office:value="93.618205" calcext:value-type="float">
            <text:p>93.618205</text:p>
          </table:table-cell>
          <table:table-cell office:value-type="float" office:value="0.04199" calcext:value-type="float">
            <text:p>0.04199</text:p>
          </table:table-cell>
          <table:table-cell office:value-type="float" office:value="0.472222" calcext:value-type="float">
            <text:p>0.472222</text:p>
          </table:table-cell>
        </table:table-row>
        <table:table-row table:style-name="ro1">
          <table:table-cell office:value-type="float" office:value="89382" calcext:value-type="float">
            <text:p>89382</text:p>
          </table:table-cell>
          <table:table-cell office:value-type="string" calcext:value-type="string">
            <text:p>Yue_M._Lu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26546" calcext:value-type="float">
            <text:p>0.026546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92004" calcext:value-type="float">
            <text:p>92004</text:p>
          </table:table-cell>
          <table:table-cell office:value-type="string" calcext:value-type="string">
            <text:p>Michael_Uns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273" calcext:value-type="float">
            <text:p>0.025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76" calcext:value-type="float">
            <text:p>101076</text:p>
          </table:table-cell>
          <table:table-cell office:value-type="string" calcext:value-type="string">
            <text:p>Emmanuel_J._Candes</text:p>
          </table:table-cell>
          <table:table-cell office:value-type="float" office:value="13" calcext:value-type="float">
            <text:p>13</text:p>
          </table:table-cell>
          <table:table-cell office:value-type="float" office:value="139.613252" calcext:value-type="float">
            <text:p>139.613252</text:p>
          </table:table-cell>
          <table:table-cell office:value-type="float" office:value="0.043054" calcext:value-type="float">
            <text:p>0.043054</text:p>
          </table:table-cell>
          <table:table-cell office:value-type="float" office:value="0.24359" calcext:value-type="float">
            <text:p>0.24359</text:p>
          </table:table-cell>
        </table:table-row>
        <table:table-row table:style-name="ro1">
          <table:table-cell office:value-type="float" office:value="106442" calcext:value-type="float">
            <text:p>106442</text:p>
          </table:table-cell>
          <table:table-cell office:value-type="string" calcext:value-type="string">
            <text:p>Chester_Sungchung_Par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333" calcext:value-type="float">
            <text:p>0.025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29" calcext:value-type="float">
            <text:p>109529</text:p>
          </table:table-cell>
          <table:table-cell office:value-type="string" calcext:value-type="string">
            <text:p>Daniel_Soudr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7279" calcext:value-type="float">
            <text:p>0.027279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109530" calcext:value-type="float">
            <text:p>109530</text:p>
          </table:table-cell>
          <table:table-cell office:value-type="string" calcext:value-type="string">
            <text:p>Ron_Meir</text:p>
          </table:table-cell>
          <table:table-cell office:value-type="float" office:value="7" calcext:value-type="float">
            <text:p>7</text:p>
          </table:table-cell>
          <table:table-cell office:value-type="float" office:value="7.833333" calcext:value-type="float">
            <text:p>7.833333</text:p>
          </table:table-cell>
          <table:table-cell office:value-type="float" office:value="0.030176" calcext:value-type="float">
            <text:p>0.030176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109728" calcext:value-type="float">
            <text:p>109728</text:p>
          </table:table-cell>
          <table:table-cell office:value-type="string" calcext:value-type="string">
            <text:p>Shy_Shoh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396" calcext:value-type="float">
            <text:p>0.025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458" calcext:value-type="float">
            <text:p>122458</text:p>
          </table:table-cell>
          <table:table-cell office:value-type="string" calcext:value-type="string">
            <text:p>Jian-Feng_Cai</text:p>
          </table:table-cell>
          <table:table-cell office:value-type="float" office:value="7" calcext:value-type="float">
            <text:p>7</text:p>
          </table:table-cell>
          <table:table-cell office:value-type="float" office:value="4.290476" calcext:value-type="float">
            <text:p>4.290476</text:p>
          </table:table-cell>
          <table:table-cell office:value-type="float" office:value="0.034875" calcext:value-type="float">
            <text:p>0.034875</text:p>
          </table:table-cell>
          <table:table-cell office:value-type="float" office:value="0.619048" calcext:value-type="float">
            <text:p>0.619048</text:p>
          </table:table-cell>
        </table:table-row>
        <table:table-row table:style-name="ro1">
          <table:table-cell office:value-type="float" office:value="122973" calcext:value-type="float">
            <text:p>122973</text:p>
          </table:table-cell>
          <table:table-cell office:value-type="string" calcext:value-type="string">
            <text:p>David_Cohen</text:p>
          </table:table-cell>
          <table:table-cell office:value-type="float" office:value="14" calcext:value-type="float">
            <text:p>14</text:p>
          </table:table-cell>
          <table:table-cell office:value-type="float" office:value="24.266148" calcext:value-type="float">
            <text:p>24.266148</text:p>
          </table:table-cell>
          <table:table-cell office:value-type="float" office:value="0.052356" calcext:value-type="float">
            <text:p>0.052356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 office:value-type="float" office:value="124956" calcext:value-type="float">
            <text:p>124956</text:p>
          </table:table-cell>
          <table:table-cell office:value-type="string" calcext:value-type="string">
            <text:p>Tong_Zhang_0001</text:p>
          </table:table-cell>
          <table:table-cell office:value-type="float" office:value="7" calcext:value-type="float">
            <text:p>7</text:p>
          </table:table-cell>
          <table:table-cell office:value-type="float" office:value="70.415245" calcext:value-type="float">
            <text:p>70.415245</text:p>
          </table:table-cell>
          <table:table-cell office:value-type="float" office:value="0.030581" calcext:value-type="float">
            <text:p>0.030581</text:p>
          </table:table-cell>
          <table:table-cell office:value-type="float" office:value="0.380952" calcext:value-type="float">
            <text:p>0.380952</text:p>
          </table:table-cell>
        </table:table-row>
        <table:table-row table:style-name="ro1">
          <table:table-cell office:value-type="float" office:value="125773" calcext:value-type="float">
            <text:p>125773</text:p>
          </table:table-cell>
          <table:table-cell office:value-type="string" calcext:value-type="string">
            <text:p>Jeffrey_A._Fessler</text:p>
          </table:table-cell>
          <table:table-cell office:value-type="float" office:value="10" calcext:value-type="float">
            <text:p>10</text:p>
          </table:table-cell>
          <table:table-cell office:value-type="float" office:value="27.016162" calcext:value-type="float">
            <text:p>27.016162</text:p>
          </table:table-cell>
          <table:table-cell office:value-type="float" office:value="0.042367" calcext:value-type="float">
            <text:p>0.042367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1">
          <table:table-cell office:value-type="float" office:value="126608" calcext:value-type="float">
            <text:p>126608</text:p>
          </table:table-cell>
          <table:table-cell office:value-type="string" calcext:value-type="string">
            <text:p>Deanna_Needell</text:p>
          </table:table-cell>
          <table:table-cell office:value-type="float" office:value="9" calcext:value-type="float">
            <text:p>9</text:p>
          </table:table-cell>
          <table:table-cell office:value-type="float" office:value="65.577664" calcext:value-type="float">
            <text:p>65.577664</text:p>
          </table:table-cell>
          <table:table-cell office:value-type="float" office:value="0.035772" calcext:value-type="float">
            <text:p>0.035772</text:p>
          </table:table-cell>
          <table:table-cell office:value-type="float" office:value="0.472222" calcext:value-type="float">
            <text:p>0.472222</text:p>
          </table:table-cell>
        </table:table-row>
        <table:table-row table:style-name="ro1">
          <table:table-cell office:value-type="float" office:value="126870" calcext:value-type="float">
            <text:p>126870</text:p>
          </table:table-cell>
          <table:table-cell office:value-type="string" calcext:value-type="string">
            <text:p>Yuqian_Zha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697" calcext:value-type="float">
            <text:p>0.0256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871" calcext:value-type="float">
            <text:p>126871</text:p>
          </table:table-cell>
          <table:table-cell office:value-type="string" calcext:value-type="string">
            <text:p>John_Wright</text:p>
          </table:table-cell>
          <table:table-cell office:value-type="float" office:value="10" calcext:value-type="float">
            <text:p>10</text:p>
          </table:table-cell>
          <table:table-cell office:value-type="float" office:value="17.515873" calcext:value-type="float">
            <text:p>17.515873</text:p>
          </table:table-cell>
          <table:table-cell office:value-type="float" office:value="0.036676" calcext:value-type="float">
            <text:p>0.036676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126970" calcext:value-type="float">
            <text:p>126970</text:p>
          </table:table-cell>
          <table:table-cell office:value-type="string" calcext:value-type="string">
            <text:p>Jared_Tanner</text:p>
          </table:table-cell>
          <table:table-cell office:value-type="float" office:value="6" calcext:value-type="float">
            <text:p>6</text:p>
          </table:table-cell>
          <table:table-cell office:value-type="float" office:value="3.1421" calcext:value-type="float">
            <text:p>3.1421</text:p>
          </table:table-cell>
          <table:table-cell office:value-type="float" office:value="0.031032" calcext:value-type="float">
            <text:p>0.03103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36217" calcext:value-type="float">
            <text:p>136217</text:p>
          </table:table-cell>
          <table:table-cell office:value-type="string" calcext:value-type="string">
            <text:p>Mario_A._T._Figueiredo</text:p>
          </table:table-cell>
          <table:table-cell office:value-type="float" office:value="8" calcext:value-type="float">
            <text:p>8</text:p>
          </table:table-cell>
          <table:table-cell office:value-type="float" office:value="6.732937" calcext:value-type="float">
            <text:p>6.732937</text:p>
          </table:table-cell>
          <table:table-cell office:value-type="float" office:value="0.035883" calcext:value-type="float">
            <text:p>0.03588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8707" calcext:value-type="float">
            <text:p>138707</text:p>
          </table:table-cell>
          <table:table-cell office:value-type="string" calcext:value-type="string">
            <text:p>Anna_Scaglione</text:p>
          </table:table-cell>
          <table:table-cell office:value-type="float" office:value="17" calcext:value-type="float">
            <text:p>17</text:p>
          </table:table-cell>
          <table:table-cell office:value-type="float" office:value="576.272257" calcext:value-type="float">
            <text:p>576.272257</text:p>
          </table:table-cell>
          <table:table-cell office:value-type="float" office:value="0.077726" calcext:value-type="float">
            <text:p>0.077726</text:p>
          </table:table-cell>
          <table:table-cell office:value-type="float" office:value="0.338235" calcext:value-type="float">
            <text:p>0.338235</text:p>
          </table:table-cell>
        </table:table-row>
        <table:table-row table:style-name="ro1">
          <table:table-cell office:value-type="float" office:value="146331" calcext:value-type="float">
            <text:p>146331</text:p>
          </table:table-cell>
          <table:table-cell office:value-type="string" calcext:value-type="string">
            <text:p>Idit_Keid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249" calcext:value-type="float">
            <text:p>0.024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80" calcext:value-type="float">
            <text:p>149180</text:p>
          </table:table-cell>
          <table:table-cell office:value-type="string" calcext:value-type="string">
            <text:p>Jose_M._Bioucas-Dias</text:p>
          </table:table-cell>
          <table:table-cell office:value-type="float" office:value="5" calcext:value-type="float">
            <text:p>5</text:p>
          </table:table-cell>
          <table:table-cell office:value-type="float" office:value="3.507435" calcext:value-type="float">
            <text:p>3.507435</text:p>
          </table:table-cell>
          <table:table-cell office:value-type="float" office:value="0.031636" calcext:value-type="float">
            <text:p>0.03163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49406" calcext:value-type="float">
            <text:p>149406</text:p>
          </table:table-cell>
          <table:table-cell office:value-type="string" calcext:value-type="string">
            <text:p>Michael_Elad</text:p>
          </table:table-cell>
          <table:table-cell office:value-type="float" office:value="15" calcext:value-type="float">
            <text:p>15</text:p>
          </table:table-cell>
          <table:table-cell office:value-type="float" office:value="42.446429" calcext:value-type="float">
            <text:p>42.446429</text:p>
          </table:table-cell>
          <table:table-cell office:value-type="float" office:value="0.044881" calcext:value-type="float">
            <text:p>0.044881</text:p>
          </table:table-cell>
          <table:table-cell office:value-type="float" office:value="0.238095" calcext:value-type="float">
            <text:p>0.238095</text:p>
          </table:table-cell>
        </table:table-row>
        <table:table-row table:style-name="ro1">
          <table:table-cell office:value-type="float" office:value="150725" calcext:value-type="float">
            <text:p>150725</text:p>
          </table:table-cell>
          <table:table-cell office:value-type="string" calcext:value-type="string">
            <text:p>Richard_G._Baraniuk</text:p>
          </table:table-cell>
          <table:table-cell office:value-type="float" office:value="18" calcext:value-type="float">
            <text:p>18</text:p>
          </table:table-cell>
          <table:table-cell office:value-type="float" office:value="226.337899" calcext:value-type="float">
            <text:p>226.337899</text:p>
          </table:table-cell>
          <table:table-cell office:value-type="float" office:value="0.051011" calcext:value-type="float">
            <text:p>0.051011</text:p>
          </table:table-cell>
          <table:table-cell office:value-type="float" office:value="0.248366" calcext:value-type="float">
            <text:p>0.248366</text:p>
          </table:table-cell>
        </table:table-row>
        <table:table-row table:style-name="ro1">
          <table:table-cell office:value-type="float" office:value="153216" calcext:value-type="float">
            <text:p>153216</text:p>
          </table:table-cell>
          <table:table-cell office:value-type="string" calcext:value-type="string">
            <text:p>Nicholas_D._Sidiropoulos</text:p>
          </table:table-cell>
          <table:table-cell office:value-type="float" office:value="11" calcext:value-type="float">
            <text:p>11</text:p>
          </table:table-cell>
          <table:table-cell office:value-type="float" office:value="47.007234" calcext:value-type="float">
            <text:p>47.007234</text:p>
          </table:table-cell>
          <table:table-cell office:value-type="float" office:value="0.038511" calcext:value-type="float">
            <text:p>0.03851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55220" calcext:value-type="float">
            <text:p>155220</text:p>
          </table:table-cell>
          <table:table-cell office:value-type="string" calcext:value-type="string">
            <text:p>Han_Liu_00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6811" calcext:value-type="float">
            <text:p>0.026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404" calcext:value-type="float">
            <text:p>156404</text:p>
          </table:table-cell>
          <table:table-cell office:value-type="string" calcext:value-type="string">
            <text:p>Massimo_Misch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0435" calcext:value-type="float">
            <text:p>0.030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282" calcext:value-type="float">
            <text:p>159282</text:p>
          </table:table-cell>
          <table:table-cell office:value-type="string" calcext:value-type="string">
            <text:p>Allen_Y._Yang</text:p>
          </table:table-cell>
          <table:table-cell office:value-type="float" office:value="8" calcext:value-type="float">
            <text:p>8</text:p>
          </table:table-cell>
          <table:table-cell office:value-type="float" office:value="136.892656" calcext:value-type="float">
            <text:p>136.892656</text:p>
          </table:table-cell>
          <table:table-cell office:value-type="float" office:value="0.034223" calcext:value-type="float">
            <text:p>0.034223</text:p>
          </table:table-cell>
          <table:table-cell office:value-type="float" office:value="0.392857" calcext:value-type="float">
            <text:p>0.392857</text:p>
          </table:table-cell>
        </table:table-row>
        <table:table-row table:style-name="ro1">
          <table:table-cell office:value-type="float" office:value="159975" calcext:value-type="float">
            <text:p>159975</text:p>
          </table:table-cell>
          <table:table-cell office:value-type="string" calcext:value-type="string">
            <text:p>Ignacio_Ramire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6822" calcext:value-type="float">
            <text:p>0.026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266" calcext:value-type="float">
            <text:p>162266</text:p>
          </table:table-cell>
          <table:table-cell office:value-type="string" calcext:value-type="string">
            <text:p>Marc_Teboulle</text:p>
          </table:table-cell>
          <table:table-cell office:value-type="float" office:value="4" calcext:value-type="float">
            <text:p>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26808" calcext:value-type="float">
            <text:p>0.026808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64417" calcext:value-type="float">
            <text:p>164417</text:p>
          </table:table-cell>
          <table:table-cell office:value-type="string" calcext:value-type="string">
            <text:p>Jung_Woo_Cho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32247" calcext:value-type="float">
            <text:p>0.032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420" calcext:value-type="float">
            <text:p>164420</text:p>
          </table:table-cell>
          <table:table-cell office:value-type="string" calcext:value-type="string">
            <text:p>Amin_Nikoozade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33464" calcext:value-type="float">
            <text:p>0.033464</text:p>
          </table:table-cell>
          <table:table-cell office:value-type="float" office:value="0.785714" calcext:value-type="float">
            <text:p>0.785714</text:p>
          </table:table-cell>
        </table:table-row>
        <table:table-row table:style-name="ro1">
          <table:table-cell office:value-type="float" office:value="166526" calcext:value-type="float">
            <text:p>166526</text:p>
          </table:table-cell>
          <table:table-cell office:value-type="string" calcext:value-type="string">
            <text:p>Ron_Dabora</text:p>
          </table:table-cell>
          <table:table-cell office:value-type="float" office:value="10" calcext:value-type="float">
            <text:p>10</text:p>
          </table:table-cell>
          <table:table-cell office:value-type="float" office:value="356.453017" calcext:value-type="float">
            <text:p>356.453017</text:p>
          </table:table-cell>
          <table:table-cell office:value-type="float" office:value="0.060048" calcext:value-type="float">
            <text:p>0.060048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1">
          <table:table-cell office:value-type="float" office:value="168478" calcext:value-type="float">
            <text:p>168478</text:p>
          </table:table-cell>
          <table:table-cell office:value-type="string" calcext:value-type="string">
            <text:p>Andrea_J._Goldsmith</text:p>
          </table:table-cell>
          <table:table-cell office:value-type="float" office:value="176" calcext:value-type="float">
            <text:p>176</text:p>
          </table:table-cell>
          <table:table-cell office:value-type="float" office:value="37953.904969" calcext:value-type="float">
            <text:p>37953.904969</text:p>
          </table:table-cell>
          <table:table-cell office:value-type="float" office:value="0.287176" calcext:value-type="float">
            <text:p>0.287176</text:p>
          </table:table-cell>
          <table:table-cell office:value-type="float" office:value="0.037662" calcext:value-type="float">
            <text:p>0.037662</text:p>
          </table:table-cell>
        </table:table-row>
        <table:table-row table:style-name="ro1">
          <table:table-cell office:value-type="float" office:value="196379" calcext:value-type="float">
            <text:p>196379</text:p>
          </table:table-cell>
          <table:table-cell office:value-type="string" calcext:value-type="string">
            <text:p>Mike_E._Davies</text:p>
          </table:table-cell>
          <table:table-cell office:value-type="float" office:value="8" calcext:value-type="float">
            <text:p>8</text:p>
          </table:table-cell>
          <table:table-cell office:value-type="float" office:value="8.166667" calcext:value-type="float">
            <text:p>8.166667</text:p>
          </table:table-cell>
          <table:table-cell office:value-type="float" office:value="0.033249" calcext:value-type="float">
            <text:p>0.033249</text:p>
          </table:table-cell>
          <table:table-cell office:value-type="float" office:value="0.392857" calcext:value-type="float">
            <text:p>0.392857</text:p>
          </table:table-cell>
        </table:table-row>
        <table:table-row table:style-name="ro1">
          <table:table-cell office:value-type="float" office:value="202225" calcext:value-type="float">
            <text:p>202225</text:p>
          </table:table-cell>
          <table:table-cell office:value-type="string" calcext:value-type="string">
            <text:p>Dan_Coh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802" calcext:value-type="float">
            <text:p>0.025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293" calcext:value-type="float">
            <text:p>202293</text:p>
          </table:table-cell>
          <table:table-cell office:value-type="string" calcext:value-type="string">
            <text:p>Joel_A._Tropp</text:p>
          </table:table-cell>
          <table:table-cell office:value-type="float" office:value="9" calcext:value-type="float">
            <text:p>9</text:p>
          </table:table-cell>
          <table:table-cell office:value-type="float" office:value="11.56039" calcext:value-type="float">
            <text:p>11.56039</text:p>
          </table:table-cell>
          <table:table-cell office:value-type="float" office:value="0.036171" calcext:value-type="float">
            <text:p>0.036171</text:p>
          </table:table-cell>
          <table:table-cell office:value-type="float" office:value="0.388889" calcext:value-type="float">
            <text:p>0.388889</text:p>
          </table:table-cell>
        </table:table-row>
        <table:table-row table:style-name="ro1">
          <table:table-cell office:value-type="float" office:value="202420" calcext:value-type="float">
            <text:p>202420</text:p>
          </table:table-cell>
          <table:table-cell office:value-type="string" calcext:value-type="string">
            <text:p>Holger_Rauhut</text:p>
          </table:table-cell>
          <table:table-cell office:value-type="float" office:value="8" calcext:value-type="float">
            <text:p>8</text:p>
          </table:table-cell>
          <table:table-cell office:value-type="float" office:value="8.831818" calcext:value-type="float">
            <text:p>8.831818</text:p>
          </table:table-cell>
          <table:table-cell office:value-type="float" office:value="0.033182" calcext:value-type="float">
            <text:p>0.033182</text:p>
          </table:table-cell>
          <table:table-cell office:value-type="float" office:value="0.392857" calcext:value-type="float">
            <text:p>0.392857</text:p>
          </table:table-cell>
        </table:table-row>
        <table:table-row table:style-name="ro1">
          <table:table-cell office:value-type="float" office:value="202421" calcext:value-type="float">
            <text:p>202421</text:p>
          </table:table-cell>
          <table:table-cell office:value-type="string" calcext:value-type="string">
            <text:p>Samet_Oymak</text:p>
          </table:table-cell>
          <table:table-cell office:value-type="float" office:value="6" calcext:value-type="float">
            <text:p>6</text:p>
          </table:table-cell>
          <table:table-cell office:value-type="float" office:value="3.23254" calcext:value-type="float">
            <text:p>3.23254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202442" calcext:value-type="float">
            <text:p>202442</text:p>
          </table:table-cell>
          <table:table-cell office:value-type="string" calcext:value-type="string">
            <text:p>Michael_B._Wakin</text:p>
          </table:table-cell>
          <table:table-cell office:value-type="float" office:value="11" calcext:value-type="float">
            <text:p>11</text:p>
          </table:table-cell>
          <table:table-cell office:value-type="float" office:value="15.962013" calcext:value-type="float">
            <text:p>15.962013</text:p>
          </table:table-cell>
          <table:table-cell office:value-type="float" office:value="0.040403" calcext:value-type="float">
            <text:p>0.040403</text:p>
          </table:table-cell>
          <table:table-cell office:value-type="float" office:value="0.418182" calcext:value-type="float">
            <text:p>0.418182</text:p>
          </table:table-cell>
        </table:table-row>
        <table:table-row table:style-name="ro1">
          <table:table-cell office:value-type="float" office:value="202495" calcext:value-type="float">
            <text:p>202495</text:p>
          </table:table-cell>
          <table:table-cell office:value-type="string" calcext:value-type="string">
            <text:p>Arkadi_Nemirovski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25642" calcext:value-type="float">
            <text:p>0.025642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214135" calcext:value-type="float">
            <text:p>214135</text:p>
          </table:table-cell>
          <table:table-cell office:value-type="string" calcext:value-type="string">
            <text:p>Marco_F._Duarte</text:p>
          </table:table-cell>
          <table:table-cell office:value-type="float" office:value="6" calcext:value-type="float">
            <text:p>6</text:p>
          </table:table-cell>
          <table:table-cell office:value-type="float" office:value="7.374711" calcext:value-type="float">
            <text:p>7.374711</text:p>
          </table:table-cell>
          <table:table-cell office:value-type="float" office:value="0.035326" calcext:value-type="float">
            <text:p>0.03532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46090" calcext:value-type="float">
            <text:p>246090</text:p>
          </table:table-cell>
          <table:table-cell office:value-type="string" calcext:value-type="string">
            <text:p>Sylvie_Marc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6649" calcext:value-type="float">
            <text:p>0.026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539" calcext:value-type="float">
            <text:p>258539</text:p>
          </table:table-cell>
          <table:table-cell office:value-type="string" calcext:value-type="string">
            <text:p>Patricio_S._La_Ros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282" calcext:value-type="float">
            <text:p>0.024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826" calcext:value-type="float">
            <text:p>262826</text:p>
          </table:table-cell>
          <table:table-cell office:value-type="string" calcext:value-type="string">
            <text:p>Amir_Beck</text:p>
          </table:table-cell>
          <table:table-cell office:value-type="float" office:value="9" calcext:value-type="float">
            <text:p>9</text:p>
          </table:table-cell>
          <table:table-cell office:value-type="float" office:value="10.666667" calcext:value-type="float">
            <text:p>10.666667</text:p>
          </table:table-cell>
          <table:table-cell office:value-type="float" office:value="0.034023" calcext:value-type="float">
            <text:p>0.034023</text:p>
          </table:table-cell>
          <table:table-cell office:value-type="float" office:value="0.388889" calcext:value-type="float">
            <text:p>0.388889</text:p>
          </table:table-cell>
        </table:table-row>
        <table:table-row table:style-name="ro1">
          <table:table-cell office:value-type="float" office:value="263094" calcext:value-type="float">
            <text:p>263094</text:p>
          </table:table-cell>
          <table:table-cell office:value-type="string" calcext:value-type="string">
            <text:p>Aharon_Ben-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264520" calcext:value-type="float">
            <text:p>264520</text:p>
          </table:table-cell>
          <table:table-cell office:value-type="string" calcext:value-type="string">
            <text:p>Boris_Murmann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0.028795" calcext:value-type="float">
            <text:p>0.02879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65231" calcext:value-type="float">
            <text:p>265231</text:p>
          </table:table-cell>
          <table:table-cell office:value-type="string" calcext:value-type="string">
            <text:p>Eric_Rebeiz</text:p>
          </table:table-cell>
          <table:table-cell office:value-type="float" office:value="5" calcext:value-type="float">
            <text:p>5</text:p>
          </table:table-cell>
          <table:table-cell office:value-type="float" office:value="43.257174" calcext:value-type="float">
            <text:p>43.257174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5234" calcext:value-type="float">
            <text:p>265234</text:p>
          </table:table-cell>
          <table:table-cell office:value-type="string" calcext:value-type="string">
            <text:p>Danijela_Cab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8617" calcext:value-type="float">
            <text:p>0.028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051" calcext:value-type="float">
            <text:p>267051</text:p>
          </table:table-cell>
          <table:table-cell office:value-type="string" calcext:value-type="string">
            <text:p>Volker_Poh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379" calcext:value-type="float">
            <text:p>0.024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097" calcext:value-type="float">
            <text:p>279097</text:p>
          </table:table-cell>
          <table:table-cell office:value-type="string" calcext:value-type="string">
            <text:p>Andrea_Goldsmith</text:p>
          </table:table-cell>
          <table:table-cell office:value-type="float" office:value="102" calcext:value-type="float">
            <text:p>102</text:p>
          </table:table-cell>
          <table:table-cell office:value-type="float" office:value="11348.908883" calcext:value-type="float">
            <text:p>11348.908883</text:p>
          </table:table-cell>
          <table:table-cell office:value-type="float" office:value="0.220944" calcext:value-type="float">
            <text:p>0.220944</text:p>
          </table:table-cell>
          <table:table-cell office:value-type="float" office:value="0.070666" calcext:value-type="float">
            <text:p>0.070666</text:p>
          </table:table-cell>
        </table:table-row>
        <table:table-row table:style-name="ro1">
          <table:table-cell office:value-type="float" office:value="283987" calcext:value-type="float">
            <text:p>283987</text:p>
          </table:table-cell>
          <table:table-cell office:value-type="string" calcext:value-type="string">
            <text:p>Zhao_T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8067" calcext:value-type="float">
            <text:p>0.028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707" calcext:value-type="float">
            <text:p>284707</text:p>
          </table:table-cell>
          <table:table-cell office:value-type="string" calcext:value-type="string">
            <text:p>Gonzalo_Mateos</text:p>
          </table:table-cell>
          <table:table-cell office:value-type="float" office:value="4" calcext:value-type="float">
            <text:p>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27693" calcext:value-type="float">
            <text:p>0.027693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20751" calcext:value-type="float">
            <text:p>320751</text:p>
          </table:table-cell>
          <table:table-cell office:value-type="string" calcext:value-type="string">
            <text:p>Zhihui_Zhu</text:p>
          </table:table-cell>
          <table:table-cell office:value-type="float" office:value="4" calcext:value-type="float">
            <text:p>4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327011" calcext:value-type="float">
            <text:p>327011</text:p>
          </table:table-cell>
          <table:table-cell office:value-type="string" calcext:value-type="string">
            <text:p>Luca_Barletta</text:p>
          </table:table-cell>
          <table:table-cell office:value-type="float" office:value="5" calcext:value-type="float">
            <text:p>5</text:p>
          </table:table-cell>
          <table:table-cell office:value-type="float" office:value="46.130152" calcext:value-type="float">
            <text:p>46.130152</text:p>
          </table:table-cell>
          <table:table-cell office:value-type="float" office:value="0.03414" calcext:value-type="float">
            <text:p>0.0341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27172" calcext:value-type="float">
            <text:p>327172</text:p>
          </table:table-cell>
          <table:table-cell office:value-type="string" calcext:value-type="string">
            <text:p>Tara_Javidi</text:p>
          </table:table-cell>
          <table:table-cell office:value-type="float" office:value="12" calcext:value-type="float">
            <text:p>12</text:p>
          </table:table-cell>
          <table:table-cell office:value-type="float" office:value="425.002033" calcext:value-type="float">
            <text:p>425.002033</text:p>
          </table:table-cell>
          <table:table-cell office:value-type="float" office:value="0.064099" calcext:value-type="float">
            <text:p>0.064099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 office:value-type="float" office:value="328344" calcext:value-type="float">
            <text:p>328344</text:p>
          </table:table-cell>
          <table:table-cell office:value-type="string" calcext:value-type="string">
            <text:p>Maryam_Fazel</text:p>
          </table:table-cell>
          <table:table-cell office:value-type="float" office:value="8" calcext:value-type="float">
            <text:p>8</text:p>
          </table:table-cell>
          <table:table-cell office:value-type="float" office:value="70.774488" calcext:value-type="float">
            <text:p>70.774488</text:p>
          </table:table-cell>
          <table:table-cell office:value-type="float" office:value="0.03706" calcext:value-type="float">
            <text:p>0.03706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 office:value-type="float" office:value="330321" calcext:value-type="float">
            <text:p>330321</text:p>
          </table:table-cell>
          <table:table-cell office:value-type="string" calcext:value-type="string">
            <text:p>Yao_Xie_0002</text:p>
          </table:table-cell>
          <table:table-cell office:value-type="float" office:value="8" calcext:value-type="float">
            <text:p>8</text:p>
          </table:table-cell>
          <table:table-cell office:value-type="float" office:value="133.380425" calcext:value-type="float">
            <text:p>133.380425</text:p>
          </table:table-cell>
          <table:table-cell office:value-type="float" office:value="0.058629" calcext:value-type="float">
            <text:p>0.058629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 office:value-type="float" office:value="333816" calcext:value-type="float">
            <text:p>333816</text:p>
          </table:table-cell>
          <table:table-cell office:value-type="string" calcext:value-type="string">
            <text:p>Chuang_Wa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115" calcext:value-type="float">
            <text:p>0.024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122" calcext:value-type="float">
            <text:p>337122</text:p>
          </table:table-cell>
          <table:table-cell office:value-type="string" calcext:value-type="string">
            <text:p>Amin_Jalali_0002</text:p>
          </table:table-cell>
          <table:table-cell office:value-type="float" office:value="6" calcext:value-type="float">
            <text:p>6</text:p>
          </table:table-cell>
          <table:table-cell office:value-type="float" office:value="59.74154" calcext:value-type="float">
            <text:p>59.74154</text:p>
          </table:table-cell>
          <table:table-cell office:value-type="float" office:value="0.031061" calcext:value-type="float">
            <text:p>0.031061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337348" calcext:value-type="float">
            <text:p>337348</text:p>
          </table:table-cell>
          <table:table-cell office:value-type="string" calcext:value-type="string">
            <text:p>James_Saunderson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29624" calcext:value-type="float">
            <text:p>0.0296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37472" calcext:value-type="float">
            <text:p>337472</text:p>
          </table:table-cell>
          <table:table-cell office:value-type="string" calcext:value-type="string">
            <text:p>Nicolas_Boumal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.028516" calcext:value-type="float">
            <text:p>0.02851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37629" calcext:value-type="float">
            <text:p>337629</text:p>
          </table:table-cell>
          <table:table-cell office:value-type="string" calcext:value-type="string">
            <text:p>Zhaoran_Wang</text:p>
          </table:table-cell>
          <table:table-cell office:value-type="float" office:value="5" calcext:value-type="float">
            <text:p>5</text:p>
          </table:table-cell>
          <table:table-cell office:value-type="float" office:value="41.798029" calcext:value-type="float">
            <text:p>41.798029</text:p>
          </table:table-cell>
          <table:table-cell office:value-type="float" office:value="0.02852" calcext:value-type="float">
            <text:p>0.0285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7662" calcext:value-type="float">
            <text:p>337662</text:p>
          </table:table-cell>
          <table:table-cell office:value-type="string" calcext:value-type="string">
            <text:p>Edouard_Pauwel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626" calcext:value-type="float">
            <text:p>0.025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663" calcext:value-type="float">
            <text:p>337663</text:p>
          </table:table-cell>
          <table:table-cell office:value-type="string" calcext:value-type="string">
            <text:p>Shoham_Sabach</text:p>
          </table:table-cell>
          <table:table-cell office:value-type="float" office:value="4" calcext:value-type="float">
            <text:p>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37671" calcext:value-type="float">
            <text:p>337671</text:p>
          </table:table-cell>
          <table:table-cell office:value-type="string" calcext:value-type="string">
            <text:p>Shai_Shalev-Shwartz</text:p>
          </table:table-cell>
          <table:table-cell office:value-type="float" office:value="4" calcext:value-type="float">
            <text:p>4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0.026584" calcext:value-type="float">
            <text:p>0.026584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353381" calcext:value-type="float">
            <text:p>353381</text:p>
          </table:table-cell>
          <table:table-cell office:value-type="string" calcext:value-type="string">
            <text:p>Dan_Adam</text:p>
          </table:table-cell>
          <table:table-cell office:value-type="float" office:value="8" calcext:value-type="float">
            <text:p>8</text:p>
          </table:table-cell>
          <table:table-cell office:value-type="float" office:value="4.166667" calcext:value-type="float">
            <text:p>4.166667</text:p>
          </table:table-cell>
          <table:table-cell office:value-type="float" office:value="0.033376" calcext:value-type="float">
            <text:p>0.033376</text:p>
          </table:table-cell>
          <table:table-cell office:value-type="float" office:value="0.607143" calcext:value-type="float">
            <text:p>0.607143</text:p>
          </table:table-cell>
        </table:table-row>
        <table:table-row table:style-name="ro1">
          <table:table-cell office:value-type="float" office:value="354465" calcext:value-type="float">
            <text:p>354465</text:p>
          </table:table-cell>
          <table:table-cell office:value-type="string" calcext:value-type="string">
            <text:p>Neri_Merhav</text:p>
          </table:table-cell>
          <table:table-cell office:value-type="float" office:value="5" calcext:value-type="float">
            <text:p>5</text:p>
          </table:table-cell>
          <table:table-cell office:value-type="float" office:value="89.645096" calcext:value-type="float">
            <text:p>89.645096</text:p>
          </table:table-cell>
          <table:table-cell office:value-type="float" office:value="0.035908" calcext:value-type="float">
            <text:p>0.03590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55255" calcext:value-type="float">
            <text:p>355255</text:p>
          </table:table-cell>
          <table:table-cell office:value-type="string" calcext:value-type="string">
            <text:p>Raja_Giryes</text:p>
          </table:table-cell>
          <table:table-cell office:value-type="float" office:value="8" calcext:value-type="float">
            <text:p>8</text:p>
          </table:table-cell>
          <table:table-cell office:value-type="float" office:value="7.083333" calcext:value-type="float">
            <text:p>7.083333</text:p>
          </table:table-cell>
          <table:table-cell office:value-type="float" office:value="0.035164" calcext:value-type="float">
            <text:p>0.035164</text:p>
          </table:table-cell>
          <table:table-cell office:value-type="float" office:value="0.428571" calcext:value-type="float">
            <text:p>0.428571</text:p>
          </table:table-cell>
        </table:table-row>
        <table:table-row table:style-name="ro1">
          <table:table-cell office:value-type="float" office:value="355605" calcext:value-type="float">
            <text:p>355605</text:p>
          </table:table-cell>
          <table:table-cell office:value-type="string" calcext:value-type="string">
            <text:p>Wolfgang_Utschic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1345" calcext:value-type="float">
            <text:p>0.031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796" calcext:value-type="float">
            <text:p>355796</text:p>
          </table:table-cell>
          <table:table-cell office:value-type="string" calcext:value-type="string">
            <text:p>Sergiy_A._Vorobyov</text:p>
          </table:table-cell>
          <table:table-cell office:value-type="float" office:value="9" calcext:value-type="float">
            <text:p>9</text:p>
          </table:table-cell>
          <table:table-cell office:value-type="float" office:value="43.648573" calcext:value-type="float">
            <text:p>43.648573</text:p>
          </table:table-cell>
          <table:table-cell office:value-type="float" office:value="0.044654" calcext:value-type="float">
            <text:p>0.044654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355889" calcext:value-type="float">
            <text:p>355889</text:p>
          </table:table-cell>
          <table:table-cell office:value-type="string" calcext:value-type="string">
            <text:p>Tsachy_Weissman</text:p>
          </table:table-cell>
          <table:table-cell office:value-type="float" office:value="14" calcext:value-type="float">
            <text:p>14</text:p>
          </table:table-cell>
          <table:table-cell office:value-type="float" office:value="542.320957" calcext:value-type="float">
            <text:p>542.320957</text:p>
          </table:table-cell>
          <table:table-cell office:value-type="float" office:value="0.069667" calcext:value-type="float">
            <text:p>0.069667</text:p>
          </table:table-cell>
          <table:table-cell office:value-type="float" office:value="0.395604" calcext:value-type="float">
            <text:p>0.395604</text:p>
          </table:table-cell>
        </table:table-row>
        <table:table-row table:style-name="ro1">
          <table:table-cell office:value-type="float" office:value="355980" calcext:value-type="float">
            <text:p>355980</text:p>
          </table:table-cell>
          <table:table-cell office:value-type="string" calcext:value-type="string">
            <text:p>Nir_Shlezinger</text:p>
          </table:table-cell>
          <table:table-cell office:value-type="float" office:value="5" calcext:value-type="float">
            <text:p>5</text:p>
          </table:table-cell>
          <table:table-cell office:value-type="float" office:value="135.341917" calcext:value-type="float">
            <text:p>135.341917</text:p>
          </table:table-cell>
          <table:table-cell office:value-type="float" office:value="0.030811" calcext:value-type="float">
            <text:p>0.03081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56521" calcext:value-type="float">
            <text:p>356521</text:p>
          </table:table-cell>
          <table:table-cell office:value-type="string" calcext:value-type="string">
            <text:p>Yuejie_Chi</text:p>
          </table:table-cell>
          <table:table-cell office:value-type="float" office:value="8" calcext:value-type="float">
            <text:p>8</text:p>
          </table:table-cell>
          <table:table-cell office:value-type="float" office:value="135.501804" calcext:value-type="float">
            <text:p>135.501804</text:p>
          </table:table-cell>
          <table:table-cell office:value-type="float" office:value="0.057496" calcext:value-type="float">
            <text:p>0.057496</text:p>
          </table:table-cell>
          <table:table-cell office:value-type="float" office:value="0.535714" calcext:value-type="float">
            <text:p>0.535714</text:p>
          </table:table-cell>
        </table:table-row>
        <table:table-row table:style-name="ro1">
          <table:table-cell office:value-type="float" office:value="356677" calcext:value-type="float">
            <text:p>356677</text:p>
          </table:table-cell>
          <table:table-cell office:value-type="string" calcext:value-type="string">
            <text:p>Norbert_Goertz</text:p>
          </table:table-cell>
          <table:table-cell office:value-type="float" office:value="4" calcext:value-type="float">
            <text:p>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27188" calcext:value-type="float">
            <text:p>0.027188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57768" calcext:value-type="float">
            <text:p>357768</text:p>
          </table:table-cell>
          <table:table-cell office:value-type="string" calcext:value-type="string">
            <text:p>Helmut_Bolcskei</text:p>
          </table:table-cell>
          <table:table-cell office:value-type="float" office:value="8" calcext:value-type="float">
            <text:p>8</text:p>
          </table:table-cell>
          <table:table-cell office:value-type="float" office:value="91.268216" calcext:value-type="float">
            <text:p>91.268216</text:p>
          </table:table-cell>
          <table:table-cell office:value-type="float" office:value="0.04364" calcext:value-type="float">
            <text:p>0.04364</text:p>
          </table:table-cell>
          <table:table-cell office:value-type="float" office:value="0.357143" calcext:value-type="float">
            <text:p>0.357143</text:p>
          </table:table-cell>
        </table:table-row>
        <table:table-row table:style-name="ro1">
          <table:table-cell office:value-type="float" office:value="358393" calcext:value-type="float">
            <text:p>358393</text:p>
          </table:table-cell>
          <table:table-cell office:value-type="string" calcext:value-type="string">
            <text:p>Albert_M._Ch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558" calcext:value-type="float">
            <text:p>0.024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406" calcext:value-type="float">
            <text:p>358406</text:p>
          </table:table-cell>
          <table:table-cell office:value-type="string" calcext:value-type="string">
            <text:p>Norbert_Gort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783" calcext:value-type="float">
            <text:p>0.025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130" calcext:value-type="float">
            <text:p>359130</text:p>
          </table:table-cell>
          <table:table-cell office:value-type="string" calcext:value-type="string">
            <text:p>Wing-Kin_Ma</text:p>
          </table:table-cell>
          <table:table-cell office:value-type="float" office:value="12" calcext:value-type="float">
            <text:p>12</text:p>
          </table:table-cell>
          <table:table-cell office:value-type="float" office:value="116.085368" calcext:value-type="float">
            <text:p>116.085368</text:p>
          </table:table-cell>
          <table:table-cell office:value-type="float" office:value="0.049994" calcext:value-type="float">
            <text:p>0.049994</text:p>
          </table:table-cell>
          <table:table-cell office:value-type="float" office:value="0.348485" calcext:value-type="float">
            <text:p>0.348485</text:p>
          </table:table-cell>
        </table:table-row>
        <table:table-row table:style-name="ro1">
          <table:table-cell office:value-type="float" office:value="359201" calcext:value-type="float">
            <text:p>359201</text:p>
          </table:table-cell>
          <table:table-cell office:value-type="string" calcext:value-type="string">
            <text:p>Franz_Hlawatsch</text:p>
          </table:table-cell>
          <table:table-cell office:value-type="float" office:value="9" calcext:value-type="float">
            <text:p>9</text:p>
          </table:table-cell>
          <table:table-cell office:value-type="float" office:value="136.92547" calcext:value-type="float">
            <text:p>136.92547</text:p>
          </table:table-cell>
          <table:table-cell office:value-type="float" office:value="0.036981" calcext:value-type="float">
            <text:p>0.036981</text:p>
          </table:table-cell>
          <table:table-cell office:value-type="float" office:value="0.361111" calcext:value-type="float">
            <text:p>0.361111</text:p>
          </table:table-cell>
        </table:table-row>
        <table:table-row table:style-name="ro1">
          <table:table-cell office:value-type="float" office:value="359301" calcext:value-type="float">
            <text:p>359301</text:p>
          </table:table-cell>
          <table:table-cell office:value-type="string" calcext:value-type="string">
            <text:p>Andrea_Rueetsch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8084" calcext:value-type="float">
            <text:p>0.028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725" calcext:value-type="float">
            <text:p>359725</text:p>
          </table:table-cell>
          <table:table-cell office:value-type="string" calcext:value-type="string">
            <text:p>Joao_F._C._Mot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9714" calcext:value-type="float">
            <text:p>0.029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875" calcext:value-type="float">
            <text:p>359875</text:p>
          </table:table-cell>
          <table:table-cell office:value-type="string" calcext:value-type="string">
            <text:p>Marius_Pesavento</text:p>
          </table:table-cell>
          <table:table-cell office:value-type="float" office:value="8" calcext:value-type="float">
            <text:p>8</text:p>
          </table:table-cell>
          <table:table-cell office:value-type="float" office:value="7.795455" calcext:value-type="float">
            <text:p>7.795455</text:p>
          </table:table-cell>
          <table:table-cell office:value-type="float" office:value="0.032282" calcext:value-type="float">
            <text:p>0.032282</text:p>
          </table:table-cell>
          <table:table-cell office:value-type="float" office:value="0.464286" calcext:value-type="float">
            <text:p>0.464286</text:p>
          </table:table-cell>
        </table:table-row>
        <table:table-row table:style-name="ro1">
          <table:table-cell office:value-type="float" office:value="359876" calcext:value-type="float">
            <text:p>359876</text:p>
          </table:table-cell>
          <table:table-cell office:value-type="string" calcext:value-type="string">
            <text:p>Alex_B._Gershman</text:p>
          </table:table-cell>
          <table:table-cell office:value-type="float" office:value="8" calcext:value-type="float">
            <text:p>8</text:p>
          </table:table-cell>
          <table:table-cell office:value-type="float" office:value="37.279709" calcext:value-type="float">
            <text:p>37.279709</text:p>
          </table:table-cell>
          <table:table-cell office:value-type="float" office:value="0.034121" calcext:value-type="float">
            <text:p>0.034121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 office:value-type="float" office:value="360090" calcext:value-type="float">
            <text:p>360090</text:p>
          </table:table-cell>
          <table:table-cell office:value-type="string" calcext:value-type="string">
            <text:p>Radu_V._Balan</text:p>
          </table:table-cell>
          <table:table-cell office:value-type="float" office:value="6" calcext:value-type="float">
            <text:p>6</text:p>
          </table:table-cell>
          <table:table-cell office:value-type="float" office:value="155.746782" calcext:value-type="float">
            <text:p>155.746782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61047" calcext:value-type="float">
            <text:p>361047</text:p>
          </table:table-cell>
          <table:table-cell office:value-type="string" calcext:value-type="string">
            <text:p>G._David_Forney_Jr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7899" calcext:value-type="float">
            <text:p>0.027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298" calcext:value-type="float">
            <text:p>361298</text:p>
          </table:table-cell>
          <table:table-cell office:value-type="string" calcext:value-type="string">
            <text:p>Antonio_G._Marques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028381" calcext:value-type="float">
            <text:p>0.02838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74282" calcext:value-type="float">
            <text:p>374282</text:p>
          </table:table-cell>
          <table:table-cell office:value-type="string" calcext:value-type="string">
            <text:p>Charles_Tremblay-Darveau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9295" calcext:value-type="float">
            <text:p>0.029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285" calcext:value-type="float">
            <text:p>374285</text:p>
          </table:table-cell>
          <table:table-cell office:value-type="string" calcext:value-type="string">
            <text:p>Matthew_Bruc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34442" calcext:value-type="float">
            <text:p>0.034442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377886" calcext:value-type="float">
            <text:p>377886</text:p>
          </table:table-cell>
          <table:table-cell office:value-type="string" calcext:value-type="string">
            <text:p>Avinoam_David_Bar-Z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32118" calcext:value-type="float">
            <text:p>0.032118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 office:value-type="float" office:value="379950" calcext:value-type="float">
            <text:p>379950</text:p>
          </table:table-cell>
          <table:table-cell office:value-type="string" calcext:value-type="string">
            <text:p>Hessel_Wijkstr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0435" calcext:value-type="float">
            <text:p>0.030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082" calcext:value-type="float">
            <text:p>380082</text:p>
          </table:table-cell>
          <table:table-cell office:value-type="string" calcext:value-type="string">
            <text:p>Daniel_S._Well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8601" calcext:value-type="float">
            <text:p>0.028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476" calcext:value-type="float">
            <text:p>380476</text:p>
          </table:table-cell>
          <table:table-cell office:value-type="string" calcext:value-type="string">
            <text:p>Amir_Kiperw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477" calcext:value-type="float">
            <text:p>380477</text:p>
          </table:table-cell>
          <table:table-cell office:value-type="string" calcext:value-type="string">
            <text:p>Daniel_Rosenfel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603" calcext:value-type="float">
            <text:p>380603</text:p>
          </table:table-cell>
          <table:table-cell office:value-type="string" calcext:value-type="string">
            <text:p>Mark_Chie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7373" calcext:value-type="float">
            <text:p>0.027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842" calcext:value-type="float">
            <text:p>380842</text:p>
          </table:table-cell>
          <table:table-cell office:value-type="string" calcext:value-type="string">
            <text:p>Nagesh_K._Subban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286" calcext:value-type="float">
            <text:p>0.025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925" calcext:value-type="float">
            <text:p>380925</text:p>
          </table:table-cell>
          <table:table-cell office:value-type="string" calcext:value-type="string">
            <text:p>Ruud_J._G._van_Slou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0435" calcext:value-type="float">
            <text:p>0.030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859" calcext:value-type="float">
            <text:p>382859</text:p>
          </table:table-cell>
          <table:table-cell office:value-type="string" calcext:value-type="string">
            <text:p>Moshe_Porat</text:p>
          </table:table-cell>
          <table:table-cell office:value-type="float" office:value="4" calcext:value-type="float">
            <text:p>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26394" calcext:value-type="float">
            <text:p>0.026394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84440" calcext:value-type="float">
            <text:p>384440</text:p>
          </table:table-cell>
          <table:table-cell office:value-type="string" calcext:value-type="string">
            <text:p>Ayelet_Pnuel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8601" calcext:value-type="float">
            <text:p>0.028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217" calcext:value-type="float">
            <text:p>385217</text:p>
          </table:table-cell>
          <table:table-cell office:value-type="string" calcext:value-type="string">
            <text:p>Shankar_S._Sastry</text:p>
          </table:table-cell>
          <table:table-cell office:value-type="float" office:value="6" calcext:value-type="float">
            <text:p>6</text:p>
          </table:table-cell>
          <table:table-cell office:value-type="float" office:value="75.800676" calcext:value-type="float">
            <text:p>75.800676</text:p>
          </table:table-cell>
          <table:table-cell office:value-type="float" office:value="0.029907" calcext:value-type="float">
            <text:p>0.02990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85991" calcext:value-type="float">
            <text:p>385991</text:p>
          </table:table-cell>
          <table:table-cell office:value-type="string" calcext:value-type="string">
            <text:p>Ruixin_Niu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.026538" calcext:value-type="float">
            <text:p>0.026538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08032" calcext:value-type="float">
            <text:p>408032</text:p>
          </table:table-cell>
          <table:table-cell office:value-type="string" calcext:value-type="string">
            <text:p>Vladislav_Voroninski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027649" calcext:value-type="float">
            <text:p>0.027649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08141" calcext:value-type="float">
            <text:p>408141</text:p>
          </table:table-cell>
          <table:table-cell office:value-type="string" calcext:value-type="string">
            <text:p>Emmanuel_Boss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544" calcext:value-type="float">
            <text:p>421544</text:p>
          </table:table-cell>
          <table:table-cell office:value-type="string" calcext:value-type="string">
            <text:p>Omer_Bobrowsk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396" calcext:value-type="float">
            <text:p>0.025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614" calcext:value-type="float">
            <text:p>421614</text:p>
          </table:table-cell>
          <table:table-cell office:value-type="string" calcext:value-type="string">
            <text:p>Yaniv_Plan</text:p>
          </table:table-cell>
          <table:table-cell office:value-type="float" office:value="6" calcext:value-type="float">
            <text:p>6</text:p>
          </table:table-cell>
          <table:table-cell office:value-type="float" office:value="56.692274" calcext:value-type="float">
            <text:p>56.692274</text:p>
          </table:table-cell>
          <table:table-cell office:value-type="float" office:value="0.031499" calcext:value-type="float">
            <text:p>0.031499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28089" calcext:value-type="float">
            <text:p>428089</text:p>
          </table:table-cell>
          <table:table-cell office:value-type="string" calcext:value-type="string">
            <text:p>Anastasia_Lavrenk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2935" calcext:value-type="float">
            <text:p>0.032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372" calcext:value-type="float">
            <text:p>428372</text:p>
          </table:table-cell>
          <table:table-cell office:value-type="string" calcext:value-type="string">
            <text:p>Thakshila_Wimalajeew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31" calcext:value-type="float">
            <text:p>0.02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155" calcext:value-type="float">
            <text:p>431155</text:p>
          </table:table-cell>
          <table:table-cell office:value-type="string" calcext:value-type="string">
            <text:p>Alan_V._Oppenheim</text:p>
          </table:table-cell>
          <table:table-cell office:value-type="float" office:value="6" calcext:value-type="float">
            <text:p>6</text:p>
          </table:table-cell>
          <table:table-cell office:value-type="float" office:value="9.465244" calcext:value-type="float">
            <text:p>9.465244</text:p>
          </table:table-cell>
          <table:table-cell office:value-type="float" office:value="0.031864" calcext:value-type="float">
            <text:p>0.031864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431288" calcext:value-type="float">
            <text:p>431288</text:p>
          </table:table-cell>
          <table:table-cell office:value-type="string" calcext:value-type="string">
            <text:p>Alon_Kipnis</text:p>
          </table:table-cell>
          <table:table-cell office:value-type="float" office:value="11" calcext:value-type="float">
            <text:p>11</text:p>
          </table:table-cell>
          <table:table-cell office:value-type="float" office:value="248.183922" calcext:value-type="float">
            <text:p>248.183922</text:p>
          </table:table-cell>
          <table:table-cell office:value-type="float" office:value="0.06429" calcext:value-type="float">
            <text:p>0.06429</text:p>
          </table:table-cell>
          <table:table-cell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431291" calcext:value-type="float">
            <text:p>431291</text:p>
          </table:table-cell>
          <table:table-cell office:value-type="string" calcext:value-type="string">
            <text:p>Kejun_Hua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326" calcext:value-type="float">
            <text:p>431326</text:p>
          </table:table-cell>
          <table:table-cell office:value-type="string" calcext:value-type="string">
            <text:p>Namrata_Vaswani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26546" calcext:value-type="float">
            <text:p>0.026546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31392" calcext:value-type="float">
            <text:p>431392</text:p>
          </table:table-cell>
          <table:table-cell office:value-type="string" calcext:value-type="string">
            <text:p>Deborah_Cohen</text:p>
          </table:table-cell>
          <table:table-cell office:value-type="float" office:value="29" calcext:value-type="float">
            <text:p>29</text:p>
          </table:table-cell>
          <table:table-cell office:value-type="float" office:value="207.925589" calcext:value-type="float">
            <text:p>207.925589</text:p>
          </table:table-cell>
          <table:table-cell office:value-type="float" office:value="0.069068" calcext:value-type="float">
            <text:p>0.069068</text:p>
          </table:table-cell>
          <table:table-cell office:value-type="float" office:value="0.169951" calcext:value-type="float">
            <text:p>0.169951</text:p>
          </table:table-cell>
        </table:table-row>
        <table:table-row table:style-name="ro1">
          <table:table-cell office:value-type="float" office:value="431393" calcext:value-type="float">
            <text:p>431393</text:p>
          </table:table-cell>
          <table:table-cell office:value-type="string" calcext:value-type="string">
            <text:p>Shahar_Tsiper</text:p>
          </table:table-cell>
          <table:table-cell office:value-type="float" office:value="18" calcext:value-type="float">
            <text:p>18</text:p>
          </table:table-cell>
          <table:table-cell office:value-type="float" office:value="33.916667" calcext:value-type="float">
            <text:p>33.916667</text:p>
          </table:table-cell>
          <table:table-cell office:value-type="float" office:value="0.056861" calcext:value-type="float">
            <text:p>0.056861</text:p>
          </table:table-cell>
          <table:table-cell office:value-type="float" office:value="0.470588" calcext:value-type="float">
            <text:p>0.470588</text:p>
          </table:table-cell>
        </table:table-row>
        <table:table-row table:style-name="ro1">
          <table:table-cell office:value-type="float" office:value="431407" calcext:value-type="float">
            <text:p>431407</text:p>
          </table:table-cell>
          <table:table-cell office:value-type="string" calcext:value-type="string">
            <text:p>Alex_Tolmache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8676" calcext:value-type="float">
            <text:p>0.028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473" calcext:value-type="float">
            <text:p>431473</text:p>
          </table:table-cell>
          <table:table-cell office:value-type="string" calcext:value-type="string">
            <text:p>Steve_Youn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7531" calcext:value-type="float">
            <text:p>0.037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518" calcext:value-type="float">
            <text:p>431518</text:p>
          </table:table-cell>
          <table:table-cell office:value-type="string" calcext:value-type="string">
            <text:p>Minhua_Chen</text:p>
          </table:table-cell>
          <table:table-cell office:value-type="float" office:value="7" calcext:value-type="float">
            <text:p>7</text:p>
          </table:table-cell>
          <table:table-cell office:value-type="float" office:value="4.11901" calcext:value-type="float">
            <text:p>4.11901</text:p>
          </table:table-cell>
          <table:table-cell office:value-type="float" office:value="0.038434" calcext:value-type="float">
            <text:p>0.038434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 office:value-type="float" office:value="431579" calcext:value-type="float">
            <text:p>431579</text:p>
          </table:table-cell>
          <table:table-cell office:value-type="string" calcext:value-type="string">
            <text:p>Ayush_Bhandar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590" calcext:value-type="float">
            <text:p>431590</text:p>
          </table:table-cell>
          <table:table-cell office:value-type="string" calcext:value-type="string">
            <text:p>Nethaniel_Hamm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58" calcext:value-type="float">
            <text:p>0.02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591" calcext:value-type="float">
            <text:p>431591</text:p>
          </table:table-cell>
          <table:table-cell office:value-type="string" calcext:value-type="string">
            <text:p>Dustin_G._Mixon</text:p>
          </table:table-cell>
          <table:table-cell office:value-type="float" office:value="8" calcext:value-type="float">
            <text:p>8</text:p>
          </table:table-cell>
          <table:table-cell office:value-type="float" office:value="18.905134" calcext:value-type="float">
            <text:p>18.905134</text:p>
          </table:table-cell>
          <table:table-cell office:value-type="float" office:value="0.037069" calcext:value-type="float">
            <text:p>0.037069</text:p>
          </table:table-cell>
          <table:table-cell office:value-type="float" office:value="0.392857" calcext:value-type="float">
            <text:p>0.392857</text:p>
          </table:table-cell>
        </table:table-row>
        <table:table-row table:style-name="ro1">
          <table:table-cell office:value-type="float" office:value="431658" calcext:value-type="float">
            <text:p>431658</text:p>
          </table:table-cell>
          <table:table-cell office:value-type="string" calcext:value-type="string">
            <text:p>Moshe_Mishali</text:p>
          </table:table-cell>
          <table:table-cell office:value-type="float" office:value="10" calcext:value-type="float">
            <text:p>10</text:p>
          </table:table-cell>
          <table:table-cell office:value-type="float" office:value="15.702381" calcext:value-type="float">
            <text:p>15.702381</text:p>
          </table:table-cell>
          <table:table-cell office:value-type="float" office:value="0.037718" calcext:value-type="float">
            <text:p>0.037718</text:p>
          </table:table-cell>
          <table:table-cell office:value-type="float" office:value="0.311111" calcext:value-type="float">
            <text:p>0.311111</text:p>
          </table:table-cell>
        </table:table-row>
        <table:table-row table:style-name="ro1">
          <table:table-cell office:value-type="float" office:value="431780" calcext:value-type="float">
            <text:p>431780</text:p>
          </table:table-cell>
          <table:table-cell office:value-type="string" calcext:value-type="string">
            <text:p>Joachim_H._G._End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31067" calcext:value-type="float">
            <text:p>0.03106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31816" calcext:value-type="float">
            <text:p>431816</text:p>
          </table:table-cell>
          <table:table-cell office:value-type="string" calcext:value-type="string">
            <text:p>Yoav_Shechtma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34932" calcext:value-type="float">
            <text:p>0.034932</text:p>
          </table:table-cell>
          <table:table-cell office:value-type="float" office:value="0.638889" calcext:value-type="float">
            <text:p>0.638889</text:p>
          </table:table-cell>
        </table:table-row>
        <table:table-row table:style-name="ro1">
          <table:table-cell office:value-type="float" office:value="431817" calcext:value-type="float">
            <text:p>431817</text:p>
          </table:table-cell>
          <table:table-cell office:value-type="string" calcext:value-type="string">
            <text:p>Oren_Cohen</text:p>
          </table:table-cell>
          <table:table-cell office:value-type="float" office:value="11" calcext:value-type="float">
            <text:p>11</text:p>
          </table:table-cell>
          <table:table-cell office:value-type="float" office:value="9.166667" calcext:value-type="float">
            <text:p>9.166667</text:p>
          </table:table-cell>
          <table:table-cell office:value-type="float" office:value="0.037593" calcext:value-type="float">
            <text:p>0.037593</text:p>
          </table:table-cell>
          <table:table-cell office:value-type="float" office:value="0.527273" calcext:value-type="float">
            <text:p>0.527273</text:p>
          </table:table-cell>
        </table:table-row>
        <table:table-row table:style-name="ro1">
          <table:table-cell office:value-type="float" office:value="431818" calcext:value-type="float">
            <text:p>431818</text:p>
          </table:table-cell>
          <table:table-cell office:value-type="string" calcext:value-type="string">
            <text:p>Henry_N._Chapm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9387" calcext:value-type="float">
            <text:p>0.029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819" calcext:value-type="float">
            <text:p>431819</text:p>
          </table:table-cell>
          <table:table-cell office:value-type="string" calcext:value-type="string">
            <text:p>Jianwei_Mia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9387" calcext:value-type="float">
            <text:p>0.029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820" calcext:value-type="float">
            <text:p>431820</text:p>
          </table:table-cell>
          <table:table-cell office:value-type="string" calcext:value-type="string">
            <text:p>Mordechai_Segev</text:p>
          </table:table-cell>
          <table:table-cell office:value-type="float" office:value="15" calcext:value-type="float">
            <text:p>15</text:p>
          </table:table-cell>
          <table:table-cell office:value-type="float" office:value="31.333333" calcext:value-type="float">
            <text:p>31.333333</text:p>
          </table:table-cell>
          <table:table-cell office:value-type="float" office:value="0.04406" calcext:value-type="float">
            <text:p>0.04406</text:p>
          </table:table-cell>
          <table:table-cell office:value-type="float" office:value="0.352381" calcext:value-type="float">
            <text:p>0.352381</text:p>
          </table:table-cell>
        </table:table-row>
        <table:table-row table:style-name="ro1">
          <table:table-cell office:value-type="float" office:value="455305" calcext:value-type="float">
            <text:p>455305</text:p>
          </table:table-cell>
          <table:table-cell office:value-type="string" calcext:value-type="string">
            <text:p>Sebastian_Schmutzhard</text:p>
          </table:table-cell>
          <table:table-cell office:value-type="float" office:value="5" calcext:value-type="float">
            <text:p>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0183" calcext:value-type="float">
            <text:p>0.03018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55511" calcext:value-type="float">
            <text:p>455511</text:p>
          </table:table-cell>
          <table:table-cell office:value-type="string" calcext:value-type="string">
            <text:p>Tamir_Bendor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3238" calcext:value-type="float">
            <text:p>0.03238</text:p>
          </table:table-cell>
          <table:table-cell office:value-type="float" office:value="0.357143" calcext:value-type="float">
            <text:p>0.357143</text:p>
          </table:table-cell>
        </table:table-row>
        <table:table-row table:style-name="ro1">
          <table:table-cell office:value-type="float" office:value="464196" calcext:value-type="float">
            <text:p>464196</text:p>
          </table:table-cell>
          <table:table-cell office:value-type="string" calcext:value-type="string">
            <text:p>Stefano_Rini</text:p>
          </table:table-cell>
          <table:table-cell office:value-type="float" office:value="15" calcext:value-type="float">
            <text:p>15</text:p>
          </table:table-cell>
          <table:table-cell office:value-type="float" office:value="476.533478" calcext:value-type="float">
            <text:p>476.533478</text:p>
          </table:table-cell>
          <table:table-cell office:value-type="float" office:value="0.074518" calcext:value-type="float">
            <text:p>0.07451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64486" calcext:value-type="float">
            <text:p>464486</text:p>
          </table:table-cell>
          <table:table-cell office:value-type="string" calcext:value-type="string">
            <text:p>Milind_Rao</text:p>
          </table:table-cell>
          <table:table-cell office:value-type="float" office:value="13" calcext:value-type="float">
            <text:p>13</text:p>
          </table:table-cell>
          <table:table-cell office:value-type="float" office:value="452.778401" calcext:value-type="float">
            <text:p>452.778401</text:p>
          </table:table-cell>
          <table:table-cell office:value-type="float" office:value="0.067648" calcext:value-type="float">
            <text:p>0.067648</text:p>
          </table:table-cell>
          <table:table-cell office:value-type="float" office:value="0.487179" calcext:value-type="float">
            <text:p>0.487179</text:p>
          </table:table-cell>
        </table:table-row>
        <table:table-row table:style-name="ro1">
          <table:table-cell office:value-type="float" office:value="465410" calcext:value-type="float">
            <text:p>465410</text:p>
          </table:table-cell>
          <table:table-cell office:value-type="string" calcext:value-type="string">
            <text:p>Zai_Yang</text:p>
          </table:table-cell>
          <table:table-cell office:value-type="float" office:value="4" calcext:value-type="float">
            <text:p>4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0.027501" calcext:value-type="float">
            <text:p>0.027501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66837" calcext:value-type="float">
            <text:p>466837</text:p>
          </table:table-cell>
          <table:table-cell office:value-type="string" calcext:value-type="string">
            <text:p>Jorge_G._Silv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9169" calcext:value-type="float">
            <text:p>0.029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951" calcext:value-type="float">
            <text:p>466951</text:p>
          </table:table-cell>
          <table:table-cell office:value-type="string" calcext:value-type="string">
            <text:p>Pascal_Larzabal</text:p>
          </table:table-cell>
          <table:table-cell office:value-type="float" office:value="6" calcext:value-type="float">
            <text:p>6</text:p>
          </table:table-cell>
          <table:table-cell office:value-type="float" office:value="2.666667" calcext:value-type="float">
            <text:p>2.666667</text:p>
          </table:table-cell>
          <table:table-cell office:value-type="float" office:value="0.029297" calcext:value-type="float">
            <text:p>0.02929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67011" calcext:value-type="float">
            <text:p>467011</text:p>
          </table:table-cell>
          <table:table-cell office:value-type="string" calcext:value-type="string">
            <text:p>Gang_Wang_0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6441" calcext:value-type="float">
            <text:p>0.026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078" calcext:value-type="float">
            <text:p>467078</text:p>
          </table:table-cell>
          <table:table-cell office:value-type="string" calcext:value-type="string">
            <text:p>Tomer_Michaeli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32531" calcext:value-type="float">
            <text:p>0.03253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67079" calcext:value-type="float">
            <text:p>467079</text:p>
          </table:table-cell>
          <table:table-cell office:value-type="string" calcext:value-type="string">
            <text:p>Daniel_Sigalo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379" calcext:value-type="float">
            <text:p>0.024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104" calcext:value-type="float">
            <text:p>467104</text:p>
          </table:table-cell>
          <table:table-cell office:value-type="string" calcext:value-type="string">
            <text:p>Lihi_Zelnik-Ma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105" calcext:value-type="float">
            <text:p>467105</text:p>
          </table:table-cell>
          <table:table-cell office:value-type="string" calcext:value-type="string">
            <text:p>Kevin_Rosenbl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513" calcext:value-type="float">
            <text:p>467513</text:p>
          </table:table-cell>
          <table:table-cell office:value-type="string" calcext:value-type="string">
            <text:p>Kishore_Jaganathan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29631" calcext:value-type="float">
            <text:p>0.02963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67565" calcext:value-type="float">
            <text:p>467565</text:p>
          </table:table-cell>
          <table:table-cell office:value-type="string" calcext:value-type="string">
            <text:p>Amitai_Koret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5226" calcext:value-type="float">
            <text:p>0.025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596" calcext:value-type="float">
            <text:p>467596</text:p>
          </table:table-cell>
          <table:table-cell office:value-type="string" calcext:value-type="string">
            <text:p>Kfir_Gedalyahu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2586" calcext:value-type="float">
            <text:p>0.02586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68010" calcext:value-type="float">
            <text:p>468010</text:p>
          </table:table-cell>
          <table:table-cell office:value-type="string" calcext:value-type="string">
            <text:p>Seyedehsara_Nay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115" calcext:value-type="float">
            <text:p>0.024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181" calcext:value-type="float">
            <text:p>468181</text:p>
          </table:table-cell>
          <table:table-cell office:value-type="string" calcext:value-type="string">
            <text:p>Or_Yai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8407" calcext:value-type="float">
            <text:p>0.028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497" calcext:value-type="float">
            <text:p>468497</text:p>
          </table:table-cell>
          <table:table-cell office:value-type="string" calcext:value-type="string">
            <text:p>Ronen_Tur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25398" calcext:value-type="float">
            <text:p>0.025398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68498" calcext:value-type="float">
            <text:p>468498</text:p>
          </table:table-cell>
          <table:table-cell office:value-type="string" calcext:value-type="string">
            <text:p>Zvi_Friedman</text:p>
          </table:table-cell>
          <table:table-cell office:value-type="float" office:value="6" calcext:value-type="float">
            <text:p>6</text:p>
          </table:table-cell>
          <table:table-cell office:value-type="float" office:value="2.666667" calcext:value-type="float">
            <text:p>2.666667</text:p>
          </table:table-cell>
          <table:table-cell office:value-type="float" office:value="0.029748" calcext:value-type="float">
            <text:p>0.02974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68617" calcext:value-type="float">
            <text:p>468617</text:p>
          </table:table-cell>
          <table:table-cell office:value-type="string" calcext:value-type="string">
            <text:p>Noam_Wagne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33744" calcext:value-type="float">
            <text:p>0.033744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 office:value-type="float" office:value="468698" calcext:value-type="float">
            <text:p>468698</text:p>
          </table:table-cell>
          <table:table-cell office:value-type="string" calcext:value-type="string">
            <text:p>Dani_Kog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699" calcext:value-type="float">
            <text:p>468699</text:p>
          </table:table-cell>
          <table:table-cell office:value-type="string" calcext:value-type="string">
            <text:p>Dan_Or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730" calcext:value-type="float">
            <text:p>468730</text:p>
          </table:table-cell>
          <table:table-cell office:value-type="string" calcext:value-type="string">
            <text:p>Zvika_Ben-Haim</text:p>
          </table:table-cell>
          <table:table-cell office:value-type="float" office:value="6" calcext:value-type="float">
            <text:p>6</text:p>
          </table:table-cell>
          <table:table-cell office:value-type="float" office:value="3.674242" calcext:value-type="float">
            <text:p>3.674242</text:p>
          </table:table-cell>
          <table:table-cell office:value-type="float" office:value="0.030964" calcext:value-type="float">
            <text:p>0.030964</text:p>
          </table:table-cell>
          <table:table-cell office:value-type="float" office:value="0.533333" calcext:value-type="float">
            <text:p>0.533333</text:p>
          </table:table-cell>
        </table:table-row>
        <table:table-row table:style-name="ro1">
          <table:table-cell office:value-type="float" office:value="468826" calcext:value-type="float">
            <text:p>468826</text:p>
          </table:table-cell>
          <table:table-cell office:value-type="string" calcext:value-type="string">
            <text:p>Tirza_Routtenbe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757" calcext:value-type="float">
            <text:p>0.024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836" calcext:value-type="float">
            <text:p>468836</text:p>
          </table:table-cell>
          <table:table-cell office:value-type="string" calcext:value-type="string">
            <text:p>Andreas_M._Tillmann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25697" calcext:value-type="float">
            <text:p>0.025697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68925" calcext:value-type="float">
            <text:p>468925</text:p>
          </table:table-cell>
          <table:table-cell office:value-type="string" calcext:value-type="string">
            <text:p>Tomer_Peleg</text:p>
          </table:table-cell>
          <table:table-cell office:value-type="float" office:value="4" calcext:value-type="float">
            <text:p>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2761" calcext:value-type="float">
            <text:p>0.0276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469497" calcext:value-type="float">
            <text:p>469497</text:p>
          </table:table-cell>
          <table:table-cell office:value-type="string" calcext:value-type="string">
            <text:p>Hagai_Kirshner</text:p>
          </table:table-cell>
          <table:table-cell office:value-type="float" office:value="4" calcext:value-type="float">
            <text:p>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26394" calcext:value-type="float">
            <text:p>0.026394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469538" calcext:value-type="float">
            <text:p>469538</text:p>
          </table:table-cell>
          <table:table-cell office:value-type="string" calcext:value-type="string">
            <text:p>Liron_D._Grossman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711" calcext:value-type="float">
            <text:p>469711</text:p>
          </table:table-cell>
          <table:table-cell office:value-type="string" calcext:value-type="string">
            <text:p>Shahar_Stein</text:p>
          </table:table-cell>
          <table:table-cell office:value-type="float" office:value="17" calcext:value-type="float">
            <text:p>17</text:p>
          </table:table-cell>
          <table:table-cell office:value-type="float" office:value="29.753053" calcext:value-type="float">
            <text:p>29.753053</text:p>
          </table:table-cell>
          <table:table-cell office:value-type="float" office:value="0.054698" calcext:value-type="float">
            <text:p>0.054698</text:p>
          </table:table-cell>
          <table:table-cell office:value-type="float" office:value="0.492647" calcext:value-type="float">
            <text:p>0.492647</text:p>
          </table:table-cell>
        </table:table-row>
        <table:table-row table:style-name="ro1">
          <table:table-cell office:value-type="float" office:value="469766" calcext:value-type="float">
            <text:p>469766</text:p>
          </table:table-cell>
          <table:table-cell office:value-type="string" calcext:value-type="string">
            <text:p>Shay_Maym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35" calcext:value-type="float">
            <text:p>0.02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788" calcext:value-type="float">
            <text:p>469788</text:p>
          </table:table-cell>
          <table:table-cell office:value-type="string" calcext:value-type="string">
            <text:p>Stephanie_Bernhard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6649" calcext:value-type="float">
            <text:p>0.026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916" calcext:value-type="float">
            <text:p>469916</text:p>
          </table:table-cell>
          <table:table-cell office:value-type="string" calcext:value-type="string">
            <text:p>Marco_Rossi_0001</text:p>
          </table:table-cell>
          <table:table-cell office:value-type="float" office:value="3" calcext:value-type="float">
            <text:p>3</text:p>
          </table:table-cell>
          <table:table-cell office:value-type="float" office:value="32.93241" calcext:value-type="float">
            <text:p>32.93241</text:p>
          </table:table-cell>
          <table:table-cell office:value-type="float" office:value="0.028271" calcext:value-type="float">
            <text:p>0.028271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70086" calcext:value-type="float">
            <text:p>470086</text:p>
          </table:table-cell>
          <table:table-cell office:value-type="string" calcext:value-type="string">
            <text:p>Kumar_Vijay_Mishra</text:p>
          </table:table-cell>
          <table:table-cell office:value-type="float" office:value="20" calcext:value-type="float">
            <text:p>20</text:p>
          </table:table-cell>
          <table:table-cell office:value-type="float" office:value="51.97619" calcext:value-type="float">
            <text:p>51.97619</text:p>
          </table:table-cell>
          <table:table-cell office:value-type="float" office:value="0.05946" calcext:value-type="float">
            <text:p>0.0594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70367" calcext:value-type="float">
            <text:p>470367</text:p>
          </table:table-cell>
          <table:table-cell office:value-type="string" calcext:value-type="string">
            <text:p>Tsvi_G._Dvorkin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71095" calcext:value-type="float">
            <text:p>471095</text:p>
          </table:table-cell>
          <table:table-cell office:value-type="string" calcext:value-type="string">
            <text:p>Pablo_Sprechmann</text:p>
          </table:table-cell>
          <table:table-cell office:value-type="float" office:value="5" calcext:value-type="float">
            <text:p>5</text:p>
          </table:table-cell>
          <table:table-cell office:value-type="float" office:value="4.538889" calcext:value-type="float">
            <text:p>4.538889</text:p>
          </table:table-cell>
          <table:table-cell office:value-type="float" office:value="0.032768" calcext:value-type="float">
            <text:p>0.03276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71163" calcext:value-type="float">
            <text:p>471163</text:p>
          </table:table-cell>
          <table:table-cell office:value-type="string" calcext:value-type="string">
            <text:p>Stacy_Patterso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.029584" calcext:value-type="float">
            <text:p>0.02958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71513" calcext:value-type="float">
            <text:p>471513</text:p>
          </table:table-cell>
          <table:table-cell office:value-type="string" calcext:value-type="string">
            <text:p>Omer_Bar-Il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675" calcext:value-type="float">
            <text:p>471675</text:p>
          </table:table-cell>
          <table:table-cell office:value-type="string" calcext:value-type="string">
            <text:p>Evgeny_Margol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787" calcext:value-type="float">
            <text:p>471787</text:p>
          </table:table-cell>
          <table:table-cell office:value-type="string" calcext:value-type="string">
            <text:p>Patrick_Kupping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87" calcext:value-type="float">
            <text:p>0.02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915" calcext:value-type="float">
            <text:p>471915</text:p>
          </table:table-cell>
          <table:table-cell office:value-type="string" calcext:value-type="string">
            <text:p>Asaf_Elr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608" calcext:value-type="float">
            <text:p>0.024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090" calcext:value-type="float">
            <text:p>472090</text:p>
          </table:table-cell>
          <table:table-cell office:value-type="string" calcext:value-type="string">
            <text:p>Imran_Wajid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28773" calcext:value-type="float">
            <text:p>0.0287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72091" calcext:value-type="float">
            <text:p>472091</text:p>
          </table:table-cell>
          <table:table-cell office:value-type="string" calcext:value-type="string">
            <text:p>Dana_Ciochi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7145" calcext:value-type="float">
            <text:p>0.027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872" calcext:value-type="float">
            <text:p>489872</text:p>
          </table:table-cell>
          <table:table-cell office:value-type="string" calcext:value-type="string">
            <text:p>Yair_Weiss</text:p>
          </table:table-cell>
          <table:table-cell office:value-type="float" office:value="4" calcext:value-type="float">
            <text:p>4</text:p>
          </table:table-cell>
          <table:table-cell office:value-type="float" office:value="7.803968" calcext:value-type="float">
            <text:p>7.803968</text:p>
          </table:table-cell>
          <table:table-cell office:value-type="float" office:value="0.030877" calcext:value-type="float">
            <text:p>0.03087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19327" calcext:value-type="float">
            <text:p>519327</text:p>
          </table:table-cell>
          <table:table-cell office:value-type="string" calcext:value-type="string">
            <text:p>Gideon_Na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7931" calcext:value-type="float">
            <text:p>0.02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328" calcext:value-type="float">
            <text:p>519328</text:p>
          </table:table-cell>
          <table:table-cell office:value-type="string" calcext:value-type="string">
            <text:p>Alon_Sina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7931" calcext:value-type="float">
            <text:p>0.02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329" calcext:value-type="float">
            <text:p>519329</text:p>
          </table:table-cell>
          <table:table-cell office:value-type="string" calcext:value-type="string">
            <text:p>Hillel_Prat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7931" calcext:value-type="float">
            <text:p>0.02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330" calcext:value-type="float">
            <text:p>519330</text:p>
          </table:table-cell>
          <table:table-cell office:value-type="string" calcext:value-type="string">
            <text:p>Menashe_Zaaro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7931" calcext:value-type="float">
            <text:p>0.027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8797" calcext:value-type="float">
            <text:p>528797</text:p>
          </table:table-cell>
          <table:table-cell office:value-type="string" calcext:value-type="string">
            <text:p>Jonathan_I._Tamir</text:p>
          </table:table-cell>
          <table:table-cell office:value-type="float" office:value="4" calcext:value-type="float">
            <text:p>4</text:p>
          </table:table-cell>
          <table:table-cell office:value-type="float" office:value="48.219514" calcext:value-type="float">
            <text:p>48.219514</text:p>
          </table:table-cell>
          <table:table-cell office:value-type="float" office:value="0.028029" calcext:value-type="float">
            <text:p>0.02802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33887" calcext:value-type="float">
            <text:p>533887</text:p>
          </table:table-cell>
          <table:table-cell office:value-type="string" calcext:value-type="string">
            <text:p>Lior_Weizman</text:p>
          </table:table-cell>
          <table:table-cell office:value-type="float" office:value="16" calcext:value-type="float">
            <text:p>16</text:p>
          </table:table-cell>
          <table:table-cell office:value-type="float" office:value="41.833333" calcext:value-type="float">
            <text:p>41.833333</text:p>
          </table:table-cell>
          <table:table-cell office:value-type="float" office:value="0.043268" calcext:value-type="float">
            <text:p>0.043268</text:p>
          </table:table-cell>
          <table:table-cell office:value-type="float" office:value="0.283333" calcext:value-type="float">
            <text:p>0.283333</text:p>
          </table:table-cell>
        </table:table-row>
        <table:table-row table:style-name="ro1">
          <table:table-cell office:value-type="float" office:value="535148" calcext:value-type="float">
            <text:p>535148</text:p>
          </table:table-cell>
          <table:table-cell office:value-type="string" calcext:value-type="string">
            <text:p>Moran_Artz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9267" calcext:value-type="float">
            <text:p>0.029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149" calcext:value-type="float">
            <text:p>535149</text:p>
          </table:table-cell>
          <table:table-cell office:value-type="string" calcext:value-type="string">
            <text:p>Dafna_Ben-Basha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31588" calcext:value-type="float">
            <text:p>0.031588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 office:value-type="float" office:value="544896" calcext:value-type="float">
            <text:p>544896</text:p>
          </table:table-cell>
          <table:table-cell office:value-type="string" calcext:value-type="string">
            <text:p>Wenjing_Lia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3591" calcext:value-type="float">
            <text:p>623591</text:p>
          </table:table-cell>
          <table:table-cell office:value-type="string" calcext:value-type="string">
            <text:p>Qing_Qu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697" calcext:value-type="float">
            <text:p>0.0256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524" calcext:value-type="float">
            <text:p>627524</text:p>
          </table:table-cell>
          <table:table-cell office:value-type="string" calcext:value-type="string">
            <text:p>Rick_Chartran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8149" calcext:value-type="float">
            <text:p>0.028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448" calcext:value-type="float">
            <text:p>638448</text:p>
          </table:table-cell>
          <table:table-cell office:value-type="string" calcext:value-type="string">
            <text:p>Ayelet_Heimowit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459" calcext:value-type="float">
            <text:p>661459</text:p>
          </table:table-cell>
          <table:table-cell office:value-type="string" calcext:value-type="string">
            <text:p>Alexander_Jung</text:p>
          </table:table-cell>
          <table:table-cell office:value-type="float" office:value="10" calcext:value-type="float">
            <text:p>10</text:p>
          </table:table-cell>
          <table:table-cell office:value-type="float" office:value="15.635714" calcext:value-type="float">
            <text:p>15.635714</text:p>
          </table:table-cell>
          <table:table-cell office:value-type="float" office:value="0.037132" calcext:value-type="float">
            <text:p>0.037132</text:p>
          </table:table-cell>
          <table:table-cell office:value-type="float" office:value="0.377778" calcext:value-type="float">
            <text:p>0.377778</text:p>
          </table:table-cell>
        </table:table-row>
        <table:table-row table:style-name="ro1">
          <table:table-cell office:value-type="float" office:value="662007" calcext:value-type="float">
            <text:p>662007</text:p>
          </table:table-cell>
          <table:table-cell office:value-type="string" calcext:value-type="string">
            <text:p>Galen_Reeves</text:p>
          </table:table-cell>
          <table:table-cell office:value-type="float" office:value="6" calcext:value-type="float">
            <text:p>6</text:p>
          </table:table-cell>
          <table:table-cell office:value-type="float" office:value="54.022215" calcext:value-type="float">
            <text:p>54.022215</text:p>
          </table:table-cell>
          <table:table-cell office:value-type="float" office:value="0.047626" calcext:value-type="float">
            <text:p>0.047626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662435" calcext:value-type="float">
            <text:p>662435</text:p>
          </table:table-cell>
          <table:table-cell office:value-type="string" calcext:value-type="string">
            <text:p>N._Elr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142" calcext:value-type="float">
            <text:p>663142</text:p>
          </table:table-cell>
          <table:table-cell office:value-type="string" calcext:value-type="string">
            <text:p>Sivan_Gleich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939" calcext:value-type="float">
            <text:p>699939</text:p>
          </table:table-cell>
          <table:table-cell office:value-type="string" calcext:value-type="string">
            <text:p>Florian_Rom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2935" calcext:value-type="float">
            <text:p>0.032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539" calcext:value-type="float">
            <text:p>700539</text:p>
          </table:table-cell>
          <table:table-cell office:value-type="string" calcext:value-type="string">
            <text:p>Dianne_Eg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35" calcext:value-type="float">
            <text:p>0.02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618" calcext:value-type="float">
            <text:p>740618</text:p>
          </table:table-cell>
          <table:table-cell office:value-type="string" calcext:value-type="string">
            <text:p>Sylvain_Giga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32971" calcext:value-type="float">
            <text:p>0.032971</text:p>
          </table:table-cell>
          <table:table-cell office:value-type="float" office:value="0.642857" calcext:value-type="float">
            <text:p>0.642857</text:p>
          </table:table-cell>
        </table:table-row>
        <table:table-row table:style-name="ro1">
          <table:table-cell office:value-type="float" office:value="749558" calcext:value-type="float">
            <text:p>749558</text:p>
          </table:table-cell>
          <table:table-cell office:value-type="string" calcext:value-type="string">
            <text:p>Ahsan_Aziz</text:p>
          </table:table-cell>
          <table:table-cell office:value-type="float" office:value="4" calcext:value-type="float">
            <text:p>4</text:p>
          </table:table-cell>
          <table:table-cell office:value-type="float" office:value="3.092471" calcext:value-type="float">
            <text:p>3.092471</text:p>
          </table:table-cell>
          <table:table-cell office:value-type="float" office:value="0.029883" calcext:value-type="float">
            <text:p>0.02988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751383" calcext:value-type="float">
            <text:p>751383</text:p>
          </table:table-cell>
          <table:table-cell office:value-type="string" calcext:value-type="string">
            <text:p>Ole_W._Christens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216" calcext:value-type="float">
            <text:p>779216</text:p>
          </table:table-cell>
          <table:table-cell office:value-type="string" calcext:value-type="string">
            <text:p>Eliahu_Baransk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9881" calcext:value-type="float">
            <text:p>0.029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217" calcext:value-type="float">
            <text:p>779217</text:p>
          </table:table-cell>
          <table:table-cell office:value-type="string" calcext:value-type="string">
            <text:p>Gal_Itzha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9881" calcext:value-type="float">
            <text:p>0.029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218" calcext:value-type="float">
            <text:p>779218</text:p>
          </table:table-cell>
          <table:table-cell office:value-type="string" calcext:value-type="string">
            <text:p>Idan_Shmue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9881" calcext:value-type="float">
            <text:p>0.029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219" calcext:value-type="float">
            <text:p>779219</text:p>
          </table:table-cell>
          <table:table-cell office:value-type="string" calcext:value-type="string">
            <text:p>Eli_Shoshan</text:p>
          </table:table-cell>
          <table:table-cell office:value-type="float" office:value="23" calcext:value-type="float">
            <text:p>23</text:p>
          </table:table-cell>
          <table:table-cell office:value-type="float" office:value="69.059524" calcext:value-type="float">
            <text:p>69.059524</text:p>
          </table:table-cell>
          <table:table-cell office:value-type="float" office:value="0.063652" calcext:value-type="float">
            <text:p>0.063652</text:p>
          </table:table-cell>
          <table:table-cell office:value-type="float" office:value="0.363636" calcext:value-type="float">
            <text:p>0.363636</text:p>
          </table:table-cell>
        </table:table-row>
        <table:table-row table:style-name="ro1">
          <table:table-cell office:value-type="float" office:value="806155" calcext:value-type="float">
            <text:p>806155</text:p>
          </table:table-cell>
          <table:table-cell office:value-type="string" calcext:value-type="string">
            <text:p>Gilad_Div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8601" calcext:value-type="float">
            <text:p>0.028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156" calcext:value-type="float">
            <text:p>806156</text:p>
          </table:table-cell>
          <table:table-cell office:value-type="string" calcext:value-type="string">
            <text:p>Ori_Radzyn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8601" calcext:value-type="float">
            <text:p>0.028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393" calcext:value-type="float">
            <text:p>808393</text:p>
          </table:table-cell>
          <table:table-cell office:value-type="string" calcext:value-type="string">
            <text:p>Kfir_Aber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988" calcext:value-type="float">
            <text:p>824988</text:p>
          </table:table-cell>
          <table:table-cell office:value-type="string" calcext:value-type="string">
            <text:p>Orr_Srou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4989" calcext:value-type="float">
            <text:p>824989</text:p>
          </table:table-cell>
          <table:table-cell office:value-type="string" calcext:value-type="string">
            <text:p>Jamey_D._You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930" calcext:value-type="float">
            <text:p>860930</text:p>
          </table:table-cell>
          <table:table-cell office:value-type="string" calcext:value-type="string">
            <text:p>Alon_Gon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291" calcext:value-type="float">
            <text:p>0.025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931" calcext:value-type="float">
            <text:p>860931</text:p>
          </table:table-cell>
          <table:table-cell office:value-type="string" calcext:value-type="string">
            <text:p>Dan_Rosenbau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6596" calcext:value-type="float">
            <text:p>0.026596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863284" calcext:value-type="float">
            <text:p>863284</text:p>
          </table:table-cell>
          <table:table-cell office:value-type="string" calcext:value-type="string">
            <text:p>Suhui_Liu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781" calcext:value-type="float">
            <text:p>0.02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110" calcext:value-type="float">
            <text:p>865110</text:p>
          </table:table-cell>
          <table:table-cell office:value-type="string" calcext:value-type="string">
            <text:p>Zin_Z._Khain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0435" calcext:value-type="float">
            <text:p>0.030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271" calcext:value-type="float">
            <text:p>865271</text:p>
          </table:table-cell>
          <table:table-cell office:value-type="string" calcext:value-type="string">
            <text:p>Shahar_Stein_Ioushu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5358" calcext:value-type="float">
            <text:p>0.025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500" calcext:value-type="float">
            <text:p>865500</text:p>
          </table:table-cell>
          <table:table-cell office:value-type="string" calcext:value-type="string">
            <text:p>Tobias_Birnba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522" calcext:value-type="float">
            <text:p>0.024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7482" calcext:value-type="float">
            <text:p>867482</text:p>
          </table:table-cell>
          <table:table-cell office:value-type="string" calcext:value-type="string">
            <text:p>Omri_Le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7192" calcext:value-type="float">
            <text:p>0.027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7483" calcext:value-type="float">
            <text:p>867483</text:p>
          </table:table-cell>
          <table:table-cell office:value-type="string" calcext:value-type="string">
            <text:p>Tal_Wie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7192" calcext:value-type="float">
            <text:p>0.027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252" calcext:value-type="float">
            <text:p>874252</text:p>
          </table:table-cell>
          <table:table-cell office:value-type="string" calcext:value-type="string">
            <text:p>Gilad_Dan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7264" calcext:value-type="float">
            <text:p>0.027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888" calcext:value-type="float">
            <text:p>874888</text:p>
          </table:table-cell>
          <table:table-cell office:value-type="string" calcext:value-type="string">
            <text:p>Gal_Maz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6001" calcext:value-type="float">
            <text:p>0.026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889" calcext:value-type="float">
            <text:p>874889</text:p>
          </table:table-cell>
          <table:table-cell office:value-type="string" calcext:value-type="string">
            <text:p>Assaf_T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6001" calcext:value-type="float">
            <text:p>0.026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351" calcext:value-type="float">
            <text:p>875351</text:p>
          </table:table-cell>
          <table:table-cell office:value-type="string" calcext:value-type="string">
            <text:p>Tanya_Chernyakova</text:p>
          </table:table-cell>
          <table:table-cell office:value-type="float" office:value="13" calcext:value-type="float">
            <text:p>13</text:p>
          </table:table-cell>
          <table:table-cell office:value-type="float" office:value="22.1" calcext:value-type="float">
            <text:p>22.1</text:p>
          </table:table-cell>
          <table:table-cell office:value-type="float" office:value="0.038949" calcext:value-type="float">
            <text:p>0.038949</text:p>
          </table:table-cell>
          <table:table-cell office:value-type="float" office:value="0.410256" calcext:value-type="float">
            <text:p>0.410256</text:p>
          </table:table-cell>
        </table:table-row>
        <table:table-row table:style-name="ro1">
          <table:table-cell office:value-type="float" office:value="876293" calcext:value-type="float">
            <text:p>876293</text:p>
          </table:table-cell>
          <table:table-cell office:value-type="string" calcext:value-type="string">
            <text:p>Zhuoran_Yang</text:p>
          </table:table-cell>
          <table:table-cell office:value-type="float" office:value="5" calcext:value-type="float">
            <text:p>5</text:p>
          </table:table-cell>
          <table:table-cell office:value-type="float" office:value="41.798029" calcext:value-type="float">
            <text:p>41.798029</text:p>
          </table:table-cell>
          <table:table-cell office:value-type="float" office:value="0.02852" calcext:value-type="float">
            <text:p>0.0285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879044" calcext:value-type="float">
            <text:p>879044</text:p>
          </table:table-cell>
          <table:table-cell office:value-type="string" calcext:value-type="string">
            <text:p>Sui_Ta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042" calcext:value-type="float">
            <text:p>880042</text:p>
          </table:table-cell>
          <table:table-cell office:value-type="string" calcext:value-type="string">
            <text:p>Fabio_Giovannesch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8183" calcext:value-type="float">
            <text:p>0.028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043" calcext:value-type="float">
            <text:p>880043</text:p>
          </table:table-cell>
          <table:table-cell office:value-type="string" calcext:value-type="string">
            <text:p>Maria_Antonia_Gonzalez-Huic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8183" calcext:value-type="float">
            <text:p>0.028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749" calcext:value-type="float">
            <text:p>880749</text:p>
          </table:table-cell>
          <table:table-cell office:value-type="string" calcext:value-type="string">
            <text:p>Moshe_Salho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6465" calcext:value-type="float">
            <text:p>0.026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932" calcext:value-type="float">
            <text:p>880932</text:p>
          </table:table-cell>
          <table:table-cell office:value-type="string" calcext:value-type="string">
            <text:p>Tom_Zahavy</text:p>
          </table:table-cell>
          <table:table-cell office:value-type="float" office:value="6" calcext:value-type="float">
            <text:p>6</text:p>
          </table:table-cell>
          <table:table-cell office:value-type="float" office:value="2.833333" calcext:value-type="float">
            <text:p>2.833333</text:p>
          </table:table-cell>
          <table:table-cell office:value-type="float" office:value="0.032128" calcext:value-type="float">
            <text:p>0.03212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84346" calcext:value-type="float">
            <text:p>884346</text:p>
          </table:table-cell>
          <table:table-cell office:value-type="string" calcext:value-type="string">
            <text:p>Dan_Edidin</text:p>
          </table:table-cell>
          <table:table-cell office:value-type="float" office:value="3" calcext:value-type="float">
            <text:p>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025886" calcext:value-type="float">
            <text:p>0.025886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887251" calcext:value-type="float">
            <text:p>887251</text:p>
          </table:table-cell>
          <table:table-cell office:value-type="string" calcext:value-type="string">
            <text:p>Puxiao_H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228" calcext:value-type="float">
            <text:p>0.025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319" calcext:value-type="float">
            <text:p>900319</text:p>
          </table:table-cell>
          <table:table-cell office:value-type="string" calcext:value-type="string">
            <text:p>Moshe_Namer</text:p>
          </table:table-cell>
          <table:table-cell office:value-type="float" office:value="12" calcext:value-type="float">
            <text:p>12</text:p>
          </table:table-cell>
          <table:table-cell office:value-type="float" office:value="1.142857" calcext:value-type="float">
            <text:p>1.142857</text:p>
          </table:table-cell>
          <table:table-cell office:value-type="float" office:value="0.047041" calcext:value-type="float">
            <text:p>0.047041</text:p>
          </table:table-cell>
          <table:table-cell office:value-type="float" office:value="0.878788" calcext:value-type="float">
            <text:p>0.878788</text:p>
          </table:table-cell>
        </table:table-row>
        <table:table-row table:style-name="ro1">
          <table:table-cell office:value-type="float" office:value="900320" calcext:value-type="float">
            <text:p>900320</text:p>
          </table:table-cell>
          <table:table-cell office:value-type="string" calcext:value-type="string">
            <text:p>Maxim_Meltsin</text:p>
          </table:table-cell>
          <table:table-cell office:value-type="float" office:value="12" calcext:value-type="float">
            <text:p>12</text:p>
          </table:table-cell>
          <table:table-cell office:value-type="float" office:value="1.142857" calcext:value-type="float">
            <text:p>1.142857</text:p>
          </table:table-cell>
          <table:table-cell office:value-type="float" office:value="0.047041" calcext:value-type="float">
            <text:p>0.047041</text:p>
          </table:table-cell>
          <table:table-cell office:value-type="float" office:value="0.878788" calcext:value-type="float">
            <text:p>0.878788</text:p>
          </table:table-cell>
        </table:table-row>
        <table:table-row table:style-name="ro1">
          <table:table-cell office:value-type="float" office:value="900321" calcext:value-type="float">
            <text:p>900321</text:p>
          </table:table-cell>
          <table:table-cell office:value-type="string" calcext:value-type="string">
            <text:p>Ron_Madmoni</text:p>
          </table:table-cell>
          <table:table-cell office:value-type="float" office:value="12" calcext:value-type="float">
            <text:p>12</text:p>
          </table:table-cell>
          <table:table-cell office:value-type="float" office:value="1.142857" calcext:value-type="float">
            <text:p>1.142857</text:p>
          </table:table-cell>
          <table:table-cell office:value-type="float" office:value="0.047041" calcext:value-type="float">
            <text:p>0.047041</text:p>
          </table:table-cell>
          <table:table-cell office:value-type="float" office:value="0.878788" calcext:value-type="float">
            <text:p>0.878788</text:p>
          </table:table-cell>
        </table:table-row>
        <table:table-row table:style-name="ro1">
          <table:table-cell office:value-type="float" office:value="900322" calcext:value-type="float">
            <text:p>900322</text:p>
          </table:table-cell>
          <table:table-cell office:value-type="string" calcext:value-type="string">
            <text:p>Shahar_Dro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38623" calcext:value-type="float">
            <text:p>0.038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323" calcext:value-type="float">
            <text:p>900323</text:p>
          </table:table-cell>
          <table:table-cell office:value-type="string" calcext:value-type="string">
            <text:p>Robert_Ifraimov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38623" calcext:value-type="float">
            <text:p>0.038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585" calcext:value-type="float">
            <text:p>901585</text:p>
          </table:table-cell>
          <table:table-cell office:value-type="string" calcext:value-type="string">
            <text:p>Or_Dick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30051" calcext:value-type="float">
            <text:p>0.030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586" calcext:value-type="float">
            <text:p>901586</text:p>
          </table:table-cell>
          <table:table-cell office:value-type="string" calcext:value-type="string">
            <text:p>Idan_Kaizerm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30051" calcext:value-type="float">
            <text:p>0.030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587" calcext:value-type="float">
            <text:p>901587</text:p>
          </table:table-cell>
          <table:table-cell office:value-type="string" calcext:value-type="string">
            <text:p>Zeev_Zoha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30051" calcext:value-type="float">
            <text:p>0.030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584" calcext:value-type="float">
            <text:p>902584</text:p>
          </table:table-cell>
          <table:table-cell office:value-type="string" calcext:value-type="string">
            <text:p>Tomer_Faktor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027579" calcext:value-type="float">
            <text:p>0.027579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903038" calcext:value-type="float">
            <text:p>903038</text:p>
          </table:table-cell>
          <table:table-cell office:value-type="string" calcext:value-type="string">
            <text:p>Amir_Burshtein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033487" calcext:value-type="float">
            <text:p>0.033487</text:p>
          </table:table-cell>
          <table:table-cell office:value-type="float" office:value="0.892857" calcext:value-type="float">
            <text:p>0.892857</text:p>
          </table:table-cell>
        </table:table-row>
        <table:table-row table:style-name="ro1">
          <table:table-cell office:value-type="float" office:value="903039" calcext:value-type="float">
            <text:p>903039</text:p>
          </table:table-cell>
          <table:table-cell office:value-type="string" calcext:value-type="string">
            <text:p>Michael_Birk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033487" calcext:value-type="float">
            <text:p>0.033487</text:p>
          </table:table-cell>
          <table:table-cell office:value-type="float" office:value="0.892857" calcext:value-type="float">
            <text:p>0.892857</text:p>
          </table:table-cell>
        </table:table-row>
        <table:table-row table:style-name="ro1">
          <table:table-cell office:value-type="float" office:value="903040" calcext:value-type="float">
            <text:p>903040</text:p>
          </table:table-cell>
          <table:table-cell office:value-type="string" calcext:value-type="string">
            <text:p>Alon_Eilam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.6</text:p>
          </table:table-cell>
          <table:table-cell office:value-type="float" office:value="0.039127" calcext:value-type="float">
            <text:p>0.039127</text:p>
          </table:table-cell>
          <table:table-cell office:value-type="float" office:value="0.530303" calcext:value-type="float">
            <text:p>0.530303</text:p>
          </table:table-cell>
        </table:table-row>
        <table:table-row table:style-name="ro1">
          <table:table-cell office:value-type="float" office:value="903041" calcext:value-type="float">
            <text:p>903041</text:p>
          </table:table-cell>
          <table:table-cell office:value-type="string" calcext:value-type="string">
            <text:p>Arcady_Kempinsk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9346" calcext:value-type="float">
            <text:p>0.029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3262" calcext:value-type="float">
            <text:p>903262</text:p>
          </table:table-cell>
          <table:table-cell office:value-type="string" calcext:value-type="string">
            <text:p>Almog_Laha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802" calcext:value-type="float">
            <text:p>0.025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4727" calcext:value-type="float">
            <text:p>904727</text:p>
          </table:table-cell>
          <table:table-cell office:value-type="string" calcext:value-type="string">
            <text:p>Pingfan_Son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9714" calcext:value-type="float">
            <text:p>0.029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4912" calcext:value-type="float">
            <text:p>904912</text:p>
          </table:table-cell>
          <table:table-cell office:value-type="string" calcext:value-type="string">
            <text:p>Ron_Amit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25995" calcext:value-type="float">
            <text:p>0.02599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905648" calcext:value-type="float">
            <text:p>905648</text:p>
          </table:table-cell>
          <table:table-cell office:value-type="string" calcext:value-type="string">
            <text:p>Pavel_Sidorenko</text:p>
          </table:table-cell>
          <table:table-cell office:value-type="float" office:value="9" calcext:value-type="float">
            <text:p>9</text:p>
          </table:table-cell>
          <table:table-cell office:value-type="float" office:value="6.166667" calcext:value-type="float">
            <text:p>6.166667</text:p>
          </table:table-cell>
          <table:table-cell office:value-type="float" office:value="0.035119" calcext:value-type="float">
            <text:p>0.035119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905739" calcext:value-type="float">
            <text:p>905739</text:p>
          </table:table-cell>
          <table:table-cell office:value-type="string" calcext:value-type="string">
            <text:p>Mengqi_R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228" calcext:value-type="float">
            <text:p>0.025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051" calcext:value-type="float">
            <text:p>909051</text:p>
          </table:table-cell>
          <table:table-cell office:value-type="string" calcext:value-type="string">
            <text:p>Regev_Coh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194" calcext:value-type="float">
            <text:p>909194</text:p>
          </table:table-cell>
          <table:table-cell office:value-type="string" calcext:value-type="string">
            <text:p>Ori_Katz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802" calcext:value-type="float">
            <text:p>912802</text:p>
          </table:table-cell>
          <table:table-cell office:value-type="string" calcext:value-type="string">
            <text:p>Eliel_Hojma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803" calcext:value-type="float">
            <text:p>912803</text:p>
          </table:table-cell>
          <table:table-cell office:value-type="string" calcext:value-type="string">
            <text:p>Thomas_Chaign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836" calcext:value-type="float">
            <text:p>914836</text:p>
          </table:table-cell>
          <table:table-cell office:value-type="string" calcext:value-type="string">
            <text:p>Oran_Shay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8676" calcext:value-type="float">
            <text:p>0.028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8051" calcext:value-type="float">
            <text:p>918051</text:p>
          </table:table-cell>
          <table:table-cell office:value-type="string" calcext:value-type="string">
            <text:p>Shaby_Bare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7789" calcext:value-type="float">
            <text:p>0.027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132" calcext:value-type="float">
            <text:p>919132</text:p>
          </table:table-cell>
          <table:table-cell office:value-type="string" calcext:value-type="string">
            <text:p>Robert_Beine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373" calcext:value-type="float">
            <text:p>0.024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035" calcext:value-type="float">
            <text:p>926035</text:p>
          </table:table-cell>
          <table:table-cell office:value-type="string" calcext:value-type="string">
            <text:p>Meged_Shoh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802" calcext:value-type="float">
            <text:p>0.025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2473" calcext:value-type="float">
            <text:p>932473</text:p>
          </table:table-cell>
          <table:table-cell office:value-type="string" calcext:value-type="string">
            <text:p>Alexander_Szamei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1009" calcext:value-type="float">
            <text:p>0.03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3494" calcext:value-type="float">
            <text:p>933494</text:p>
          </table:table-cell>
          <table:table-cell office:value-type="string" calcext:value-type="string">
            <text:p>Eliyahu_Osherovich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1009" calcext:value-type="float">
            <text:p>0.03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1137" calcext:value-type="float">
            <text:p>961137</text:p>
          </table:table-cell>
          <table:table-cell office:value-type="string" calcext:value-type="string">
            <text:p>Varun_Ja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8617" calcext:value-type="float">
            <text:p>0.028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824" calcext:value-type="float">
            <text:p>968824</text:p>
          </table:table-cell>
          <table:table-cell office:value-type="string" calcext:value-type="string">
            <text:p>Rolf_Hilgendorf</text:p>
          </table:table-cell>
          <table:table-cell office:value-type="float" office:value="8" calcext:value-type="float">
            <text:p>8</text:p>
          </table:table-cell>
          <table:table-cell office:value-type="float" office:value="2.666667" calcext:value-type="float">
            <text:p>2.666667</text:p>
          </table:table-cell>
          <table:table-cell office:value-type="float" office:value="0.037304" calcext:value-type="float">
            <text:p>0.037304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 office:value-type="float" office:value="987392" calcext:value-type="float">
            <text:p>987392</text:p>
          </table:table-cell>
          <table:table-cell office:value-type="string" calcext:value-type="string">
            <text:p>Roei_Lev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7393" calcext:value-type="float">
            <text:p>987393</text:p>
          </table:table-cell>
          <table:table-cell office:value-type="string" calcext:value-type="string">
            <text:p>Aharon_Coh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7513" calcext:value-type="float">
            <text:p>987513</text:p>
          </table:table-cell>
          <table:table-cell office:value-type="string" calcext:value-type="string">
            <text:p>Haley_K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5444" calcext:value-type="float">
            <text:p>0.025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862" calcext:value-type="float">
            <text:p>1105862</text:p>
          </table:table-cell>
          <table:table-cell office:value-type="string" calcext:value-type="string">
            <text:p>Douglas_Adam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333" calcext:value-type="float">
            <text:p>0.025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4526" calcext:value-type="float">
            <text:p>1144526</text:p>
          </table:table-cell>
          <table:table-cell office:value-type="string" calcext:value-type="string">
            <text:p>Oleg_Dounaevsk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7418" calcext:value-type="float">
            <text:p>0.027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4699" calcext:value-type="float">
            <text:p>1204699</text:p>
          </table:table-cell>
          <table:table-cell office:value-type="string" calcext:value-type="string">
            <text:p>Karla_L._Miller</text:p>
          </table:table-cell>
          <table:table-cell office:value-type="float" office:value="5" calcext:value-type="float">
            <text:p>5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0.029702" calcext:value-type="float">
            <text:p>0.02970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307138" calcext:value-type="float">
            <text:p>1307138</text:p>
          </table:table-cell>
          <table:table-cell office:value-type="string" calcext:value-type="string">
            <text:p>Etgar_Israel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4481" calcext:value-type="float">
            <text:p>0.034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7139" calcext:value-type="float">
            <text:p>1307139</text:p>
          </table:table-cell>
          <table:table-cell office:value-type="string" calcext:value-type="string">
            <text:p>Alex_Reysenso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4481" calcext:value-type="float">
            <text:p>0.034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5777" calcext:value-type="float">
            <text:p>1365777</text:p>
          </table:table-cell>
          <table:table-cell office:value-type="string" calcext:value-type="string">
            <text:p>Andrey_Zhitnikov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27004" calcext:value-type="float">
            <text:p>0.027004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1528381" calcext:value-type="float">
            <text:p>1528381</text:p>
          </table:table-cell>
          <table:table-cell office:value-type="string" calcext:value-type="string">
            <text:p>Nikolaus_Hamml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214" calcext:value-type="float">
            <text:p>0.024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8705" calcext:value-type="float">
            <text:p>1528705</text:p>
          </table:table-cell>
          <table:table-cell office:value-type="string" calcext:value-type="string">
            <text:p>Ina_Rivk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9065" calcext:value-type="float">
            <text:p>0.029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2646" calcext:value-type="float">
            <text:p>1562646</text:p>
          </table:table-cell>
          <table:table-cell office:value-type="string" calcext:value-type="string">
            <text:p>Pierre_Khuri-Yaku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32247" calcext:value-type="float">
            <text:p>0.032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9624" calcext:value-type="float">
            <text:p>1569624</text:p>
          </table:table-cell>
          <table:table-cell office:value-type="string" calcext:value-type="string">
            <text:p>Alon_Akiv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8559" calcext:value-type="float">
            <text:p>0.028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9625" calcext:value-type="float">
            <text:p>1569625</text:p>
          </table:table-cell>
          <table:table-cell office:value-type="string" calcext:value-type="string">
            <text:p>Barak_Avrah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8559" calcext:value-type="float">
            <text:p>0.028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4531" calcext:value-type="float">
            <text:p>1774531</text:p>
          </table:table-cell>
          <table:table-cell office:value-type="string" calcext:value-type="string">
            <text:p>Kfir_M._Cohen</text:p>
          </table:table-cell>
          <table:table-cell office:value-type="float" office:value="5" calcext:value-type="float">
            <text:p>5</text:p>
          </table:table-cell>
          <table:table-cell office:value-type="float" office:value="36.523824" calcext:value-type="float">
            <text:p>36.523824</text:p>
          </table:table-cell>
          <table:table-cell office:value-type="float" office:value="0.029157" calcext:value-type="float">
            <text:p>0.02915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42772" calcext:value-type="float">
            <text:p>1942772</text:p>
          </table:table-cell>
          <table:table-cell office:value-type="string" calcext:value-type="string">
            <text:p>Ohad_Rahami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746" calcext:value-type="float">
            <text:p>0.02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2773" calcext:value-type="float">
            <text:p>1942773</text:p>
          </table:table-cell>
          <table:table-cell office:value-type="string" calcext:value-type="string">
            <text:p>Roey_Deke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746" calcext:value-type="float">
            <text:p>0.02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4554" calcext:value-type="float">
            <text:p>1944554</text:p>
          </table:table-cell>
          <table:table-cell office:value-type="string" calcext:value-type="string">
            <text:p>O._Maay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7373" calcext:value-type="float">
            <text:p>0.027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7256" calcext:value-type="float">
            <text:p>1947256</text:p>
          </table:table-cell>
          <table:table-cell office:value-type="string" calcext:value-type="string">
            <text:p>S._Londn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9267" calcext:value-type="float">
            <text:p>0.029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8709" calcext:value-type="float">
            <text:p>1978709</text:p>
          </table:table-cell>
          <table:table-cell office:value-type="string" calcext:value-type="string">
            <text:p>Roni_Feld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306" calcext:value-type="float">
            <text:p>0.024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903" calcext:value-type="float">
            <text:p>2008903</text:p>
          </table:table-cell>
          <table:table-cell office:value-type="string" calcext:value-type="string">
            <text:p>Maor_Mutzaf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6829" calcext:value-type="float">
            <text:p>0.026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999" calcext:value-type="float">
            <text:p>2009999</text:p>
          </table:table-cell>
          <table:table-cell office:value-type="string" calcext:value-type="string">
            <text:p>Eran_Ron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43775" calcext:value-type="float">
            <text:p>0.043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000" calcext:value-type="float">
            <text:p>2010000</text:p>
          </table:table-cell>
          <table:table-cell office:value-type="string" calcext:value-type="string">
            <text:p>Yana_Grimovic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43775" calcext:value-type="float">
            <text:p>0.043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011" calcext:value-type="float">
            <text:p>2010011</text:p>
          </table:table-cell>
          <table:table-cell office:value-type="string" calcext:value-type="string">
            <text:p>Yuval_Ben-Shal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802" calcext:value-type="float">
            <text:p>0.025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805" calcext:value-type="float">
            <text:p>2010805</text:p>
          </table:table-cell>
          <table:table-cell office:value-type="string" calcext:value-type="string">
            <text:p>Jonathon_Spauld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214" calcext:value-type="float">
            <text:p>0.024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886" calcext:value-type="float">
            <text:p>2010886</text:p>
          </table:table-cell>
          <table:table-cell office:value-type="string" calcext:value-type="string">
            <text:p>Chen_Attia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6577" calcext:value-type="float">
            <text:p>0.026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887" calcext:value-type="float">
            <text:p>2010887</text:p>
          </table:table-cell>
          <table:table-cell office:value-type="string" calcext:value-type="string">
            <text:p>Barak_Farbm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6577" calcext:value-type="float">
            <text:p>0.026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888" calcext:value-type="float">
            <text:p>2010888</text:p>
          </table:table-cell>
          <table:table-cell office:value-type="string" calcext:value-type="string">
            <text:p>Igor_Tselni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6577" calcext:value-type="float">
            <text:p>0.026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223" calcext:value-type="float">
            <text:p>2012223</text:p>
          </table:table-cell>
          <table:table-cell office:value-type="string" calcext:value-type="string">
            <text:p>Liad_Polla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5992" calcext:value-type="float">
            <text:p>0.025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819" calcext:value-type="float">
            <text:p>2015819</text:p>
          </table:table-cell>
          <table:table-cell office:value-type="string" calcext:value-type="string">
            <text:p>Erez_Ben-Yaaco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0" calcext:value-type="float">
            <text:p>22560</text:p>
          </table:table-cell>
          <table:table-cell office:value-type="string" calcext:value-type="string">
            <text:p>Shahin_Mohammad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4829" calcext:value-type="float">
            <text:p>0.024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string" calcext:value-type="string">
            <text:p>Ananth_Grama</text:p>
          </table:table-cell>
          <table:table-cell office:value-type="float" office:value="5" calcext:value-type="float">
            <text:p>5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027774" calcext:value-type="float">
            <text:p>0.02777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2909" calcext:value-type="float">
            <text:p>22909</text:p>
          </table:table-cell>
          <table:table-cell office:value-type="string" calcext:value-type="string">
            <text:p>George_Kesidi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7492" calcext:value-type="float">
            <text:p>0.027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04" calcext:value-type="float">
            <text:p>24804</text:p>
          </table:table-cell>
          <table:table-cell office:value-type="string" calcext:value-type="string">
            <text:p>Nan_Liu</text:p>
          </table:table-cell>
          <table:table-cell office:value-type="float" office:value="8" calcext:value-type="float">
            <text:p>8</text:p>
          </table:table-cell>
          <table:table-cell office:value-type="float" office:value="10.616047" calcext:value-type="float">
            <text:p>10.616047</text:p>
          </table:table-cell>
          <table:table-cell office:value-type="float" office:value="0.045066" calcext:value-type="float">
            <text:p>0.045066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 office:value-type="float" office:value="33253" calcext:value-type="float">
            <text:p>33253</text:p>
          </table:table-cell>
          <table:table-cell office:value-type="string" calcext:value-type="string">
            <text:p>Yue_Zhao</text:p>
          </table:table-cell>
          <table:table-cell office:value-type="float" office:value="7" calcext:value-type="float">
            <text:p>7</text:p>
          </table:table-cell>
          <table:table-cell office:value-type="float" office:value="39.450106" calcext:value-type="float">
            <text:p>39.450106</text:p>
          </table:table-cell>
          <table:table-cell office:value-type="float" office:value="0.039373" calcext:value-type="float">
            <text:p>0.039373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 office:value-type="float" office:value="36884" calcext:value-type="float">
            <text:p>36884</text:p>
          </table:table-cell>
          <table:table-cell office:value-type="string" calcext:value-type="string">
            <text:p>Lili_Zhang</text:p>
          </table:table-cell>
          <table:table-cell office:value-type="float" office:value="6" calcext:value-type="float">
            <text:p>6</text:p>
          </table:table-cell>
          <table:table-cell office:value-type="float" office:value="0.575" calcext:value-type="float">
            <text:p>0.575</text:p>
          </table:table-cell>
          <table:table-cell office:value-type="float" office:value="0.024873" calcext:value-type="float">
            <text:p>0.024873</text:p>
          </table:table-cell>
          <table:table-cell office:value-type="float" office:value="0.866667" calcext:value-type="float">
            <text:p>0.866667</text:p>
          </table:table-cell>
        </table:table-row>
        <table:table-row table:style-name="ro1">
          <table:table-cell office:value-type="float" office:value="58229" calcext:value-type="float">
            <text:p>58229</text:p>
          </table:table-cell>
          <table:table-cell office:value-type="string" calcext:value-type="string">
            <text:p>Mohamed-Slim_Alouini</text:p>
          </table:table-cell>
          <table:table-cell office:value-type="float" office:value="22" calcext:value-type="float">
            <text:p>22</text:p>
          </table:table-cell>
          <table:table-cell office:value-type="float" office:value="197.095465" calcext:value-type="float">
            <text:p>197.095465</text:p>
          </table:table-cell>
          <table:table-cell office:value-type="float" office:value="0.052979" calcext:value-type="float">
            <text:p>0.052979</text:p>
          </table:table-cell>
          <table:table-cell office:value-type="float" office:value="0.233766" calcext:value-type="float">
            <text:p>0.233766</text:p>
          </table:table-cell>
        </table:table-row>
        <table:table-row table:style-name="ro1">
          <table:table-cell office:value-type="float" office:value="58254" calcext:value-type="float">
            <text:p>58254</text:p>
          </table:table-cell>
          <table:table-cell office:value-type="string" calcext:value-type="string">
            <text:p>Chan-Byoung_Chae</text:p>
          </table:table-cell>
          <table:table-cell office:value-type="float" office:value="12" calcext:value-type="float">
            <text:p>12</text:p>
          </table:table-cell>
          <table:table-cell office:value-type="float" office:value="17.726141" calcext:value-type="float">
            <text:p>17.726141</text:p>
          </table:table-cell>
          <table:table-cell office:value-type="float" office:value="0.040354" calcext:value-type="float">
            <text:p>0.04035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9794" calcext:value-type="float">
            <text:p>59794</text:p>
          </table:table-cell>
          <table:table-cell office:value-type="string" calcext:value-type="string">
            <text:p>Changmin_L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9399" calcext:value-type="float">
            <text:p>0.029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69" calcext:value-type="float">
            <text:p>61369</text:p>
          </table:table-cell>
          <table:table-cell office:value-type="string" calcext:value-type="string">
            <text:p>Vijay_K._Bhargava</text:p>
          </table:table-cell>
          <table:table-cell office:value-type="float" office:value="7" calcext:value-type="float">
            <text:p>7</text:p>
          </table:table-cell>
          <table:table-cell office:value-type="float" office:value="40.001321" calcext:value-type="float">
            <text:p>40.001321</text:p>
          </table:table-cell>
          <table:table-cell office:value-type="float" office:value="0.020333" calcext:value-type="float">
            <text:p>0.020333</text:p>
          </table:table-cell>
          <table:table-cell office:value-type="float" office:value="0.52381" calcext:value-type="float">
            <text:p>0.52381</text:p>
          </table:table-cell>
        </table:table-row>
        <table:table-row table:style-name="ro1">
          <table:table-cell office:value-type="float" office:value="63486" calcext:value-type="float">
            <text:p>63486</text:p>
          </table:table-cell>
          <table:table-cell office:value-type="string" calcext:value-type="string">
            <text:p>Marco_Levorato</text:p>
          </table:table-cell>
          <table:table-cell office:value-type="float" office:value="6" calcext:value-type="float">
            <text:p>6</text:p>
          </table:table-cell>
          <table:table-cell office:value-type="float" office:value="1.60814" calcext:value-type="float">
            <text:p>1.60814</text:p>
          </table:table-cell>
          <table:table-cell office:value-type="float" office:value="0.030214" calcext:value-type="float">
            <text:p>0.03021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3875" calcext:value-type="float">
            <text:p>63875</text:p>
          </table:table-cell>
          <table:table-cell office:value-type="string" calcext:value-type="string">
            <text:p>Jan_M._Rabae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5431" calcext:value-type="float">
            <text:p>0.025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25" calcext:value-type="float">
            <text:p>64525</text:p>
          </table:table-cell>
          <table:table-cell office:value-type="string" calcext:value-type="string">
            <text:p>Sheng_Zhou</text:p>
          </table:table-cell>
          <table:table-cell office:value-type="float" office:value="5" calcext:value-type="float">
            <text:p>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026485" calcext:value-type="float">
            <text:p>0.02648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4699" calcext:value-type="float">
            <text:p>64699</text:p>
          </table:table-cell>
          <table:table-cell office:value-type="string" calcext:value-type="string">
            <text:p>Zhisheng_Niu</text:p>
          </table:table-cell>
          <table:table-cell office:value-type="float" office:value="6" calcext:value-type="float">
            <text:p>6</text:p>
          </table:table-cell>
          <table:table-cell office:value-type="float" office:value="4.588095" calcext:value-type="float">
            <text:p>4.588095</text:p>
          </table:table-cell>
          <table:table-cell office:value-type="float" office:value="0.028705" calcext:value-type="float">
            <text:p>0.02870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64871" calcext:value-type="float">
            <text:p>64871</text:p>
          </table:table-cell>
          <table:table-cell office:value-type="string" calcext:value-type="string">
            <text:p>Weisi_Guo</text:p>
          </table:table-cell>
          <table:table-cell office:value-type="float" office:value="10" calcext:value-type="float">
            <text:p>10</text:p>
          </table:table-cell>
          <table:table-cell office:value-type="float" office:value="74.503848" calcext:value-type="float">
            <text:p>74.503848</text:p>
          </table:table-cell>
          <table:table-cell office:value-type="float" office:value="0.035144" calcext:value-type="float">
            <text:p>0.035144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1">
          <table:table-cell office:value-type="float" office:value="65082" calcext:value-type="float">
            <text:p>65082</text:p>
          </table:table-cell>
          <table:table-cell office:value-type="string" calcext:value-type="string">
            <text:p>Sheng_Yang</text:p>
          </table:table-cell>
          <table:table-cell office:value-type="float" office:value="6" calcext:value-type="float">
            <text:p>6</text:p>
          </table:table-cell>
          <table:table-cell office:value-type="float" office:value="11.098659" calcext:value-type="float">
            <text:p>11.098659</text:p>
          </table:table-cell>
          <table:table-cell office:value-type="float" office:value="0.033879" calcext:value-type="float">
            <text:p>0.033879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66210" calcext:value-type="float">
            <text:p>66210</text:p>
          </table:table-cell>
          <table:table-cell office:value-type="string" calcext:value-type="string">
            <text:p>Fabrizio_Granell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6159" calcext:value-type="float">
            <text:p>0.026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58" calcext:value-type="float">
            <text:p>67258</text:p>
          </table:table-cell>
          <table:table-cell office:value-type="string" calcext:value-type="string">
            <text:p>Moe_Z._Win</text:p>
          </table:table-cell>
          <table:table-cell office:value-type="float" office:value="9" calcext:value-type="float">
            <text:p>9</text:p>
          </table:table-cell>
          <table:table-cell office:value-type="float" office:value="67.026308" calcext:value-type="float">
            <text:p>67.026308</text:p>
          </table:table-cell>
          <table:table-cell office:value-type="float" office:value="0.031456" calcext:value-type="float">
            <text:p>0.031456</text:p>
          </table:table-cell>
          <table:table-cell office:value-type="float" office:value="0.416667" calcext:value-type="float">
            <text:p>0.416667</text:p>
          </table:table-cell>
        </table:table-row>
        <table:table-row table:style-name="ro1">
          <table:table-cell office:value-type="float" office:value="69422" calcext:value-type="float">
            <text:p>69422</text:p>
          </table:table-cell>
          <table:table-cell office:value-type="string" calcext:value-type="string">
            <text:p>Anteneh_A._Gebremari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6159" calcext:value-type="float">
            <text:p>0.026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25" calcext:value-type="float">
            <text:p>70825</text:p>
          </table:table-cell>
          <table:table-cell office:value-type="string" calcext:value-type="string">
            <text:p>Lin_Xiao</text:p>
          </table:table-cell>
          <table:table-cell office:value-type="float" office:value="9" calcext:value-type="float">
            <text:p>9</text:p>
          </table:table-cell>
          <table:table-cell office:value-type="float" office:value="181.021069" calcext:value-type="float">
            <text:p>181.021069</text:p>
          </table:table-cell>
          <table:table-cell office:value-type="float" office:value="0.032405" calcext:value-type="float">
            <text:p>0.032405</text:p>
          </table:table-cell>
          <table:table-cell office:value-type="float" office:value="0.388889" calcext:value-type="float">
            <text:p>0.388889</text:p>
          </table:table-cell>
        </table:table-row>
        <table:table-row table:style-name="ro1">
          <table:table-cell office:value-type="float" office:value="75807" calcext:value-type="float">
            <text:p>75807</text:p>
          </table:table-cell>
          <table:table-cell office:value-type="string" calcext:value-type="string">
            <text:p>Sean_P._Meyn</text:p>
          </table:table-cell>
          <table:table-cell office:value-type="float" office:value="6" calcext:value-type="float">
            <text:p>6</text:p>
          </table:table-cell>
          <table:table-cell office:value-type="float" office:value="3.183333" calcext:value-type="float">
            <text:p>3.183333</text:p>
          </table:table-cell>
          <table:table-cell office:value-type="float" office:value="0.019444" calcext:value-type="float">
            <text:p>0.019444</text:p>
          </table:table-cell>
          <table:table-cell office:value-type="float" office:value="0.533333" calcext:value-type="float">
            <text:p>0.533333</text:p>
          </table:table-cell>
        </table:table-row>
        <table:table-row table:style-name="ro1">
          <table:table-cell office:value-type="float" office:value="76358" calcext:value-type="float">
            <text:p>76358</text:p>
          </table:table-cell>
          <table:table-cell office:value-type="string" calcext:value-type="string">
            <text:p>Alessandro_Casavol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4725" calcext:value-type="float">
            <text:p>0.024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85" calcext:value-type="float">
            <text:p>76485</text:p>
          </table:table-cell>
          <table:table-cell office:value-type="string" calcext:value-type="string">
            <text:p>Stephen_P._Boyd</text:p>
          </table:table-cell>
          <table:table-cell office:value-type="float" office:value="15" calcext:value-type="float">
            <text:p>15</text:p>
          </table:table-cell>
          <table:table-cell office:value-type="float" office:value="192.481358" calcext:value-type="float">
            <text:p>192.481358</text:p>
          </table:table-cell>
          <table:table-cell office:value-type="float" office:value="0.039684" calcext:value-type="float">
            <text:p>0.039684</text:p>
          </table:table-cell>
          <table:table-cell office:value-type="float" office:value="0.257143" calcext:value-type="float">
            <text:p>0.257143</text:p>
          </table:table-cell>
        </table:table-row>
        <table:table-row table:style-name="ro1">
          <table:table-cell office:value-type="float" office:value="78490" calcext:value-type="float">
            <text:p>78490</text:p>
          </table:table-cell>
          <table:table-cell office:value-type="string" calcext:value-type="string">
            <text:p>Emanuele_Garon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4725" calcext:value-type="float">
            <text:p>0.024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85" calcext:value-type="float">
            <text:p>80085</text:p>
          </table:table-cell>
          <table:table-cell office:value-type="string" calcext:value-type="string">
            <text:p>Sanjay_Lall</text:p>
          </table:table-cell>
          <table:table-cell office:value-type="float" office:value="8" calcext:value-type="float">
            <text:p>8</text:p>
          </table:table-cell>
          <table:table-cell office:value-type="float" office:value="6.99062" calcext:value-type="float">
            <text:p>6.99062</text:p>
          </table:table-cell>
          <table:table-cell office:value-type="float" office:value="0.034007" calcext:value-type="float">
            <text:p>0.034007</text:p>
          </table:table-cell>
          <table:table-cell office:value-type="float" office:value="0.642857" calcext:value-type="float">
            <text:p>0.642857</text:p>
          </table:table-cell>
        </table:table-row>
        <table:table-row table:style-name="ro1">
          <table:table-cell office:value-type="float" office:value="81719" calcext:value-type="float">
            <text:p>81719</text:p>
          </table:table-cell>
          <table:table-cell office:value-type="string" calcext:value-type="string">
            <text:p>Pravin_Varaiy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4122" calcext:value-type="float">
            <text:p>0.014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48" calcext:value-type="float">
            <text:p>81848</text:p>
          </table:table-cell>
          <table:table-cell office:value-type="string" calcext:value-type="string">
            <text:p>Bruno_Sinopoli</text:p>
          </table:table-cell>
          <table:table-cell office:value-type="float" office:value="6" calcext:value-type="float">
            <text:p>6</text:p>
          </table:table-cell>
          <table:table-cell office:value-type="float" office:value="126.599423" calcext:value-type="float">
            <text:p>126.599423</text:p>
          </table:table-cell>
          <table:table-cell office:value-type="float" office:value="0.027287" calcext:value-type="float">
            <text:p>0.027287</text:p>
          </table:table-cell>
          <table:table-cell office:value-type="float" office:value="0.466667" calcext:value-type="float">
            <text:p>0.466667</text:p>
          </table:table-cell>
        </table:table-row>
        <table:table-row table:style-name="ro1">
          <table:table-cell office:value-type="float" office:value="86074" calcext:value-type="float">
            <text:p>86074</text:p>
          </table:table-cell>
          <table:table-cell office:value-type="string" calcext:value-type="string">
            <text:p>Todd_P._Coleman</text:p>
          </table:table-cell>
          <table:table-cell office:value-type="float" office:value="5" calcext:value-type="float">
            <text:p>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18353" calcext:value-type="float">
            <text:p>0.01835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86274" calcext:value-type="float">
            <text:p>86274</text:p>
          </table:table-cell>
          <table:table-cell office:value-type="string" calcext:value-type="string">
            <text:p>Aylin_Yener</text:p>
          </table:table-cell>
          <table:table-cell office:value-type="float" office:value="11" calcext:value-type="float">
            <text:p>11</text:p>
          </table:table-cell>
          <table:table-cell office:value-type="float" office:value="27.868922" calcext:value-type="float">
            <text:p>27.868922</text:p>
          </table:table-cell>
          <table:table-cell office:value-type="float" office:value="0.051922" calcext:value-type="float">
            <text:p>0.051922</text:p>
          </table:table-cell>
          <table:table-cell office:value-type="float" office:value="0.527273" calcext:value-type="float">
            <text:p>0.527273</text:p>
          </table:table-cell>
        </table:table-row>
        <table:table-row table:style-name="ro1">
          <table:table-cell office:value-type="float" office:value="86701" calcext:value-type="float">
            <text:p>86701</text:p>
          </table:table-cell>
          <table:table-cell office:value-type="string" calcext:value-type="string">
            <text:p>Osvaldo_Simeone</text:p>
          </table:table-cell>
          <table:table-cell office:value-type="float" office:value="17" calcext:value-type="float">
            <text:p>17</text:p>
          </table:table-cell>
          <table:table-cell office:value-type="float" office:value="131.976886" calcext:value-type="float">
            <text:p>131.976886</text:p>
          </table:table-cell>
          <table:table-cell office:value-type="float" office:value="0.064049" calcext:value-type="float">
            <text:p>0.064049</text:p>
          </table:table-cell>
          <table:table-cell office:value-type="float" office:value="0.389706" calcext:value-type="float">
            <text:p>0.389706</text:p>
          </table:table-cell>
        </table:table-row>
        <table:table-row table:style-name="ro1">
          <table:table-cell office:value-type="float" office:value="87317" calcext:value-type="float">
            <text:p>87317</text:p>
          </table:table-cell>
          <table:table-cell office:value-type="string" calcext:value-type="string">
            <text:p>Deniz_G?nd?z</text:p>
          </table:table-cell>
          <table:table-cell office:value-type="float" office:value="17" calcext:value-type="float">
            <text:p>17</text:p>
          </table:table-cell>
          <table:table-cell office:value-type="float" office:value="70.325648" calcext:value-type="float">
            <text:p>70.325648</text:p>
          </table:table-cell>
          <table:table-cell office:value-type="float" office:value="0.05873" calcext:value-type="float">
            <text:p>0.05873</text:p>
          </table:table-cell>
          <table:table-cell office:value-type="float" office:value="0.338235" calcext:value-type="float">
            <text:p>0.338235</text:p>
          </table:table-cell>
        </table:table-row>
        <table:table-row table:style-name="ro1">
          <table:table-cell office:value-type="float" office:value="87686" calcext:value-type="float">
            <text:p>87686</text:p>
          </table:table-cell>
          <table:table-cell office:value-type="string" calcext:value-type="string">
            <text:p>Syed_Ali_Jafar</text:p>
          </table:table-cell>
          <table:table-cell office:value-type="float" office:value="17" calcext:value-type="float">
            <text:p>17</text:p>
          </table:table-cell>
          <table:table-cell office:value-type="float" office:value="96.032108" calcext:value-type="float">
            <text:p>96.032108</text:p>
          </table:table-cell>
          <table:table-cell office:value-type="float" office:value="0.057516" calcext:value-type="float">
            <text:p>0.057516</text:p>
          </table:table-cell>
          <table:table-cell office:value-type="float" office:value="0.352941" calcext:value-type="float">
            <text:p>0.352941</text:p>
          </table:table-cell>
        </table:table-row>
        <table:table-row table:style-name="ro1">
          <table:table-cell office:value-type="float" office:value="87799" calcext:value-type="float">
            <text:p>87799</text:p>
          </table:table-cell>
          <table:table-cell office:value-type="string" calcext:value-type="string">
            <text:p>Larry_J._Greenstein</text:p>
          </table:table-cell>
          <table:table-cell office:value-type="float" office:value="9" calcext:value-type="float">
            <text:p>9</text:p>
          </table:table-cell>
          <table:table-cell office:value-type="float" office:value="22.299544" calcext:value-type="float">
            <text:p>22.299544</text:p>
          </table:table-cell>
          <table:table-cell office:value-type="float" office:value="0.029863" calcext:value-type="float">
            <text:p>0.029863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1">
          <table:table-cell office:value-type="float" office:value="88137" calcext:value-type="float">
            <text:p>88137</text:p>
          </table:table-cell>
          <table:table-cell office:value-type="string" calcext:value-type="string">
            <text:p>Sang_Wu_K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3815" calcext:value-type="float">
            <text:p>0.013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87" calcext:value-type="float">
            <text:p>88187</text:p>
          </table:table-cell>
          <table:table-cell office:value-type="string" calcext:value-type="string">
            <text:p>Muriel_Medard</text:p>
          </table:table-cell>
          <table:table-cell office:value-type="float" office:value="18" calcext:value-type="float">
            <text:p>18</text:p>
          </table:table-cell>
          <table:table-cell office:value-type="float" office:value="146.166703" calcext:value-type="float">
            <text:p>146.166703</text:p>
          </table:table-cell>
          <table:table-cell office:value-type="float" office:value="0.059747" calcext:value-type="float">
            <text:p>0.059747</text:p>
          </table:table-cell>
          <table:table-cell office:value-type="float" office:value="0.287582" calcext:value-type="float">
            <text:p>0.287582</text:p>
          </table:table-cell>
        </table:table-row>
        <table:table-row table:style-name="ro1">
          <table:table-cell office:value-type="float" office:value="88672" calcext:value-type="float">
            <text:p>88672</text:p>
          </table:table-cell>
          <table:table-cell office:value-type="string" calcext:value-type="string">
            <text:p>Ranjan_K._Mallik</text:p>
          </table:table-cell>
          <table:table-cell office:value-type="float" office:value="7" calcext:value-type="float">
            <text:p>7</text:p>
          </table:table-cell>
          <table:table-cell office:value-type="float" office:value="5.221087" calcext:value-type="float">
            <text:p>5.221087</text:p>
          </table:table-cell>
          <table:table-cell office:value-type="float" office:value="0.021102" calcext:value-type="float">
            <text:p>0.021102</text:p>
          </table:table-cell>
          <table:table-cell office:value-type="float" office:value="0.52381" calcext:value-type="float">
            <text:p>0.52381</text:p>
          </table:table-cell>
        </table:table-row>
        <table:table-row table:style-name="ro1">
          <table:table-cell office:value-type="float" office:value="88769" calcext:value-type="float">
            <text:p>88769</text:p>
          </table:table-cell>
          <table:table-cell office:value-type="string" calcext:value-type="string">
            <text:p>Gerhard_Kramer</text:p>
          </table:table-cell>
          <table:table-cell office:value-type="float" office:value="13" calcext:value-type="float">
            <text:p>13</text:p>
          </table:table-cell>
          <table:table-cell office:value-type="float" office:value="63.712296" calcext:value-type="float">
            <text:p>63.712296</text:p>
          </table:table-cell>
          <table:table-cell office:value-type="float" office:value="0.05434" calcext:value-type="float">
            <text:p>0.05434</text:p>
          </table:table-cell>
          <table:table-cell office:value-type="float" office:value="0.512821" calcext:value-type="float">
            <text:p>0.512821</text:p>
          </table:table-cell>
        </table:table-row>
        <table:table-row table:style-name="ro1">
          <table:table-cell office:value-type="float" office:value="89393" calcext:value-type="float">
            <text:p>89393</text:p>
          </table:table-cell>
          <table:table-cell office:value-type="string" calcext:value-type="string">
            <text:p>Shlomo_Shamai_(Shitz)</text:p>
          </table:table-cell>
          <table:table-cell office:value-type="float" office:value="18" calcext:value-type="float">
            <text:p>18</text:p>
          </table:table-cell>
          <table:table-cell office:value-type="float" office:value="130.105693" calcext:value-type="float">
            <text:p>130.105693</text:p>
          </table:table-cell>
          <table:table-cell office:value-type="float" office:value="0.061045" calcext:value-type="float">
            <text:p>0.061045</text:p>
          </table:table-cell>
          <table:table-cell office:value-type="float" office:value="0.392157" calcext:value-type="float">
            <text:p>0.392157</text:p>
          </table:table-cell>
        </table:table-row>
        <table:table-row table:style-name="ro1">
          <table:table-cell office:value-type="float" office:value="125623" calcext:value-type="float">
            <text:p>125623</text:p>
          </table:table-cell>
          <table:table-cell office:value-type="string" calcext:value-type="string">
            <text:p>Peter_W._Glynn</text:p>
          </table:table-cell>
          <table:table-cell office:value-type="float" office:value="5" calcext:value-type="float">
            <text:p>5</text:p>
          </table:table-cell>
          <table:table-cell office:value-type="float" office:value="2.158333" calcext:value-type="float">
            <text:p>2.158333</text:p>
          </table:table-cell>
          <table:table-cell office:value-type="float" office:value="0.026366" calcext:value-type="float">
            <text:p>0.02636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33252" calcext:value-type="float">
            <text:p>133252</text:p>
          </table:table-cell>
          <table:table-cell office:value-type="string" calcext:value-type="string">
            <text:p>Thomas_R._Dean</text:p>
          </table:table-cell>
          <table:table-cell office:value-type="float" office:value="4" calcext:value-type="float">
            <text:p>4</text:p>
          </table:table-cell>
          <table:table-cell office:value-type="float" office:value="0.592075" calcext:value-type="float">
            <text:p>0.592075</text:p>
          </table:table-cell>
          <table:table-cell office:value-type="float" office:value="0.026276" calcext:value-type="float">
            <text:p>0.026276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38128" calcext:value-type="float">
            <text:p>138128</text:p>
          </table:table-cell>
          <table:table-cell office:value-type="string" calcext:value-type="string">
            <text:p>Stephen_B._Wicker</text:p>
          </table:table-cell>
          <table:table-cell office:value-type="float" office:value="4" calcext:value-type="float">
            <text:p>4</text:p>
          </table:table-cell>
          <table:table-cell office:value-type="float" office:value="47.811434" calcext:value-type="float">
            <text:p>47.811434</text:p>
          </table:table-cell>
          <table:table-cell office:value-type="float" office:value="0.022457" calcext:value-type="float">
            <text:p>0.02245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151130" calcext:value-type="float">
            <text:p>151130</text:p>
          </table:table-cell>
          <table:table-cell office:value-type="string" calcext:value-type="string">
            <text:p>Urbashi_Mitra</text:p>
          </table:table-cell>
          <table:table-cell office:value-type="float" office:value="15" calcext:value-type="float">
            <text:p>15</text:p>
          </table:table-cell>
          <table:table-cell office:value-type="float" office:value="133.719859" calcext:value-type="float">
            <text:p>133.719859</text:p>
          </table:table-cell>
          <table:table-cell office:value-type="float" office:value="0.055268" calcext:value-type="float">
            <text:p>0.055268</text:p>
          </table:table-cell>
          <table:table-cell office:value-type="float" office:value="0.285714" calcext:value-type="float">
            <text:p>0.285714</text:p>
          </table:table-cell>
        </table:table-row>
        <table:table-row table:style-name="ro1">
          <table:table-cell office:value-type="float" office:value="162868" calcext:value-type="float">
            <text:p>162868</text:p>
          </table:table-cell>
          <table:table-cell office:value-type="string" calcext:value-type="string">
            <text:p>Nima_Soltan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2429" calcext:value-type="float">
            <text:p>0.022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926" calcext:value-type="float">
            <text:p>164926</text:p>
          </table:table-cell>
          <table:table-cell office:value-type="string" calcext:value-type="string">
            <text:p>Ezio_Biglieri</text:p>
          </table:table-cell>
          <table:table-cell office:value-type="float" office:value="11" calcext:value-type="float">
            <text:p>11</text:p>
          </table:table-cell>
          <table:table-cell office:value-type="float" office:value="23.734173" calcext:value-type="float">
            <text:p>23.734173</text:p>
          </table:table-cell>
          <table:table-cell office:value-type="float" office:value="0.043562" calcext:value-type="float">
            <text:p>0.043562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165826" calcext:value-type="float">
            <text:p>165826</text:p>
          </table:table-cell>
          <table:table-cell office:value-type="string" calcext:value-type="string">
            <text:p>Reinaldo_A._Valenzuela</text:p>
          </table:table-cell>
          <table:table-cell office:value-type="float" office:value="11" calcext:value-type="float">
            <text:p>11</text:p>
          </table:table-cell>
          <table:table-cell office:value-type="float" office:value="25.367556" calcext:value-type="float">
            <text:p>25.367556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490909" calcext:value-type="float">
            <text:p>0.490909</text:p>
          </table:table-cell>
        </table:table-row>
        <table:table-row table:style-name="ro1">
          <table:table-cell office:value-type="float" office:value="166506" calcext:value-type="float">
            <text:p>166506</text:p>
          </table:table-cell>
          <table:table-cell office:value-type="string" calcext:value-type="string">
            <text:p>Marvin_K._Simon</text:p>
          </table:table-cell>
          <table:table-cell office:value-type="float" office:value="9" calcext:value-type="float">
            <text:p>9</text:p>
          </table:table-cell>
          <table:table-cell office:value-type="float" office:value="23.420342" calcext:value-type="float">
            <text:p>23.420342</text:p>
          </table:table-cell>
          <table:table-cell office:value-type="float" office:value="0.025792" calcext:value-type="float">
            <text:p>0.025792</text:p>
          </table:table-cell>
          <table:table-cell office:value-type="float" office:value="0.416667" calcext:value-type="float">
            <text:p>0.416667</text:p>
          </table:table-cell>
        </table:table-row>
        <table:table-row table:style-name="ro1">
          <table:table-cell office:value-type="float" office:value="166525" calcext:value-type="float">
            <text:p>166525</text:p>
          </table:table-cell>
          <table:table-cell office:value-type="string" calcext:value-type="string">
            <text:p>Yonathan_Murin</text:p>
          </table:table-cell>
          <table:table-cell office:value-type="float" office:value="13" calcext:value-type="float">
            <text:p>13</text:p>
          </table:table-cell>
          <table:table-cell office:value-type="float" office:value="57.708778" calcext:value-type="float">
            <text:p>57.708778</text:p>
          </table:table-cell>
          <table:table-cell office:value-type="float" office:value="0.043986" calcext:value-type="float">
            <text:p>0.043986</text:p>
          </table:table-cell>
          <table:table-cell office:value-type="float" office:value="0.423077" calcext:value-type="float">
            <text:p>0.423077</text:p>
          </table:table-cell>
        </table:table-row>
        <table:table-row table:style-name="ro1">
          <table:table-cell office:value-type="float" office:value="166911" calcext:value-type="float">
            <text:p>166911</text:p>
          </table:table-cell>
          <table:table-cell office:value-type="string" calcext:value-type="string">
            <text:p>Huseyin_Birkan_Yilmaz</text:p>
          </table:table-cell>
          <table:table-cell office:value-type="float" office:value="7" calcext:value-type="float">
            <text:p>7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030884" calcext:value-type="float">
            <text:p>0.030884</text:p>
          </table:table-cell>
          <table:table-cell office:value-type="float" office:value="0.952381" calcext:value-type="float">
            <text:p>0.952381</text:p>
          </table:table-cell>
        </table:table-row>
        <table:table-row table:style-name="ro1">
          <table:table-cell office:value-type="float" office:value="167191" calcext:value-type="float">
            <text:p>167191</text:p>
          </table:table-cell>
          <table:table-cell office:value-type="string" calcext:value-type="string">
            <text:p>Junyoung_N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5252" calcext:value-type="float">
            <text:p>0.015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443" calcext:value-type="float">
            <text:p>167443</text:p>
          </table:table-cell>
          <table:table-cell office:value-type="string" calcext:value-type="string">
            <text:p>Andreas_F._Molisch</text:p>
          </table:table-cell>
          <table:table-cell office:value-type="float" office:value="22" calcext:value-type="float">
            <text:p>22</text:p>
          </table:table-cell>
          <table:table-cell office:value-type="float" office:value="376.873007" calcext:value-type="float">
            <text:p>376.873007</text:p>
          </table:table-cell>
          <table:table-cell office:value-type="float" office:value="0.052516" calcext:value-type="float">
            <text:p>0.052516</text:p>
          </table:table-cell>
          <table:table-cell office:value-type="float" office:value="0.199134" calcext:value-type="float">
            <text:p>0.199134</text:p>
          </table:table-cell>
        </table:table-row>
        <table:table-row table:style-name="ro1">
          <table:table-cell office:value-type="float" office:value="168225" calcext:value-type="float">
            <text:p>168225</text:p>
          </table:table-cell>
          <table:table-cell office:value-type="string" calcext:value-type="string">
            <text:p>Bernd_Girod</text:p>
          </table:table-cell>
          <table:table-cell office:value-type="float" office:value="6" calcext:value-type="float">
            <text:p>6</text:p>
          </table:table-cell>
          <table:table-cell office:value-type="float" office:value="11.837133" calcext:value-type="float">
            <text:p>11.837133</text:p>
          </table:table-cell>
          <table:table-cell office:value-type="float" office:value="0.019402" calcext:value-type="float">
            <text:p>0.01940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0401" calcext:value-type="float">
            <text:p>180401</text:p>
          </table:table-cell>
          <table:table-cell office:value-type="string" calcext:value-type="string">
            <text:p>Jinyuan_Chen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028082" calcext:value-type="float">
            <text:p>0.02808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2609" calcext:value-type="float">
            <text:p>202609</text:p>
          </table:table-cell>
          <table:table-cell office:value-type="string" calcext:value-type="string">
            <text:p>Ronny_Hadan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2995" calcext:value-type="float">
            <text:p>0.022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313" calcext:value-type="float">
            <text:p>234313</text:p>
          </table:table-cell>
          <table:table-cell office:value-type="string" calcext:value-type="string">
            <text:p>Jinjun_Xiao</text:p>
          </table:table-cell>
          <table:table-cell office:value-type="float" office:value="6" calcext:value-type="float">
            <text:p>6</text:p>
          </table:table-cell>
          <table:table-cell office:value-type="float" office:value="21.587816" calcext:value-type="float">
            <text:p>21.587816</text:p>
          </table:table-cell>
          <table:table-cell office:value-type="float" office:value="0.028952" calcext:value-type="float">
            <text:p>0.028952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239024" calcext:value-type="float">
            <text:p>239024</text:p>
          </table:table-cell>
          <table:table-cell office:value-type="string" calcext:value-type="string">
            <text:p>Zhi-Quan_Luo</text:p>
          </table:table-cell>
          <table:table-cell office:value-type="float" office:value="13" calcext:value-type="float">
            <text:p>13</text:p>
          </table:table-cell>
          <table:table-cell office:value-type="float" office:value="235.708752" calcext:value-type="float">
            <text:p>235.708752</text:p>
          </table:table-cell>
          <table:table-cell office:value-type="float" office:value="0.04114" calcext:value-type="float">
            <text:p>0.04114</text:p>
          </table:table-cell>
          <table:table-cell office:value-type="float" office:value="0.320513" calcext:value-type="float">
            <text:p>0.320513</text:p>
          </table:table-cell>
        </table:table-row>
        <table:table-row table:style-name="ro1">
          <table:table-cell office:value-type="float" office:value="260221" calcext:value-type="float">
            <text:p>260221</text:p>
          </table:table-cell>
          <table:table-cell office:value-type="string" calcext:value-type="string">
            <text:p>Jinhua_Jiang</text:p>
          </table:table-cell>
          <table:table-cell office:value-type="float" office:value="7" calcext:value-type="float">
            <text:p>7</text:p>
          </table:table-cell>
          <table:table-cell office:value-type="float" office:value="3.531921" calcext:value-type="float">
            <text:p>3.531921</text:p>
          </table:table-cell>
          <table:table-cell office:value-type="float" office:value="0.042196" calcext:value-type="float">
            <text:p>0.042196</text:p>
          </table:table-cell>
          <table:table-cell office:value-type="float" office:value="0.809524" calcext:value-type="float">
            <text:p>0.809524</text:p>
          </table:table-cell>
        </table:table-row>
        <table:table-row table:style-name="ro1">
          <table:table-cell office:value-type="float" office:value="265006" calcext:value-type="float">
            <text:p>265006</text:p>
          </table:table-cell>
          <table:table-cell office:value-type="string" calcext:value-type="string">
            <text:p>Laurence_B._Milstein</text:p>
          </table:table-cell>
          <table:table-cell office:value-type="float" office:value="10" calcext:value-type="float">
            <text:p>10</text:p>
          </table:table-cell>
          <table:table-cell office:value-type="float" office:value="41.438367" calcext:value-type="float">
            <text:p>41.438367</text:p>
          </table:table-cell>
          <table:table-cell office:value-type="float" office:value="0.035793" calcext:value-type="float">
            <text:p>0.035793</text:p>
          </table:table-cell>
          <table:table-cell office:value-type="float" office:value="0.577778" calcext:value-type="float">
            <text:p>0.577778</text:p>
          </table:table-cell>
        </table:table-row>
        <table:table-row table:style-name="ro1">
          <table:table-cell office:value-type="float" office:value="279095" calcext:value-type="float">
            <text:p>279095</text:p>
          </table:table-cell>
          <table:table-cell office:value-type="string" calcext:value-type="string">
            <text:p>Nariman_Farsad</text:p>
          </table:table-cell>
          <table:table-cell office:value-type="float" office:value="16" calcext:value-type="float">
            <text:p>16</text:p>
          </table:table-cell>
          <table:table-cell office:value-type="float" office:value="29.09395" calcext:value-type="float">
            <text:p>29.09395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79096" calcext:value-type="float">
            <text:p>279096</text:p>
          </table:table-cell>
          <table:table-cell office:value-type="string" calcext:value-type="string">
            <text:p>Mainak_Chowdhury</text:p>
          </table:table-cell>
          <table:table-cell office:value-type="float" office:value="20" calcext:value-type="float">
            <text:p>20</text:p>
          </table:table-cell>
          <table:table-cell office:value-type="float" office:value="68.190945" calcext:value-type="float">
            <text:p>68.190945</text:p>
          </table:table-cell>
          <table:table-cell office:value-type="float" office:value="0.058338" calcext:value-type="float">
            <text:p>0.05833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79104" calcext:value-type="float">
            <text:p>279104</text:p>
          </table:table-cell>
          <table:table-cell office:value-type="string" calcext:value-type="string">
            <text:p>Andrew_W._Eckford</text:p>
          </table:table-cell>
          <table:table-cell office:value-type="float" office:value="11" calcext:value-type="float">
            <text:p>11</text:p>
          </table:table-cell>
          <table:table-cell office:value-type="float" office:value="12.418745" calcext:value-type="float">
            <text:p>12.418745</text:p>
          </table:table-cell>
          <table:table-cell office:value-type="float" office:value="0.040347" calcext:value-type="float">
            <text:p>0.040347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279204" calcext:value-type="float">
            <text:p>279204</text:p>
          </table:table-cell>
          <table:table-cell office:value-type="string" calcext:value-type="string">
            <text:p>Robert_Schober</text:p>
          </table:table-cell>
          <table:table-cell office:value-type="float" office:value="10" calcext:value-type="float">
            <text:p>10</text:p>
          </table:table-cell>
          <table:table-cell office:value-type="float" office:value="78.748324" calcext:value-type="float">
            <text:p>78.748324</text:p>
          </table:table-cell>
          <table:table-cell office:value-type="float" office:value="0.037136" calcext:value-type="float">
            <text:p>0.037136</text:p>
          </table:table-cell>
          <table:table-cell office:value-type="float" office:value="0.355556" calcext:value-type="float">
            <text:p>0.355556</text:p>
          </table:table-cell>
        </table:table-row>
        <table:table-row table:style-name="ro1">
          <table:table-cell office:value-type="float" office:value="279440" calcext:value-type="float">
            <text:p>279440</text:p>
          </table:table-cell>
          <table:table-cell office:value-type="string" calcext:value-type="string">
            <text:p>Mary_Wootters</text:p>
          </table:table-cell>
          <table:table-cell office:value-type="float" office:value="6" calcext:value-type="float">
            <text:p>6</text:p>
          </table:table-cell>
          <table:table-cell office:value-type="float" office:value="175.901098" calcext:value-type="float">
            <text:p>175.901098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79754" calcext:value-type="float">
            <text:p>279754</text:p>
          </table:table-cell>
          <table:table-cell office:value-type="string" calcext:value-type="string">
            <text:p>Michelle_Effros</text:p>
          </table:table-cell>
          <table:table-cell office:value-type="float" office:value="8" calcext:value-type="float">
            <text:p>8</text:p>
          </table:table-cell>
          <table:table-cell office:value-type="float" office:value="28.580372" calcext:value-type="float">
            <text:p>28.580372</text:p>
          </table:table-cell>
          <table:table-cell office:value-type="float" office:value="0.032434" calcext:value-type="float">
            <text:p>0.032434</text:p>
          </table:table-cell>
          <table:table-cell office:value-type="float" office:value="0.464286" calcext:value-type="float">
            <text:p>0.464286</text:p>
          </table:table-cell>
        </table:table-row>
        <table:table-row table:style-name="ro1">
          <table:table-cell office:value-type="float" office:value="282780" calcext:value-type="float">
            <text:p>282780</text:p>
          </table:table-cell>
          <table:table-cell office:value-type="string" calcext:value-type="string">
            <text:p>Mahnoosh_Alizadeh</text:p>
          </table:table-cell>
          <table:table-cell office:value-type="float" office:value="9" calcext:value-type="float">
            <text:p>9</text:p>
          </table:table-cell>
          <table:table-cell office:value-type="float" office:value="33.545575" calcext:value-type="float">
            <text:p>33.545575</text:p>
          </table:table-cell>
          <table:table-cell office:value-type="float" office:value="0.036959" calcext:value-type="float">
            <text:p>0.036959</text:p>
          </table:table-cell>
          <table:table-cell office:value-type="float" office:value="0.638889" calcext:value-type="float">
            <text:p>0.638889</text:p>
          </table:table-cell>
        </table:table-row>
        <table:table-row table:style-name="ro1">
          <table:table-cell office:value-type="float" office:value="282939" calcext:value-type="float">
            <text:p>282939</text:p>
          </table:table-cell>
          <table:table-cell office:value-type="string" calcext:value-type="string">
            <text:p>Md._Jahangir_Hossa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6647" calcext:value-type="float">
            <text:p>0.016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402" calcext:value-type="float">
            <text:p>283402</text:p>
          </table:table-cell>
          <table:table-cell office:value-type="string" calcext:value-type="string">
            <text:p>Felipe_Gomez-Cuba</text:p>
          </table:table-cell>
          <table:table-cell office:value-type="float" office:value="5" calcext:value-type="float">
            <text:p>5</text:p>
          </table:table-cell>
          <table:table-cell office:value-type="float" office:value="0.545556" calcext:value-type="float">
            <text:p>0.545556</text:p>
          </table:table-cell>
          <table:table-cell office:value-type="float" office:value="0.023573" calcext:value-type="float">
            <text:p>0.02357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83957" calcext:value-type="float">
            <text:p>283957</text:p>
          </table:table-cell>
          <table:table-cell office:value-type="string" calcext:value-type="string">
            <text:p>Daniel_O'Neill</text:p>
          </table:table-cell>
          <table:table-cell office:value-type="float" office:value="9" calcext:value-type="float">
            <text:p>9</text:p>
          </table:table-cell>
          <table:table-cell office:value-type="float" office:value="10.164398" calcext:value-type="float">
            <text:p>10.164398</text:p>
          </table:table-cell>
          <table:table-cell office:value-type="float" office:value="0.03186" calcext:value-type="float">
            <text:p>0.03186</text:p>
          </table:table-cell>
          <table:table-cell office:value-type="float" office:value="0.472222" calcext:value-type="float">
            <text:p>0.472222</text:p>
          </table:table-cell>
        </table:table-row>
        <table:table-row table:style-name="ro1">
          <table:table-cell office:value-type="float" office:value="284292" calcext:value-type="float">
            <text:p>284292</text:p>
          </table:table-cell>
          <table:table-cell office:value-type="string" calcext:value-type="string">
            <text:p>Sriram_Vishwanath</text:p>
          </table:table-cell>
          <table:table-cell office:value-type="float" office:value="16" calcext:value-type="float">
            <text:p>16</text:p>
          </table:table-cell>
          <table:table-cell office:value-type="float" office:value="204.772721" calcext:value-type="float">
            <text:p>204.772721</text:p>
          </table:table-cell>
          <table:table-cell office:value-type="float" office:value="0.051826" calcext:value-type="float">
            <text:p>0.051826</text:p>
          </table:table-cell>
          <table:table-cell office:value-type="float" office:value="0.291667" calcext:value-type="float">
            <text:p>0.291667</text:p>
          </table:table-cell>
        </table:table-row>
        <table:table-row table:style-name="ro1">
          <table:table-cell office:value-type="float" office:value="288706" calcext:value-type="float">
            <text:p>288706</text:p>
          </table:table-cell>
          <table:table-cell office:value-type="string" calcext:value-type="string">
            <text:p>Dariush_Divsalar</text:p>
          </table:table-cell>
          <table:table-cell office:value-type="float" office:value="10" calcext:value-type="float">
            <text:p>10</text:p>
          </table:table-cell>
          <table:table-cell office:value-type="float" office:value="8.225729" calcext:value-type="float">
            <text:p>8.225729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288707" calcext:value-type="float">
            <text:p>288707</text:p>
          </table:table-cell>
          <table:table-cell office:value-type="string" calcext:value-type="string">
            <text:p>Samuel_Dolinar</text:p>
          </table:table-cell>
          <table:table-cell office:value-type="float" office:value="8" calcext:value-type="float">
            <text:p>8</text:p>
          </table:table-cell>
          <table:table-cell office:value-type="float" office:value="1.797619" calcext:value-type="float">
            <text:p>1.797619</text:p>
          </table:table-cell>
          <table:table-cell office:value-type="float" office:value="0.031749" calcext:value-type="float">
            <text:p>0.031749</text:p>
          </table:table-cell>
          <table:table-cell office:value-type="float" office:value="0.785714" calcext:value-type="float">
            <text:p>0.785714</text:p>
          </table:table-cell>
        </table:table-row>
        <table:table-row table:style-name="ro1">
          <table:table-cell office:value-type="float" office:value="288708" calcext:value-type="float">
            <text:p>288708</text:p>
          </table:table-cell>
          <table:table-cell office:value-type="string" calcext:value-type="string">
            <text:p>Larry_B._Milstei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1609" calcext:value-type="float">
            <text:p>0.021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344" calcext:value-type="float">
            <text:p>300344</text:p>
          </table:table-cell>
          <table:table-cell office:value-type="string" calcext:value-type="string">
            <text:p>Karthik_Ganesan</text:p>
          </table:table-cell>
          <table:table-cell office:value-type="float" office:value="6" calcext:value-type="float">
            <text:p>6</text:p>
          </table:table-cell>
          <table:table-cell office:value-type="float" office:value="1.495833" calcext:value-type="float">
            <text:p>1.495833</text:p>
          </table:table-cell>
          <table:table-cell office:value-type="float" office:value="0.031236" calcext:value-type="float">
            <text:p>0.031236</text:p>
          </table:table-cell>
          <table:table-cell office:value-type="float" office:value="0.733333" calcext:value-type="float">
            <text:p>0.733333</text:p>
          </table:table-cell>
        </table:table-row>
        <table:table-row table:style-name="ro1">
          <table:table-cell office:value-type="float" office:value="326189" calcext:value-type="float">
            <text:p>326189</text:p>
          </table:table-cell>
          <table:table-cell office:value-type="string" calcext:value-type="string">
            <text:p>Mohammad_Ali_Khojastepour</text:p>
          </table:table-cell>
          <table:table-cell office:value-type="float" office:value="4" calcext:value-type="float">
            <text:p>4</text:p>
          </table:table-cell>
          <table:table-cell office:value-type="float" office:value="37.533462" calcext:value-type="float">
            <text:p>37.533462</text:p>
          </table:table-cell>
          <table:table-cell office:value-type="float" office:value="0.023977" calcext:value-type="float">
            <text:p>0.02397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26481" calcext:value-type="float">
            <text:p>326481</text:p>
          </table:table-cell>
          <table:table-cell office:value-type="string" calcext:value-type="string">
            <text:p>Haim_H._Permuter</text:p>
          </table:table-cell>
          <table:table-cell office:value-type="float" office:value="9" calcext:value-type="float">
            <text:p>9</text:p>
          </table:table-cell>
          <table:table-cell office:value-type="float" office:value="27.845237" calcext:value-type="float">
            <text:p>27.845237</text:p>
          </table:table-cell>
          <table:table-cell office:value-type="float" office:value="0.035467" calcext:value-type="float">
            <text:p>0.035467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327333" calcext:value-type="float">
            <text:p>327333</text:p>
          </table:table-cell>
          <table:table-cell office:value-type="string" calcext:value-type="string">
            <text:p>Ramesh_Johari</text:p>
          </table:table-cell>
          <table:table-cell office:value-type="float" office:value="5" calcext:value-type="float">
            <text:p>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26547" calcext:value-type="float">
            <text:p>0.02654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27453" calcext:value-type="float">
            <text:p>327453</text:p>
          </table:table-cell>
          <table:table-cell office:value-type="string" calcext:value-type="string">
            <text:p>Ritesh_Madan</text:p>
          </table:table-cell>
          <table:table-cell office:value-type="float" office:value="8" calcext:value-type="float">
            <text:p>8</text:p>
          </table:table-cell>
          <table:table-cell office:value-type="float" office:value="10.166665" calcext:value-type="float">
            <text:p>10.166665</text:p>
          </table:table-cell>
          <table:table-cell office:value-type="float" office:value="0.034497" calcext:value-type="float">
            <text:p>0.034497</text:p>
          </table:table-cell>
          <table:table-cell office:value-type="float" office:value="0.535714" calcext:value-type="float">
            <text:p>0.535714</text:p>
          </table:table-cell>
        </table:table-row>
        <table:table-row table:style-name="ro1">
          <table:table-cell office:value-type="float" office:value="327505" calcext:value-type="float">
            <text:p>327505</text:p>
          </table:table-cell>
          <table:table-cell office:value-type="string" calcext:value-type="string">
            <text:p>Xiaoqing_Zhu</text:p>
          </table:table-cell>
          <table:table-cell office:value-type="float" office:value="6" calcext:value-type="float">
            <text:p>6</text:p>
          </table:table-cell>
          <table:table-cell office:value-type="float" office:value="11.837133" calcext:value-type="float">
            <text:p>11.837133</text:p>
          </table:table-cell>
          <table:table-cell office:value-type="float" office:value="0.019402" calcext:value-type="float">
            <text:p>0.01940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34996" calcext:value-type="float">
            <text:p>334996</text:p>
          </table:table-cell>
          <table:table-cell office:value-type="string" calcext:value-type="string">
            <text:p>Gabriel_Y._Weintrau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4997" calcext:value-type="float">
            <text:p>0.024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846" calcext:value-type="float">
            <text:p>336846</text:p>
          </table:table-cell>
          <table:table-cell office:value-type="string" calcext:value-type="string">
            <text:p>Jose_F._Paris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026715" calcext:value-type="float">
            <text:p>0.026715</text:p>
          </table:table-cell>
          <table:table-cell office:value-type="float" office:value="0.866667" calcext:value-type="float">
            <text:p>0.866667</text:p>
          </table:table-cell>
        </table:table-row>
        <table:table-row table:style-name="ro1">
          <table:table-cell office:value-type="float" office:value="337779" calcext:value-type="float">
            <text:p>337779</text:p>
          </table:table-cell>
          <table:table-cell office:value-type="string" calcext:value-type="string">
            <text:p>Mikael_Johanss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6794" calcext:value-type="float">
            <text:p>0.026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599" calcext:value-type="float">
            <text:p>355599</text:p>
          </table:table-cell>
          <table:table-cell office:value-type="string" calcext:value-type="string">
            <text:p>Neelesh_B._Mehta</text:p>
          </table:table-cell>
          <table:table-cell office:value-type="float" office:value="5" calcext:value-type="float">
            <text:p>5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01987" calcext:value-type="float">
            <text:p>0.0198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55693" calcext:value-type="float">
            <text:p>355693</text:p>
          </table:table-cell>
          <table:table-cell office:value-type="string" calcext:value-type="string">
            <text:p>Changho_Suh</text:p>
          </table:table-cell>
          <table:table-cell office:value-type="float" office:value="4" calcext:value-type="float">
            <text:p>4</text:p>
          </table:table-cell>
          <table:table-cell office:value-type="float" office:value="1.171861" calcext:value-type="float">
            <text:p>1.171861</text:p>
          </table:table-cell>
          <table:table-cell office:value-type="float" office:value="0.019233" calcext:value-type="float">
            <text:p>0.0192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55728" calcext:value-type="float">
            <text:p>355728</text:p>
          </table:table-cell>
          <table:table-cell office:value-type="string" calcext:value-type="string">
            <text:p>Gerard_J._Foschini</text:p>
          </table:table-cell>
          <table:table-cell office:value-type="float" office:value="9" calcext:value-type="float">
            <text:p>9</text:p>
          </table:table-cell>
          <table:table-cell office:value-type="float" office:value="7.362588" calcext:value-type="float">
            <text:p>7.362588</text:p>
          </table:table-cell>
          <table:table-cell office:value-type="float" office:value="0.025834" calcext:value-type="float">
            <text:p>0.025834</text:p>
          </table:table-cell>
          <table:table-cell office:value-type="float" office:value="0.472222" calcext:value-type="float">
            <text:p>0.472222</text:p>
          </table:table-cell>
        </table:table-row>
        <table:table-row table:style-name="ro1">
          <table:table-cell office:value-type="float" office:value="355964" calcext:value-type="float">
            <text:p>355964</text:p>
          </table:table-cell>
          <table:table-cell office:value-type="string" calcext:value-type="string">
            <text:p>Juan_P._Pe0x0F1A-Martin</text:p>
          </table:table-cell>
          <table:table-cell office:value-type="float" office:value="4" calcext:value-type="float">
            <text:p>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15642" calcext:value-type="float">
            <text:p>0.015642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55965" calcext:value-type="float">
            <text:p>355965</text:p>
          </table:table-cell>
          <table:table-cell office:value-type="string" calcext:value-type="string">
            <text:p>Juan_M._Romero-Jerez</text:p>
          </table:table-cell>
          <table:table-cell office:value-type="float" office:value="7" calcext:value-type="float">
            <text:p>7</text:p>
          </table:table-cell>
          <table:table-cell office:value-type="float" office:value="2.833333" calcext:value-type="float">
            <text:p>2.833333</text:p>
          </table:table-cell>
          <table:table-cell office:value-type="float" office:value="0.018636" calcext:value-type="float">
            <text:p>0.018636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355966" calcext:value-type="float">
            <text:p>355966</text:p>
          </table:table-cell>
          <table:table-cell office:value-type="string" calcext:value-type="string">
            <text:p>F._Javier_Lopez-Martinez</text:p>
          </table:table-cell>
          <table:table-cell office:value-type="float" office:value="11" calcext:value-type="float">
            <text:p>11</text:p>
          </table:table-cell>
          <table:table-cell office:value-type="float" office:value="14.776243" calcext:value-type="float">
            <text:p>14.776243</text:p>
          </table:table-cell>
          <table:table-cell office:value-type="float" office:value="0.034361" calcext:value-type="float">
            <text:p>0.034361</text:p>
          </table:table-cell>
          <table:table-cell office:value-type="float" office:value="0.436364" calcext:value-type="float">
            <text:p>0.436364</text:p>
          </table:table-cell>
        </table:table-row>
        <table:table-row table:style-name="ro1">
          <table:table-cell office:value-type="float" office:value="356603" calcext:value-type="float">
            <text:p>356603</text:p>
          </table:table-cell>
          <table:table-cell office:value-type="string" calcext:value-type="string">
            <text:p>Lifang_Li</text:p>
          </table:table-cell>
          <table:table-cell office:value-type="float" office:value="5" calcext:value-type="float">
            <text:p>5</text:p>
          </table:table-cell>
          <table:table-cell office:value-type="float" office:value="1.717605" calcext:value-type="float">
            <text:p>1.717605</text:p>
          </table:table-cell>
          <table:table-cell office:value-type="float" office:value="0.018889" calcext:value-type="float">
            <text:p>0.01888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56650" calcext:value-type="float">
            <text:p>356650</text:p>
          </table:table-cell>
          <table:table-cell office:value-type="string" calcext:value-type="string">
            <text:p>Soon-Ghee_Chu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676" calcext:value-type="float">
            <text:p>0.01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818" calcext:value-type="float">
            <text:p>356818</text:p>
          </table:table-cell>
          <table:table-cell office:value-type="string" calcext:value-type="string">
            <text:p>Christopher_Rose</text:p>
          </table:table-cell>
          <table:table-cell office:value-type="float" office:value="5" calcext:value-type="float">
            <text:p>5</text:p>
          </table:table-cell>
          <table:table-cell office:value-type="float" office:value="0.271429" calcext:value-type="float">
            <text:p>0.271429</text:p>
          </table:table-cell>
          <table:table-cell office:value-type="float" office:value="0.028891" calcext:value-type="float">
            <text:p>0.02889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57033" calcext:value-type="float">
            <text:p>357033</text:p>
          </table:table-cell>
          <table:table-cell office:value-type="string" calcext:value-type="string">
            <text:p>Chao_Tian</text:p>
          </table:table-cell>
          <table:table-cell office:value-type="float" office:value="6" calcext:value-type="float">
            <text:p>6</text:p>
          </table:table-cell>
          <table:table-cell office:value-type="float" office:value="9.890313" calcext:value-type="float">
            <text:p>9.890313</text:p>
          </table:table-cell>
          <table:table-cell office:value-type="float" office:value="0.030518" calcext:value-type="float">
            <text:p>0.03051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57585" calcext:value-type="float">
            <text:p>357585</text:p>
          </table:table-cell>
          <table:table-cell office:value-type="string" calcext:value-type="string">
            <text:p>Vahid_Jamali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26887" calcext:value-type="float">
            <text:p>0.02688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57603" calcext:value-type="float">
            <text:p>357603</text:p>
          </table:table-cell>
          <table:table-cell office:value-type="string" calcext:value-type="string">
            <text:p>Arman_Ahmadzade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7546" calcext:value-type="float">
            <text:p>0.017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708" calcext:value-type="float">
            <text:p>357708</text:p>
          </table:table-cell>
          <table:table-cell office:value-type="string" calcext:value-type="string">
            <text:p>Burton_R._Saltzbe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4063" calcext:value-type="float">
            <text:p>0.014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722" calcext:value-type="float">
            <text:p>357722</text:p>
          </table:table-cell>
          <table:table-cell office:value-type="string" calcext:value-type="string">
            <text:p>Seong_Taek_Ch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676" calcext:value-type="float">
            <text:p>0.01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734" calcext:value-type="float">
            <text:p>357734</text:p>
          </table:table-cell>
          <table:table-cell office:value-type="string" calcext:value-type="string">
            <text:p>Nihar_Jindal</text:p>
          </table:table-cell>
          <table:table-cell office:value-type="float" office:value="16" calcext:value-type="float">
            <text:p>16</text:p>
          </table:table-cell>
          <table:table-cell office:value-type="float" office:value="97.56918" calcext:value-type="float">
            <text:p>97.56918</text:p>
          </table:table-cell>
          <table:table-cell office:value-type="float" office:value="0.044909" calcext:value-type="float">
            <text:p>0.04490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58748" calcext:value-type="float">
            <text:p>358748</text:p>
          </table:table-cell>
          <table:table-cell office:value-type="string" calcext:value-type="string">
            <text:p>Stuart_C._Schwartz</text:p>
          </table:table-cell>
          <table:table-cell office:value-type="float" office:value="7" calcext:value-type="float">
            <text:p>7</text:p>
          </table:table-cell>
          <table:table-cell office:value-type="float" office:value="65.316177" calcext:value-type="float">
            <text:p>65.316177</text:p>
          </table:table-cell>
          <table:table-cell office:value-type="float" office:value="0.028033" calcext:value-type="float">
            <text:p>0.028033</text:p>
          </table:table-cell>
          <table:table-cell office:value-type="float" office:value="0.47619" calcext:value-type="float">
            <text:p>0.47619</text:p>
          </table:table-cell>
        </table:table-row>
        <table:table-row table:style-name="ro1">
          <table:table-cell office:value-type="float" office:value="359113" calcext:value-type="float">
            <text:p>359113</text:p>
          </table:table-cell>
          <table:table-cell office:value-type="string" calcext:value-type="string">
            <text:p>Sudhir_Srinivas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7517" calcext:value-type="float">
            <text:p>0.017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330" calcext:value-type="float">
            <text:p>359330</text:p>
          </table:table-cell>
          <table:table-cell office:value-type="string" calcext:value-type="string">
            <text:p>Pavan_K._Vitthaladevun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6647" calcext:value-type="float">
            <text:p>0.016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406" calcext:value-type="float">
            <text:p>359406</text:p>
          </table:table-cell>
          <table:table-cell office:value-type="string" calcext:value-type="string">
            <text:p>Eduardo_Martos-Naya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026715" calcext:value-type="float">
            <text:p>0.026715</text:p>
          </table:table-cell>
          <table:table-cell office:value-type="float" office:value="0.866667" calcext:value-type="float">
            <text:p>0.866667</text:p>
          </table:table-cell>
        </table:table-row>
        <table:table-row table:style-name="ro1">
          <table:table-cell office:value-type="float" office:value="359739" calcext:value-type="float">
            <text:p>359739</text:p>
          </table:table-cell>
          <table:table-cell office:value-type="string" calcext:value-type="string">
            <text:p>Chris_T._K._Ng</text:p>
          </table:table-cell>
          <table:table-cell office:value-type="float" office:value="10" calcext:value-type="float">
            <text:p>10</text:p>
          </table:table-cell>
          <table:table-cell office:value-type="float" office:value="13.20564" calcext:value-type="float">
            <text:p>13.20564</text:p>
          </table:table-cell>
          <table:table-cell office:value-type="float" office:value="0.036252" calcext:value-type="float">
            <text:p>0.036252</text:p>
          </table:table-cell>
          <table:table-cell office:value-type="float" office:value="0.377778" calcext:value-type="float">
            <text:p>0.377778</text:p>
          </table:table-cell>
        </table:table-row>
        <table:table-row table:style-name="ro1">
          <table:table-cell office:value-type="float" office:value="359798" calcext:value-type="float">
            <text:p>359798</text:p>
          </table:table-cell>
          <table:table-cell office:value-type="string" calcext:value-type="string">
            <text:p>Ernest_Kurniawan</text:p>
          </table:table-cell>
          <table:table-cell office:value-type="float" office:value="6" calcext:value-type="float">
            <text:p>6</text:p>
          </table:table-cell>
          <table:table-cell office:value-type="float" office:value="2.78489" calcext:value-type="float">
            <text:p>2.78489</text:p>
          </table:table-cell>
          <table:table-cell office:value-type="float" office:value="0.029111" calcext:value-type="float">
            <text:p>0.029111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359802" calcext:value-type="float">
            <text:p>359802</text:p>
          </table:table-cell>
          <table:table-cell office:value-type="string" calcext:value-type="string">
            <text:p>Friedrich_K._Jondr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916" calcext:value-type="float">
            <text:p>359916</text:p>
          </table:table-cell>
          <table:table-cell office:value-type="string" calcext:value-type="string">
            <text:p>Yair_Noam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0.026528" calcext:value-type="float">
            <text:p>0.02652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60089" calcext:value-type="float">
            <text:p>360089</text:p>
          </table:table-cell>
          <table:table-cell office:value-type="string" calcext:value-type="string">
            <text:p>Farhad_Meshkati</text:p>
          </table:table-cell>
          <table:table-cell office:value-type="float" office:value="4" calcext:value-type="float">
            <text:p>4</text:p>
          </table:table-cell>
          <table:table-cell office:value-type="float" office:value="22.908381" calcext:value-type="float">
            <text:p>22.908381</text:p>
          </table:table-cell>
          <table:table-cell office:value-type="float" office:value="0.021884" calcext:value-type="float">
            <text:p>0.021884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61019" calcext:value-type="float">
            <text:p>361019</text:p>
          </table:table-cell>
          <table:table-cell office:value-type="string" calcext:value-type="string">
            <text:p>Xiaoyi_Ta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5015" calcext:value-type="float">
            <text:p>0.015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185" calcext:value-type="float">
            <text:p>361185</text:p>
          </table:table-cell>
          <table:table-cell office:value-type="string" calcext:value-type="string">
            <text:p>Wonjong_Rhee</text:p>
          </table:table-cell>
          <table:table-cell office:value-type="float" office:value="5" calcext:value-type="float">
            <text:p>5</text:p>
          </table:table-cell>
          <table:table-cell office:value-type="float" office:value="1.714322" calcext:value-type="float">
            <text:p>1.714322</text:p>
          </table:table-cell>
          <table:table-cell office:value-type="float" office:value="0.021237" calcext:value-type="float">
            <text:p>0.02123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61523" calcext:value-type="float">
            <text:p>361523</text:p>
          </table:table-cell>
          <table:table-cell office:value-type="string" calcext:value-type="string">
            <text:p>Daniela_Tuninetti</text:p>
          </table:table-cell>
          <table:table-cell office:value-type="float" office:value="9" calcext:value-type="float">
            <text:p>9</text:p>
          </table:table-cell>
          <table:table-cell office:value-type="float" office:value="9.699328" calcext:value-type="float">
            <text:p>9.699328</text:p>
          </table:table-cell>
          <table:table-cell office:value-type="float" office:value="0.048034" calcext:value-type="float">
            <text:p>0.048034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61524" calcext:value-type="float">
            <text:p>361524</text:p>
          </table:table-cell>
          <table:table-cell office:value-type="string" calcext:value-type="string">
            <text:p>Natasha_Devroye</text:p>
          </table:table-cell>
          <table:table-cell office:value-type="float" office:value="9" calcext:value-type="float">
            <text:p>9</text:p>
          </table:table-cell>
          <table:table-cell office:value-type="float" office:value="18.708051" calcext:value-type="float">
            <text:p>18.708051</text:p>
          </table:table-cell>
          <table:table-cell office:value-type="float" office:value="0.046082" calcext:value-type="float">
            <text:p>0.046082</text:p>
          </table:table-cell>
          <table:table-cell office:value-type="float" office:value="0.611111" calcext:value-type="float">
            <text:p>0.611111</text:p>
          </table:table-cell>
        </table:table-row>
        <table:table-row table:style-name="ro1">
          <table:table-cell office:value-type="float" office:value="415082" calcext:value-type="float">
            <text:p>415082</text:p>
          </table:table-cell>
          <table:table-cell office:value-type="string" calcext:value-type="string">
            <text:p>Dmitry_Chizhik</text:p>
          </table:table-cell>
          <table:table-cell office:value-type="float" office:value="7" calcext:value-type="float">
            <text:p>7</text:p>
          </table:table-cell>
          <table:table-cell office:value-type="float" office:value="11.220405" calcext:value-type="float">
            <text:p>11.220405</text:p>
          </table:table-cell>
          <table:table-cell office:value-type="float" office:value="0.022882" calcext:value-type="float">
            <text:p>0.022882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 office:value-type="float" office:value="427659" calcext:value-type="float">
            <text:p>427659</text:p>
          </table:table-cell>
          <table:table-cell office:value-type="string" calcext:value-type="string">
            <text:p>Stavros_Toump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676" calcext:value-type="float">
            <text:p>0.01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784" calcext:value-type="float">
            <text:p>428784</text:p>
          </table:table-cell>
          <table:table-cell office:value-type="string" calcext:value-type="string">
            <text:p>Ahmad_Bahai</text:p>
          </table:table-cell>
          <table:table-cell office:value-type="float" office:value="7" calcext:value-type="float">
            <text:p>7</text:p>
          </table:table-cell>
          <table:table-cell office:value-type="float" office:value="31.024097" calcext:value-type="float">
            <text:p>31.024097</text:p>
          </table:table-cell>
          <table:table-cell office:value-type="float" office:value="0.032747" calcext:value-type="float">
            <text:p>0.032747</text:p>
          </table:table-cell>
          <table:table-cell office:value-type="float" office:value="0.380952" calcext:value-type="float">
            <text:p>0.380952</text:p>
          </table:table-cell>
        </table:table-row>
        <table:table-row table:style-name="ro1">
          <table:table-cell office:value-type="float" office:value="429841" calcext:value-type="float">
            <text:p>429841</text:p>
          </table:table-cell>
          <table:table-cell office:value-type="string" calcext:value-type="string">
            <text:p>Ekine_Akuiyib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350" calcext:value-type="float">
            <text:p>463350</text:p>
          </table:table-cell>
          <table:table-cell office:value-type="string" calcext:value-type="string">
            <text:p>Alexandros_Manolakos</text:p>
          </table:table-cell>
          <table:table-cell office:value-type="float" office:value="9" calcext:value-type="float">
            <text:p>9</text:p>
          </table:table-cell>
          <table:table-cell office:value-type="float" office:value="9.146032" calcext:value-type="float">
            <text:p>9.146032</text:p>
          </table:table-cell>
          <table:table-cell office:value-type="float" office:value="0.035818" calcext:value-type="float">
            <text:p>0.035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63946" calcext:value-type="float">
            <text:p>463946</text:p>
          </table:table-cell>
          <table:table-cell office:value-type="string" calcext:value-type="string">
            <text:p>Sung_Ho_Mo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3904" calcext:value-type="float">
            <text:p>0.013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305" calcext:value-type="float">
            <text:p>464305</text:p>
          </table:table-cell>
          <table:table-cell office:value-type="string" calcext:value-type="string">
            <text:p>Ivana_Maric</text:p>
          </table:table-cell>
          <table:table-cell office:value-type="float" office:value="14" calcext:value-type="float">
            <text:p>14</text:p>
          </table:table-cell>
          <table:table-cell office:value-type="float" office:value="23.725748" calcext:value-type="float">
            <text:p>23.725748</text:p>
          </table:table-cell>
          <table:table-cell office:value-type="float" office:value="0.052141" calcext:value-type="float">
            <text:p>0.052141</text:p>
          </table:table-cell>
          <table:table-cell office:value-type="float" office:value="0.461538" calcext:value-type="float">
            <text:p>0.461538</text:p>
          </table:table-cell>
        </table:table-row>
        <table:table-row table:style-name="ro1">
          <table:table-cell office:value-type="float" office:value="464408" calcext:value-type="float">
            <text:p>464408</text:p>
          </table:table-cell>
          <table:table-cell office:value-type="string" calcext:value-type="string">
            <text:p>Boon_Sim_Thian</text:p>
          </table:table-cell>
          <table:table-cell office:value-type="float" office:value="6" calcext:value-type="float">
            <text:p>6</text:p>
          </table:table-cell>
          <table:table-cell office:value-type="float" office:value="2.019048" calcext:value-type="float">
            <text:p>2.019048</text:p>
          </table:table-cell>
          <table:table-cell office:value-type="float" office:value="0.028024" calcext:value-type="float">
            <text:p>0.028024</text:p>
          </table:table-cell>
          <table:table-cell office:value-type="float" office:value="0.733333" calcext:value-type="float">
            <text:p>0.733333</text:p>
          </table:table-cell>
        </table:table-row>
        <table:table-row table:style-name="ro1">
          <table:table-cell office:value-type="float" office:value="464587" calcext:value-type="float">
            <text:p>464587</text:p>
          </table:table-cell>
          <table:table-cell office:value-type="string" calcext:value-type="string">
            <text:p>Joshua_W._Sha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7335" calcext:value-type="float">
            <text:p>0.017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731" calcext:value-type="float">
            <text:p>464731</text:p>
          </table:table-cell>
          <table:table-cell office:value-type="string" calcext:value-type="string">
            <text:p>Pulkit_Grover</text:p>
          </table:table-cell>
          <table:table-cell office:value-type="float" office:value="9" calcext:value-type="float">
            <text:p>9</text:p>
          </table:table-cell>
          <table:table-cell office:value-type="float" office:value="51.995002" calcext:value-type="float">
            <text:p>51.995002</text:p>
          </table:table-cell>
          <table:table-cell office:value-type="float" office:value="0.036762" calcext:value-type="float">
            <text:p>0.036762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464805" calcext:value-type="float">
            <text:p>464805</text:p>
          </table:table-cell>
          <table:table-cell office:value-type="string" calcext:value-type="string">
            <text:p>Gabriel_Aguiler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896" calcext:value-type="float">
            <text:p>464896</text:p>
          </table:table-cell>
          <table:table-cell office:value-type="string" calcext:value-type="string">
            <text:p>Unai_Fernandez-Plazaol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7374" calcext:value-type="float">
            <text:p>0.017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938" calcext:value-type="float">
            <text:p>464938</text:p>
          </table:table-cell>
          <table:table-cell office:value-type="string" calcext:value-type="string">
            <text:p>Russ_Isl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5478" calcext:value-type="float">
            <text:p>0.015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984" calcext:value-type="float">
            <text:p>464984</text:p>
          </table:table-cell>
          <table:table-cell office:value-type="string" calcext:value-type="string">
            <text:p>Jianyi_Huan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6982" calcext:value-type="float">
            <text:p>0.016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191" calcext:value-type="float">
            <text:p>465191</text:p>
          </table:table-cell>
          <table:table-cell office:value-type="string" calcext:value-type="string">
            <text:p>Reza_Mirghaderi</text:p>
          </table:table-cell>
          <table:table-cell office:value-type="float" office:value="5" calcext:value-type="float">
            <text:p>5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028402" calcext:value-type="float">
            <text:p>0.02840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65247" calcext:value-type="float">
            <text:p>465247</text:p>
          </table:table-cell>
          <table:table-cell office:value-type="string" calcext:value-type="string">
            <text:p>Sina_Firouzabad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5169" calcext:value-type="float">
            <text:p>0.025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963" calcext:value-type="float">
            <text:p>466963</text:p>
          </table:table-cell>
          <table:table-cell office:value-type="string" calcext:value-type="string">
            <text:p>Hoi-To_Wai</text:p>
          </table:table-cell>
          <table:table-cell office:value-type="float" office:value="11" calcext:value-type="float">
            <text:p>11</text:p>
          </table:table-cell>
          <table:table-cell office:value-type="float" office:value="174.903235" calcext:value-type="float">
            <text:p>174.903235</text:p>
          </table:table-cell>
          <table:table-cell office:value-type="float" office:value="0.040424" calcext:value-type="float">
            <text:p>0.04042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96953" calcext:value-type="float">
            <text:p>496953</text:p>
          </table:table-cell>
          <table:table-cell office:value-type="string" calcext:value-type="string">
            <text:p>Holger_Jake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207" calcext:value-type="float">
            <text:p>586207</text:p>
          </table:table-cell>
          <table:table-cell office:value-type="string" calcext:value-type="string">
            <text:p>Sachin_Adlakha</text:p>
          </table:table-cell>
          <table:table-cell office:value-type="float" office:value="10" calcext:value-type="float">
            <text:p>10</text:p>
          </table:table-cell>
          <table:table-cell office:value-type="float" office:value="12.216597" calcext:value-type="float">
            <text:p>12.216597</text:p>
          </table:table-cell>
          <table:table-cell office:value-type="float" office:value="0.031627" calcext:value-type="float">
            <text:p>0.03162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59008" calcext:value-type="float">
            <text:p>659008</text:p>
          </table:table-cell>
          <table:table-cell office:value-type="string" calcext:value-type="string">
            <text:p>Peter_P._L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5021" calcext:value-type="float">
            <text:p>0.015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650" calcext:value-type="float">
            <text:p>660650</text:p>
          </table:table-cell>
          <table:table-cell office:value-type="string" calcext:value-type="string">
            <text:p>Ayfer_Ozg?r</text:p>
          </table:table-cell>
          <table:table-cell office:value-type="float" office:value="8" calcext:value-type="float">
            <text:p>8</text:p>
          </table:table-cell>
          <table:table-cell office:value-type="float" office:value="5.225649" calcext:value-type="float">
            <text:p>5.225649</text:p>
          </table:table-cell>
          <table:table-cell office:value-type="float" office:value="0.036664" calcext:value-type="float">
            <text:p>0.036664</text:p>
          </table:table-cell>
          <table:table-cell office:value-type="float" office:value="0.607143" calcext:value-type="float">
            <text:p>0.607143</text:p>
          </table:table-cell>
        </table:table-row>
        <table:table-row table:style-name="ro1">
          <table:table-cell office:value-type="float" office:value="660673" calcext:value-type="float">
            <text:p>660673</text:p>
          </table:table-cell>
          <table:table-cell office:value-type="string" calcext:value-type="string">
            <text:p>Yifan_Liang</text:p>
          </table:table-cell>
          <table:table-cell office:value-type="float" office:value="7" calcext:value-type="float">
            <text:p>7</text:p>
          </table:table-cell>
          <table:table-cell office:value-type="float" office:value="2.701975" calcext:value-type="float">
            <text:p>2.701975</text:p>
          </table:table-cell>
          <table:table-cell office:value-type="float" office:value="0.029021" calcext:value-type="float">
            <text:p>0.029021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660804" calcext:value-type="float">
            <text:p>660804</text:p>
          </table:table-cell>
          <table:table-cell office:value-type="string" calcext:value-type="string">
            <text:p>Daniel_Zahavi</text:p>
          </table:table-cell>
          <table:table-cell office:value-type="float" office:value="7" calcext:value-type="float">
            <text:p>7</text:p>
          </table:table-cell>
          <table:table-cell office:value-type="float" office:value="27.529666" calcext:value-type="float">
            <text:p>27.529666</text:p>
          </table:table-cell>
          <table:table-cell office:value-type="float" office:value="0.026252" calcext:value-type="float">
            <text:p>0.026252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661274" calcext:value-type="float">
            <text:p>661274</text:p>
          </table:table-cell>
          <table:table-cell office:value-type="string" calcext:value-type="string">
            <text:p>Tim_Holliday</text:p>
          </table:table-cell>
          <table:table-cell office:value-type="float" office:value="4" calcext:value-type="float">
            <text:p>4</text:p>
          </table:table-cell>
          <table:table-cell office:value-type="float" office:value="2.365054" calcext:value-type="float">
            <text:p>2.365054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662336" calcext:value-type="float">
            <text:p>662336</text:p>
          </table:table-cell>
          <table:table-cell office:value-type="string" calcext:value-type="string">
            <text:p>Taesang_Yoo</text:p>
          </table:table-cell>
          <table:table-cell office:value-type="float" office:value="9" calcext:value-type="float">
            <text:p>9</text:p>
          </table:table-cell>
          <table:table-cell office:value-type="float" office:value="9.386724" calcext:value-type="float">
            <text:p>9.386724</text:p>
          </table:table-cell>
          <table:table-cell office:value-type="float" office:value="0.030888" calcext:value-type="float">
            <text:p>0.030888</text:p>
          </table:table-cell>
          <table:table-cell office:value-type="float" office:value="0.472222" calcext:value-type="float">
            <text:p>0.472222</text:p>
          </table:table-cell>
        </table:table-row>
        <table:table-row table:style-name="ro1">
          <table:table-cell office:value-type="float" office:value="667534" calcext:value-type="float">
            <text:p>667534</text:p>
          </table:table-cell>
          <table:table-cell office:value-type="string" calcext:value-type="string">
            <text:p>Holger_Jaeke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092" calcext:value-type="float">
            <text:p>675092</text:p>
          </table:table-cell>
          <table:table-cell office:value-type="string" calcext:value-type="string">
            <text:p>Se_Yong_Park</text:p>
          </table:table-cell>
          <table:table-cell office:value-type="float" office:value="3" calcext:value-type="float">
            <text:p>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17129" calcext:value-type="float">
            <text:p>0.017129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675153" calcext:value-type="float">
            <text:p>675153</text:p>
          </table:table-cell>
          <table:table-cell office:value-type="string" calcext:value-type="string">
            <text:p>Haitham_A._Hind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6794" calcext:value-type="float">
            <text:p>0.026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181" calcext:value-type="float">
            <text:p>682181</text:p>
          </table:table-cell>
          <table:table-cell office:value-type="string" calcext:value-type="string">
            <text:p>Neta_S._Zuckerma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26585" calcext:value-type="float">
            <text:p>0.02658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687210" calcext:value-type="float">
            <text:p>687210</text:p>
          </table:table-cell>
          <table:table-cell office:value-type="string" calcext:value-type="string">
            <text:p>Jeremy_Ki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4371" calcext:value-type="float">
            <text:p>0.024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461" calcext:value-type="float">
            <text:p>751461</text:p>
          </table:table-cell>
          <table:table-cell office:value-type="string" calcext:value-type="string">
            <text:p>Michail_Tsatsani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2995" calcext:value-type="float">
            <text:p>0.022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670" calcext:value-type="float">
            <text:p>790670</text:p>
          </table:table-cell>
          <table:table-cell office:value-type="string" calcext:value-type="string">
            <text:p>Tobias_Ren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468" calcext:value-type="float">
            <text:p>862468</text:p>
          </table:table-cell>
          <table:table-cell office:value-type="string" calcext:value-type="string">
            <text:p>Levan_Ghaghanidz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7004" calcext:value-type="float">
            <text:p>0.027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135" calcext:value-type="float">
            <text:p>891135</text:p>
          </table:table-cell>
          <table:table-cell office:value-type="string" calcext:value-type="string">
            <text:p>Anton_Monk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2995" calcext:value-type="float">
            <text:p>0.022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972" calcext:value-type="float">
            <text:p>911972</text:p>
          </table:table-cell>
          <table:table-cell office:value-type="string" calcext:value-type="string">
            <text:p>Shlomo_Raki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2995" calcext:value-type="float">
            <text:p>0.022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285" calcext:value-type="float">
            <text:p>917285</text:p>
          </table:table-cell>
          <table:table-cell office:value-type="string" calcext:value-type="string">
            <text:p>Ruiyang_Son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031145" calcext:value-type="float">
            <text:p>0.03114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20044" calcext:value-type="float">
            <text:p>920044</text:p>
          </table:table-cell>
          <table:table-cell office:value-type="string" calcext:value-type="string">
            <text:p>Konstantinos_D._Dimou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5429" calcext:value-type="float">
            <text:p>0.015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589" calcext:value-type="float">
            <text:p>926589</text:p>
          </table:table-cell>
          <table:table-cell office:value-type="string" calcext:value-type="string">
            <text:p>David_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4473" calcext:value-type="float">
            <text:p>0.024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561" calcext:value-type="float">
            <text:p>955561</text:p>
          </table:table-cell>
          <table:table-cell office:value-type="string" calcext:value-type="string">
            <text:p>Ahmad_R._S._Bahai</text:p>
          </table:table-cell>
          <table:table-cell office:value-type="float" office:value="5" calcext:value-type="float">
            <text:p>5</text:p>
          </table:table-cell>
          <table:table-cell office:value-type="float" office:value="2.869048" calcext:value-type="float">
            <text:p>2.869048</text:p>
          </table:table-cell>
          <table:table-cell office:value-type="float" office:value="0.017346" calcext:value-type="float">
            <text:p>0.01734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55562" calcext:value-type="float">
            <text:p>955562</text:p>
          </table:table-cell>
          <table:table-cell office:value-type="string" calcext:value-type="string">
            <text:p>Manoneet_Sing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4063" calcext:value-type="float">
            <text:p>0.014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2680" calcext:value-type="float">
            <text:p>1022680</text:p>
          </table:table-cell>
          <table:table-cell office:value-type="string" calcext:value-type="string">
            <text:p>Yueyue_F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2353" calcext:value-type="float">
            <text:p>0.022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2889" calcext:value-type="float">
            <text:p>1092889</text:p>
          </table:table-cell>
          <table:table-cell office:value-type="string" calcext:value-type="string">
            <text:p>Eric_Sett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5753" calcext:value-type="float">
            <text:p>0.015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7564" calcext:value-type="float">
            <text:p>1307564</text:p>
          </table:table-cell>
          <table:table-cell office:value-type="string" calcext:value-type="string">
            <text:p>Yirong_Sh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4108" calcext:value-type="float">
            <text:p>0.01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8009" calcext:value-type="float">
            <text:p>1308009</text:p>
          </table:table-cell>
          <table:table-cell office:value-type="string" calcext:value-type="string">
            <text:p>Hyung_Ho_Par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3904" calcext:value-type="float">
            <text:p>0.013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8010" calcext:value-type="float">
            <text:p>1308010</text:p>
          </table:table-cell>
          <table:table-cell office:value-type="string" calcext:value-type="string">
            <text:p>Minseok_O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3904" calcext:value-type="float">
            <text:p>0.013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0513" calcext:value-type="float">
            <text:p>1320513</text:p>
          </table:table-cell>
          <table:table-cell office:value-type="string" calcext:value-type="string">
            <text:p>Brian_Knot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6833" calcext:value-type="float">
            <text:p>0.016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461" calcext:value-type="float">
            <text:p>1497461</text:p>
          </table:table-cell>
          <table:table-cell office:value-type="string" calcext:value-type="string">
            <text:p>S._Jaf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6947" calcext:value-type="float">
            <text:p>0.016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4962" calcext:value-type="float">
            <text:p>1584962</text:p>
          </table:table-cell>
          <table:table-cell office:value-type="string" calcext:value-type="string">
            <text:p>Kevin_C._Y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676" calcext:value-type="float">
            <text:p>0.01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594" calcext:value-type="float">
            <text:p>1731594</text:p>
          </table:table-cell>
          <table:table-cell office:value-type="string" calcext:value-type="string">
            <text:p>Xiangheng_Li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2429" calcext:value-type="float">
            <text:p>0.022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3607" calcext:value-type="float">
            <text:p>2033607</text:p>
          </table:table-cell>
          <table:table-cell office:value-type="string" calcext:value-type="string">
            <text:p>Georgia_Murr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5514" calcext:value-type="float">
            <text:p>0.01551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7:19:06.101548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9T17:38:37.003015144</dc:date>
    <meta:editing-duration>PT24M52S</meta:editing-duration>
    <meta:editing-cycles>3</meta:editing-cycles>
    <meta:generator>LibreOffice/6.0.7.3$Linux_X86_64 LibreOffice_project/00m0$Build-3</meta:generator>
    <meta:document-statistic meta:table-count="1" meta:cell-count="29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69cm" svg:height="13.209cm" xlink:href=".." xlink:type="simple" chart:class="chart:scatter" chart:column-mapping="0" chart:style-name="ch1">
        <chart:title svg:x="8.397cm" svg:y="0.399cm" chart:style-name="ch2">
          <text:p>Betweeness Centrality against Clustering Coefficient</text:p>
        </chart:title>
        <chart:plot-area chart:style-name="ch3" table:cell-range-address="'X-centrality'.D3:'X-centrality'.D496 'X-centrality'.F2:'X-centrality'.F496" chart:data-source-has-labels="both" svg:x="1.564cm" svg:y="1.448cm" svg:width="25.356cm" svg:height="10.138cm">
          <chartooo:coordinate-region svg:x="2.296cm" svg:y="1.649cm" svg:width="24.061cm" svg:height="9.286cm"/>
          <chart:axis chart:dimension="x" chart:name="primary-x" chart:style-name="ch4" chartooo:axis-type="auto">
            <chart:title svg:x="12.514cm" svg:y="11.85cm" chart:style-name="ch5">
              <text:p>Betweeness Centrality 
(Log Scale)</text:p>
            </chart:title>
            <chart:categories table:cell-range-address="'X-centrality'.D3:'X-centrality'.D496"/>
          </chart:axis>
          <chart:axis chart:dimension="y" chart:name="primary-y" chart:style-name="ch6">
            <chart:title svg:x="0.451cm" svg:y="7.911cm" chart:style-name="ch7">
              <text:p>Cluster Coefficient</text:p>
            </chart:title>
            <chart:grid chart:style-name="ch8" chart:class="major"/>
          </chart:axis>
          <chart:series chart:style-name="ch9" chart:values-cell-range-address="'X-centrality'.F3:'X-centrality'.F496" chart:label-cell-address="'X-centrality'.F2:'X-centrality'.F2" chart:class="chart:scatter">
            <chart:domain table:cell-range-address="'X-centrality'.D3:'X-centrality'.D496"/>
            <chart:data-point chart:repeated="49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0.014303</text:p>
                <draw:g>
                  <svg:desc>'X-centrality'.F2:'X-centrality'.F2</svg:desc>
                </draw:g>
              </table:table-cell>
            </table:table-row>
          </table:table-header-rows>
          <table:table-rows>
            <table:table-row>
              <table:table-cell office:value-type="float" office:value="108.071935">
                <text:p>108.071935</text:p>
                <draw:g>
                  <svg:desc>'X-centrality'.D3:'X-centrality'.D496</svg:desc>
                </draw:g>
              </table:table-cell>
              <table:table-cell office:value-type="float" office:value="108.071935">
                <text:p>108.071935</text:p>
                <draw:g>
                  <svg:desc>'X-centrality'.D3:'X-centrality'.D496</svg:desc>
                </draw:g>
              </table:table-cell>
              <table:table-cell office:value-type="float" office:value="0.266667">
                <text:p>0.266667</text:p>
                <draw:g>
                  <svg:desc>'X-centrality'.F3:'X-centrality'.F496</svg:desc>
                </draw:g>
              </table:table-cell>
            </table:table-row>
            <table:table-row>
              <table:table-cell office:value-type="float" office:value="36.380528">
                <text:p>36.380528</text:p>
              </table:table-cell>
              <table:table-cell office:value-type="float" office:value="36.380528">
                <text:p>36.380528</text:p>
              </table:table-cell>
              <table:table-cell office:value-type="float" office:value="0.642857">
                <text:p>0.6428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72727">
                <text:p>1.272727</text:p>
              </table:table-cell>
              <table:table-cell office:value-type="float" office:value="1.272727">
                <text:p>1.27272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6.36645">
                <text:p>186.36645</text:p>
              </table:table-cell>
              <table:table-cell office:value-type="float" office:value="186.36645">
                <text:p>186.36645</text:p>
              </table:table-cell>
              <table:table-cell office:value-type="float" office:value="0.533333">
                <text:p>0.5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72.325585">
                <text:p>72.325585</text:p>
              </table:table-cell>
              <table:table-cell office:value-type="float" office:value="72.325585">
                <text:p>72.325585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float" office:value="77.448805">
                <text:p>77.448805</text:p>
              </table:table-cell>
              <table:table-cell office:value-type="float" office:value="77.448805">
                <text:p>77.448805</text:p>
              </table:table-cell>
              <table:table-cell office:value-type="float" office:value="0.409091">
                <text:p>0.40909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24242">
                <text:p>0.524242</text:p>
              </table:table-cell>
              <table:table-cell office:value-type="float" office:value="0.524242">
                <text:p>0.524242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046104">
                <text:p>19.046104</text:p>
              </table:table-cell>
              <table:table-cell office:value-type="float" office:value="19.046104">
                <text:p>19.046104</text:p>
              </table:table-cell>
              <table:table-cell office:value-type="float" office:value="0.392857">
                <text:p>0.3928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92.024073">
                <text:p>92.024073</text:p>
              </table:table-cell>
              <table:table-cell office:value-type="float" office:value="92.024073">
                <text:p>92.024073</text:p>
              </table:table-cell>
              <table:table-cell office:value-type="float" office:value="0.239766">
                <text:p>0.239766</text:p>
              </table:table-cell>
            </table:table-row>
            <table:table-row>
              <table:table-cell office:value-type="float" office:value="138.548046">
                <text:p>138.548046</text:p>
              </table:table-cell>
              <table:table-cell office:value-type="float" office:value="138.548046">
                <text:p>138.548046</text:p>
              </table:table-cell>
              <table:table-cell office:value-type="float" office:value="0.266667">
                <text:p>0.26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08.618189">
                <text:p>2608.618189</text:p>
              </table:table-cell>
              <table:table-cell office:value-type="float" office:value="2608.618189">
                <text:p>2608.618189</text:p>
              </table:table-cell>
              <table:table-cell office:value-type="float" office:value="0.154255">
                <text:p>0.154255</text:p>
              </table:table-cell>
            </table:table-row>
            <table:table-row>
              <table:table-cell office:value-type="float" office:value="505.360805">
                <text:p>505.360805</text:p>
              </table:table-cell>
              <table:table-cell office:value-type="float" office:value="505.360805">
                <text:p>505.360805</text:p>
              </table:table-cell>
              <table:table-cell office:value-type="float" office:value="0.330882">
                <text:p>0.330882</text:p>
              </table:table-cell>
            </table:table-row>
            <table:table-row>
              <table:table-cell office:value-type="float" office:value="13.196825">
                <text:p>13.196825</text:p>
              </table:table-cell>
              <table:table-cell office:value-type="float" office:value="13.196825">
                <text:p>13.196825</text:p>
              </table:table-cell>
              <table:table-cell office:value-type="float" office:value="0.361111">
                <text:p>0.3611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06989">
                <text:p>13.306989</text:p>
              </table:table-cell>
              <table:table-cell office:value-type="float" office:value="13.306989">
                <text:p>13.306989</text:p>
              </table:table-cell>
              <table:table-cell office:value-type="float" office:value="0.392857">
                <text:p>0.392857</text:p>
              </table:table-cell>
            </table:table-row>
            <table:table-row>
              <table:table-cell office:value-type="float" office:value="1119.067119">
                <text:p>1119.067119</text:p>
              </table:table-cell>
              <table:table-cell office:value-type="float" office:value="1119.067119">
                <text:p>1119.067119</text:p>
              </table:table-cell>
              <table:table-cell office:value-type="float" office:value="0.268116">
                <text:p>0.268116</text:p>
              </table:table-cell>
            </table:table-row>
            <table:table-row>
              <table:table-cell office:value-type="float" office:value="769.496098">
                <text:p>769.496098</text:p>
              </table:table-cell>
              <table:table-cell office:value-type="float" office:value="769.496098">
                <text:p>769.496098</text:p>
              </table:table-cell>
              <table:table-cell office:value-type="float" office:value="0.228571">
                <text:p>0.228571</text:p>
              </table:table-cell>
            </table:table-row>
            <table:table-row>
              <table:table-cell office:value-type="float" office:value="53.304274">
                <text:p>53.304274</text:p>
              </table:table-cell>
              <table:table-cell office:value-type="float" office:value="53.304274">
                <text:p>53.304274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715854">
                <text:p>12.715854</text:p>
              </table:table-cell>
              <table:table-cell office:value-type="float" office:value="12.715854">
                <text:p>12.715854</text:p>
              </table:table-cell>
              <table:table-cell office:value-type="float" office:value="0.607143">
                <text:p>0.607143</text:p>
              </table:table-cell>
            </table:table-row>
            <table:table-row>
              <table:table-cell office:value-type="float" office:value="4.064122">
                <text:p>4.064122</text:p>
              </table:table-cell>
              <table:table-cell office:value-type="float" office:value="4.064122">
                <text:p>4.064122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33333">
                <text:p>0.733333</text:p>
              </table:table-cell>
            </table:table-row>
            <table:table-row>
              <table:table-cell office:value-type="float" office:value="407.138351">
                <text:p>407.138351</text:p>
              </table:table-cell>
              <table:table-cell office:value-type="float" office:value="407.138351">
                <text:p>407.138351</text:p>
              </table:table-cell>
              <table:table-cell office:value-type="float" office:value="0.233333">
                <text:p>0.2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0.533333">
                <text:p>0.533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.941946">
                <text:p>76.941946</text:p>
              </table:table-cell>
              <table:table-cell office:value-type="float" office:value="76.941946">
                <text:p>76.94194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3.995853">
                <text:p>73.995853</text:p>
              </table:table-cell>
              <table:table-cell office:value-type="float" office:value="73.995853">
                <text:p>73.99585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5.842509">
                <text:p>225.842509</text:p>
              </table:table-cell>
              <table:table-cell office:value-type="float" office:value="225.842509">
                <text:p>225.842509</text:p>
              </table:table-cell>
              <table:table-cell office:value-type="float" office:value="0.327273">
                <text:p>0.32727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9.833333">
                <text:p>9.833333</text:p>
              </table:table-cell>
              <table:table-cell office:value-type="float" office:value="9.833333">
                <text:p>9.833333</text:p>
              </table:table-cell>
              <table:table-cell office:value-type="float" office:value="0.416667">
                <text:p>0.416667</text:p>
              </table:table-cell>
            </table:table-row>
            <table:table-row>
              <table:table-cell office:value-type="float" office:value="532.778438">
                <text:p>532.778438</text:p>
              </table:table-cell>
              <table:table-cell office:value-type="float" office:value="532.778438">
                <text:p>532.778438</text:p>
              </table:table-cell>
              <table:table-cell office:value-type="float" office:value="0.269231">
                <text:p>0.269231</text:p>
              </table:table-cell>
            </table:table-row>
            <table:table-row>
              <table:table-cell office:value-type="float" office:value="11.765992">
                <text:p>11.765992</text:p>
              </table:table-cell>
              <table:table-cell office:value-type="float" office:value="11.765992">
                <text:p>11.765992</text:p>
              </table:table-cell>
              <table:table-cell office:value-type="float" office:value="0.466667">
                <text:p>0.466667</text:p>
              </table:table-cell>
            </table:table-row>
            <table:table-row>
              <table:table-cell office:value-type="float" office:value="800.05487">
                <text:p>800.05487</text:p>
              </table:table-cell>
              <table:table-cell office:value-type="float" office:value="800.05487">
                <text:p>800.05487</text:p>
              </table:table-cell>
              <table:table-cell office:value-type="float" office:value="0.32381">
                <text:p>0.323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0.761905">
                <text:p>0.761905</text:p>
              </table:table-cell>
            </table:table-row>
            <table:table-row>
              <table:table-cell office:value-type="float" office:value="107.326465">
                <text:p>107.326465</text:p>
              </table:table-cell>
              <table:table-cell office:value-type="float" office:value="107.326465">
                <text:p>107.326465</text:p>
              </table:table-cell>
              <table:table-cell office:value-type="float" office:value="0.373626">
                <text:p>0.373626</text:p>
              </table:table-cell>
            </table:table-row>
            <table:table-row>
              <table:table-cell office:value-type="float" office:value="165.861019">
                <text:p>165.861019</text:p>
              </table:table-cell>
              <table:table-cell office:value-type="float" office:value="165.861019">
                <text:p>165.861019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float" office:value="219.835815">
                <text:p>219.835815</text:p>
              </table:table-cell>
              <table:table-cell office:value-type="float" office:value="219.835815">
                <text:p>219.8358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896.524144">
                <text:p>1896.524144</text:p>
              </table:table-cell>
              <table:table-cell office:value-type="float" office:value="1896.524144">
                <text:p>1896.524144</text:p>
              </table:table-cell>
              <table:table-cell office:value-type="float" office:value="0.172348">
                <text:p>0.172348</text:p>
              </table:table-cell>
            </table:table-row>
            <table:table-row>
              <table:table-cell office:value-type="float" office:value="1566.233007">
                <text:p>1566.233007</text:p>
              </table:table-cell>
              <table:table-cell office:value-type="float" office:value="1566.233007">
                <text:p>1566.233007</text:p>
              </table:table-cell>
              <table:table-cell office:value-type="float" office:value="0.242857">
                <text:p>0.242857</text:p>
              </table:table-cell>
            </table:table-row>
            <table:table-row>
              <table:table-cell office:value-type="float" office:value="37.164412">
                <text:p>37.164412</text:p>
              </table:table-cell>
              <table:table-cell office:value-type="float" office:value="37.164412">
                <text:p>37.164412</text:p>
              </table:table-cell>
              <table:table-cell office:value-type="float" office:value="0.371795">
                <text:p>0.371795</text:p>
              </table:table-cell>
            </table:table-row>
            <table:table-row>
              <table:table-cell office:value-type="float" office:value="126.110203">
                <text:p>126.110203</text:p>
              </table:table-cell>
              <table:table-cell office:value-type="float" office:value="126.110203">
                <text:p>126.110203</text:p>
              </table:table-cell>
              <table:table-cell office:value-type="float" office:value="0.321429">
                <text:p>0.321429</text:p>
              </table:table-cell>
            </table:table-row>
            <table:table-row>
              <table:table-cell office:value-type="float" office:value="177.920412">
                <text:p>177.920412</text:p>
              </table:table-cell>
              <table:table-cell office:value-type="float" office:value="177.920412">
                <text:p>177.920412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float" office:value="101.883571">
                <text:p>101.883571</text:p>
              </table:table-cell>
              <table:table-cell office:value-type="float" office:value="101.883571">
                <text:p>101.883571</text:p>
              </table:table-cell>
              <table:table-cell office:value-type="float" office:value="0.208333">
                <text:p>0.208333</text:p>
              </table:table-cell>
            </table:table-row>
            <table:table-row>
              <table:table-cell office:value-type="float" office:value="93.618205">
                <text:p>93.618205</text:p>
              </table:table-cell>
              <table:table-cell office:value-type="float" office:value="93.618205">
                <text:p>93.618205</text:p>
              </table:table-cell>
              <table:table-cell office:value-type="float" office:value="0.472222">
                <text:p>0.47222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9.613252">
                <text:p>139.613252</text:p>
              </table:table-cell>
              <table:table-cell office:value-type="float" office:value="139.613252">
                <text:p>139.613252</text:p>
              </table:table-cell>
              <table:table-cell office:value-type="float" office:value="0.24359">
                <text:p>0.243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7.833333">
                <text:p>7.833333</text:p>
              </table:table-cell>
              <table:table-cell office:value-type="float" office:value="7.833333">
                <text:p>7.833333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290476">
                <text:p>4.290476</text:p>
              </table:table-cell>
              <table:table-cell office:value-type="float" office:value="4.290476">
                <text:p>4.290476</text:p>
              </table:table-cell>
              <table:table-cell office:value-type="float" office:value="0.619048">
                <text:p>0.619048</text:p>
              </table:table-cell>
            </table:table-row>
            <table:table-row>
              <table:table-cell office:value-type="float" office:value="24.266148">
                <text:p>24.266148</text:p>
              </table:table-cell>
              <table:table-cell office:value-type="float" office:value="24.266148">
                <text:p>24.266148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float" office:value="70.415245">
                <text:p>70.415245</text:p>
              </table:table-cell>
              <table:table-cell office:value-type="float" office:value="70.415245">
                <text:p>70.415245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float" office:value="27.016162">
                <text:p>27.016162</text:p>
              </table:table-cell>
              <table:table-cell office:value-type="float" office:value="27.016162">
                <text:p>27.016162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float" office:value="65.577664">
                <text:p>65.577664</text:p>
              </table:table-cell>
              <table:table-cell office:value-type="float" office:value="65.577664">
                <text:p>65.577664</text:p>
              </table:table-cell>
              <table:table-cell office:value-type="float" office:value="0.472222">
                <text:p>0.4722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515873">
                <text:p>17.515873</text:p>
              </table:table-cell>
              <table:table-cell office:value-type="float" office:value="17.515873">
                <text:p>17.515873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3.1421">
                <text:p>3.1421</text:p>
              </table:table-cell>
              <table:table-cell office:value-type="float" office:value="3.1421">
                <text:p>3.14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6.732937">
                <text:p>6.732937</text:p>
              </table:table-cell>
              <table:table-cell office:value-type="float" office:value="6.732937">
                <text:p>6.7329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76.272257">
                <text:p>576.272257</text:p>
              </table:table-cell>
              <table:table-cell office:value-type="float" office:value="576.272257">
                <text:p>576.272257</text:p>
              </table:table-cell>
              <table:table-cell office:value-type="float" office:value="0.338235">
                <text:p>0.3382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507435">
                <text:p>3.507435</text:p>
              </table:table-cell>
              <table:table-cell office:value-type="float" office:value="3.507435">
                <text:p>3.5074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.446429">
                <text:p>42.446429</text:p>
              </table:table-cell>
              <table:table-cell office:value-type="float" office:value="42.446429">
                <text:p>42.446429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float" office:value="226.337899">
                <text:p>226.337899</text:p>
              </table:table-cell>
              <table:table-cell office:value-type="float" office:value="226.337899">
                <text:p>226.337899</text:p>
              </table:table-cell>
              <table:table-cell office:value-type="float" office:value="0.248366">
                <text:p>0.248366</text:p>
              </table:table-cell>
            </table:table-row>
            <table:table-row>
              <table:table-cell office:value-type="float" office:value="47.007234">
                <text:p>47.007234</text:p>
              </table:table-cell>
              <table:table-cell office:value-type="float" office:value="47.007234">
                <text:p>47.0072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6.892656">
                <text:p>136.892656</text:p>
              </table:table-cell>
              <table:table-cell office:value-type="float" office:value="136.892656">
                <text:p>136.892656</text:p>
              </table:table-cell>
              <table:table-cell office:value-type="float" office:value="0.392857">
                <text:p>0.3928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85714">
                <text:p>0.785714</text:p>
              </table:table-cell>
            </table:table-row>
            <table:table-row>
              <table:table-cell office:value-type="float" office:value="356.453017">
                <text:p>356.453017</text:p>
              </table:table-cell>
              <table:table-cell office:value-type="float" office:value="356.453017">
                <text:p>356.453017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float" office:value="37953.904969">
                <text:p>37953.904969</text:p>
              </table:table-cell>
              <table:table-cell office:value-type="float" office:value="37953.904969">
                <text:p>37953.904969</text:p>
              </table:table-cell>
              <table:table-cell office:value-type="float" office:value="0.037662">
                <text:p>0.037662</text:p>
              </table:table-cell>
            </table:table-row>
            <table:table-row>
              <table:table-cell office:value-type="float" office:value="8.166667">
                <text:p>8.166667</text:p>
              </table:table-cell>
              <table:table-cell office:value-type="float" office:value="8.166667">
                <text:p>8.166667</text:p>
              </table:table-cell>
              <table:table-cell office:value-type="float" office:value="0.392857">
                <text:p>0.3928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56039">
                <text:p>11.56039</text:p>
              </table:table-cell>
              <table:table-cell office:value-type="float" office:value="11.56039">
                <text:p>11.56039</text:p>
              </table:table-cell>
              <table:table-cell office:value-type="float" office:value="0.388889">
                <text:p>0.388889</text:p>
              </table:table-cell>
            </table:table-row>
            <table:table-row>
              <table:table-cell office:value-type="float" office:value="8.831818">
                <text:p>8.831818</text:p>
              </table:table-cell>
              <table:table-cell office:value-type="float" office:value="8.831818">
                <text:p>8.831818</text:p>
              </table:table-cell>
              <table:table-cell office:value-type="float" office:value="0.392857">
                <text:p>0.392857</text:p>
              </table:table-cell>
            </table:table-row>
            <table:table-row>
              <table:table-cell office:value-type="float" office:value="3.23254">
                <text:p>3.23254</text:p>
              </table:table-cell>
              <table:table-cell office:value-type="float" office:value="3.23254">
                <text:p>3.23254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15.962013">
                <text:p>15.962013</text:p>
              </table:table-cell>
              <table:table-cell office:value-type="float" office:value="15.962013">
                <text:p>15.962013</text:p>
              </table:table-cell>
              <table:table-cell office:value-type="float" office:value="0.418182">
                <text:p>0.41818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7.374711">
                <text:p>7.374711</text:p>
              </table:table-cell>
              <table:table-cell office:value-type="float" office:value="7.374711">
                <text:p>7.37471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666667">
                <text:p>10.666667</text:p>
              </table:table-cell>
              <table:table-cell office:value-type="float" office:value="10.666667">
                <text:p>10.666667</text:p>
              </table:table-cell>
              <table:table-cell office:value-type="float" office:value="0.388889">
                <text:p>0.38888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.257174">
                <text:p>43.257174</text:p>
              </table:table-cell>
              <table:table-cell office:value-type="float" office:value="43.257174">
                <text:p>43.2571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48.908883">
                <text:p>11348.908883</text:p>
              </table:table-cell>
              <table:table-cell office:value-type="float" office:value="11348.908883">
                <text:p>11348.908883</text:p>
              </table:table-cell>
              <table:table-cell office:value-type="float" office:value="0.070666">
                <text:p>0.0706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46.130152">
                <text:p>46.130152</text:p>
              </table:table-cell>
              <table:table-cell office:value-type="float" office:value="46.130152">
                <text:p>46.13015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25.002033">
                <text:p>425.002033</text:p>
              </table:table-cell>
              <table:table-cell office:value-type="float" office:value="425.002033">
                <text:p>425.002033</text:p>
              </table:table-cell>
              <table:table-cell office:value-type="float" office:value="0.545455">
                <text:p>0.545455</text:p>
              </table:table-cell>
            </table:table-row>
            <table:table-row>
              <table:table-cell office:value-type="float" office:value="70.774488">
                <text:p>70.774488</text:p>
              </table:table-cell>
              <table:table-cell office:value-type="float" office:value="70.774488">
                <text:p>70.774488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float" office:value="133.380425">
                <text:p>133.380425</text:p>
              </table:table-cell>
              <table:table-cell office:value-type="float" office:value="133.380425">
                <text:p>133.380425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.74154">
                <text:p>59.74154</text:p>
              </table:table-cell>
              <table:table-cell office:value-type="float" office:value="59.74154">
                <text:p>59.74154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1.798029">
                <text:p>41.798029</text:p>
              </table:table-cell>
              <table:table-cell office:value-type="float" office:value="41.798029">
                <text:p>41.79802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4.166667">
                <text:p>4.166667</text:p>
              </table:table-cell>
              <table:table-cell office:value-type="float" office:value="4.166667">
                <text:p>4.166667</text:p>
              </table:table-cell>
              <table:table-cell office:value-type="float" office:value="0.607143">
                <text:p>0.607143</text:p>
              </table:table-cell>
            </table:table-row>
            <table:table-row>
              <table:table-cell office:value-type="float" office:value="89.645096">
                <text:p>89.645096</text:p>
              </table:table-cell>
              <table:table-cell office:value-type="float" office:value="89.645096">
                <text:p>89.64509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.083333">
                <text:p>7.083333</text:p>
              </table:table-cell>
              <table:table-cell office:value-type="float" office:value="7.083333">
                <text:p>7.083333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.648573">
                <text:p>43.648573</text:p>
              </table:table-cell>
              <table:table-cell office:value-type="float" office:value="43.648573">
                <text:p>43.648573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float" office:value="542.320957">
                <text:p>542.320957</text:p>
              </table:table-cell>
              <table:table-cell office:value-type="float" office:value="542.320957">
                <text:p>542.320957</text:p>
              </table:table-cell>
              <table:table-cell office:value-type="float" office:value="0.395604">
                <text:p>0.395604</text:p>
              </table:table-cell>
            </table:table-row>
            <table:table-row>
              <table:table-cell office:value-type="float" office:value="135.341917">
                <text:p>135.341917</text:p>
              </table:table-cell>
              <table:table-cell office:value-type="float" office:value="135.341917">
                <text:p>135.3419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5.501804">
                <text:p>135.501804</text:p>
              </table:table-cell>
              <table:table-cell office:value-type="float" office:value="135.501804">
                <text:p>135.501804</text:p>
              </table:table-cell>
              <table:table-cell office:value-type="float" office:value="0.535714">
                <text:p>0.535714</text:p>
              </table:table-cell>
            </table:table-row>
            <table:table-row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91.268216">
                <text:p>91.268216</text:p>
              </table:table-cell>
              <table:table-cell office:value-type="float" office:value="91.268216">
                <text:p>91.268216</text:p>
              </table:table-cell>
              <table:table-cell office:value-type="float" office:value="0.357143">
                <text:p>0.3571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.085368">
                <text:p>116.085368</text:p>
              </table:table-cell>
              <table:table-cell office:value-type="float" office:value="116.085368">
                <text:p>116.085368</text:p>
              </table:table-cell>
              <table:table-cell office:value-type="float" office:value="0.348485">
                <text:p>0.348485</text:p>
              </table:table-cell>
            </table:table-row>
            <table:table-row>
              <table:table-cell office:value-type="float" office:value="136.92547">
                <text:p>136.92547</text:p>
              </table:table-cell>
              <table:table-cell office:value-type="float" office:value="136.92547">
                <text:p>136.92547</text:p>
              </table:table-cell>
              <table:table-cell office:value-type="float" office:value="0.361111">
                <text:p>0.3611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795455">
                <text:p>7.795455</text:p>
              </table:table-cell>
              <table:table-cell office:value-type="float" office:value="7.795455">
                <text:p>7.795455</text:p>
              </table:table-cell>
              <table:table-cell office:value-type="float" office:value="0.464286">
                <text:p>0.464286</text:p>
              </table:table-cell>
            </table:table-row>
            <table:table-row>
              <table:table-cell office:value-type="float" office:value="37.279709">
                <text:p>37.279709</text:p>
              </table:table-cell>
              <table:table-cell office:value-type="float" office:value="37.279709">
                <text:p>37.279709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float" office:value="155.746782">
                <text:p>155.746782</text:p>
              </table:table-cell>
              <table:table-cell office:value-type="float" office:value="155.746782">
                <text:p>155.74678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.800676">
                <text:p>75.800676</text:p>
              </table:table-cell>
              <table:table-cell office:value-type="float" office:value="75.800676">
                <text:p>75.8006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.692274">
                <text:p>56.692274</text:p>
              </table:table-cell>
              <table:table-cell office:value-type="float" office:value="56.692274">
                <text:p>56.692274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465244">
                <text:p>9.465244</text:p>
              </table:table-cell>
              <table:table-cell office:value-type="float" office:value="9.465244">
                <text:p>9.465244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248.183922">
                <text:p>248.183922</text:p>
              </table:table-cell>
              <table:table-cell office:value-type="float" office:value="248.183922">
                <text:p>248.183922</text:p>
              </table:table-cell>
              <table:table-cell office:value-type="float" office:value="0.509091">
                <text:p>0.5090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207.925589">
                <text:p>207.925589</text:p>
              </table:table-cell>
              <table:table-cell office:value-type="float" office:value="207.925589">
                <text:p>207.925589</text:p>
              </table:table-cell>
              <table:table-cell office:value-type="float" office:value="0.169951">
                <text:p>0.169951</text:p>
              </table:table-cell>
            </table:table-row>
            <table:table-row>
              <table:table-cell office:value-type="float" office:value="33.916667">
                <text:p>33.916667</text:p>
              </table:table-cell>
              <table:table-cell office:value-type="float" office:value="33.916667">
                <text:p>33.916667</text:p>
              </table:table-cell>
              <table:table-cell office:value-type="float" office:value="0.470588">
                <text:p>0.4705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11901">
                <text:p>4.11901</text:p>
              </table:table-cell>
              <table:table-cell office:value-type="float" office:value="4.11901">
                <text:p>4.11901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.905134">
                <text:p>18.905134</text:p>
              </table:table-cell>
              <table:table-cell office:value-type="float" office:value="18.905134">
                <text:p>18.905134</text:p>
              </table:table-cell>
              <table:table-cell office:value-type="float" office:value="0.392857">
                <text:p>0.392857</text:p>
              </table:table-cell>
            </table:table-row>
            <table:table-row>
              <table:table-cell office:value-type="float" office:value="15.702381">
                <text:p>15.702381</text:p>
              </table:table-cell>
              <table:table-cell office:value-type="float" office:value="15.702381">
                <text:p>15.702381</text:p>
              </table:table-cell>
              <table:table-cell office:value-type="float" office:value="0.311111">
                <text:p>0.3111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38889">
                <text:p>0.638889</text:p>
              </table:table-cell>
            </table:table-row>
            <table:table-row>
              <table:table-cell office:value-type="float" office:value="9.166667">
                <text:p>9.166667</text:p>
              </table:table-cell>
              <table:table-cell office:value-type="float" office:value="9.166667">
                <text:p>9.166667</text:p>
              </table:table-cell>
              <table:table-cell office:value-type="float" office:value="0.527273">
                <text:p>0.5272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.333333">
                <text:p>31.333333</text:p>
              </table:table-cell>
              <table:table-cell office:value-type="float" office:value="31.333333">
                <text:p>31.333333</text:p>
              </table:table-cell>
              <table:table-cell office:value-type="float" office:value="0.352381">
                <text:p>0.352381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57143">
                <text:p>0.357143</text:p>
              </table:table-cell>
            </table:table-row>
            <table:table-row>
              <table:table-cell office:value-type="float" office:value="476.533478">
                <text:p>476.533478</text:p>
              </table:table-cell>
              <table:table-cell office:value-type="float" office:value="476.533478">
                <text:p>476.53347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2.778401">
                <text:p>452.778401</text:p>
              </table:table-cell>
              <table:table-cell office:value-type="float" office:value="452.778401">
                <text:p>452.778401</text:p>
              </table:table-cell>
              <table:table-cell office:value-type="float" office:value="0.487179">
                <text:p>0.487179</text:p>
              </table:table-cell>
            </table:table-row>
            <table:table-row>
              <table:table-cell office:value-type="float" office:value="1.833333">
                <text:p>1.833333</text:p>
              </table:table-cell>
              <table:table-cell office:value-type="float" office:value="1.833333">
                <text:p>1.833333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66667">
                <text:p>2.666667</text:p>
              </table:table-cell>
              <table:table-cell office:value-type="float" office:value="2.666667">
                <text:p>2.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2.666667">
                <text:p>2.666667</text:p>
              </table:table-cell>
              <table:table-cell office:value-type="float" office:value="2.666667">
                <text:p>2.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674242">
                <text:p>3.674242</text:p>
              </table:table-cell>
              <table:table-cell office:value-type="float" office:value="3.674242">
                <text:p>3.674242</text:p>
              </table:table-cell>
              <table:table-cell office:value-type="float" office:value="0.533333">
                <text:p>0.533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753053">
                <text:p>29.753053</text:p>
              </table:table-cell>
              <table:table-cell office:value-type="float" office:value="29.753053">
                <text:p>29.753053</text:p>
              </table:table-cell>
              <table:table-cell office:value-type="float" office:value="0.492647">
                <text:p>0.4926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.93241">
                <text:p>32.93241</text:p>
              </table:table-cell>
              <table:table-cell office:value-type="float" office:value="32.93241">
                <text:p>32.93241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51.97619">
                <text:p>51.97619</text:p>
              </table:table-cell>
              <table:table-cell office:value-type="float" office:value="51.97619">
                <text:p>51.9761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4.538889">
                <text:p>4.538889</text:p>
              </table:table-cell>
              <table:table-cell office:value-type="float" office:value="4.538889">
                <text:p>4.53888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803968">
                <text:p>7.803968</text:p>
              </table:table-cell>
              <table:table-cell office:value-type="float" office:value="7.803968">
                <text:p>7.8039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.219514">
                <text:p>48.219514</text:p>
              </table:table-cell>
              <table:table-cell office:value-type="float" office:value="48.219514">
                <text:p>48.2195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1.833333">
                <text:p>41.833333</text:p>
              </table:table-cell>
              <table:table-cell office:value-type="float" office:value="41.833333">
                <text:p>41.833333</text:p>
              </table:table-cell>
              <table:table-cell office:value-type="float" office:value="0.283333">
                <text:p>0.283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635714">
                <text:p>15.635714</text:p>
              </table:table-cell>
              <table:table-cell office:value-type="float" office:value="15.635714">
                <text:p>15.635714</text:p>
              </table:table-cell>
              <table:table-cell office:value-type="float" office:value="0.377778">
                <text:p>0.377778</text:p>
              </table:table-cell>
            </table:table-row>
            <table:table-row>
              <table:table-cell office:value-type="float" office:value="54.022215">
                <text:p>54.022215</text:p>
              </table:table-cell>
              <table:table-cell office:value-type="float" office:value="54.022215">
                <text:p>54.022215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42857">
                <text:p>0.642857</text:p>
              </table:table-cell>
            </table:table-row>
            <table:table-row>
              <table:table-cell office:value-type="float" office:value="3.092471">
                <text:p>3.092471</text:p>
              </table:table-cell>
              <table:table-cell office:value-type="float" office:value="3.092471">
                <text:p>3.092471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.059524">
                <text:p>69.059524</text:p>
              </table:table-cell>
              <table:table-cell office:value-type="float" office:value="69.059524">
                <text:p>69.059524</text:p>
              </table:table-cell>
              <table:table-cell office:value-type="float" office:value="0.363636">
                <text:p>0.3636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22.1">
                <text:p>22.1</text:p>
              </table:table-cell>
              <table:table-cell office:value-type="float" office:value="0.410256">
                <text:p>0.410256</text:p>
              </table:table-cell>
            </table:table-row>
            <table:table-row>
              <table:table-cell office:value-type="float" office:value="41.798029">
                <text:p>41.798029</text:p>
              </table:table-cell>
              <table:table-cell office:value-type="float" office:value="41.798029">
                <text:p>41.79802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33333">
                <text:p>2.833333</text:p>
              </table:table-cell>
              <table:table-cell office:value-type="float" office:value="2.833333">
                <text:p>2.833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916667">
                <text:p>0.916667</text:p>
              </table:table-cell>
              <table:table-cell office:value-type="float" office:value="0.916667">
                <text:p>0.916667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42857">
                <text:p>1.142857</text:p>
              </table:table-cell>
              <table:table-cell office:value-type="float" office:value="1.142857">
                <text:p>1.142857</text:p>
              </table:table-cell>
              <table:table-cell office:value-type="float" office:value="0.878788">
                <text:p>0.878788</text:p>
              </table:table-cell>
            </table:table-row>
            <table:table-row>
              <table:table-cell office:value-type="float" office:value="1.142857">
                <text:p>1.142857</text:p>
              </table:table-cell>
              <table:table-cell office:value-type="float" office:value="1.142857">
                <text:p>1.142857</text:p>
              </table:table-cell>
              <table:table-cell office:value-type="float" office:value="0.878788">
                <text:p>0.878788</text:p>
              </table:table-cell>
            </table:table-row>
            <table:table-row>
              <table:table-cell office:value-type="float" office:value="1.142857">
                <text:p>1.142857</text:p>
              </table:table-cell>
              <table:table-cell office:value-type="float" office:value="1.142857">
                <text:p>1.142857</text:p>
              </table:table-cell>
              <table:table-cell office:value-type="float" office:value="0.878788">
                <text:p>0.8787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892857">
                <text:p>0.89285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892857">
                <text:p>0.892857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4.6">
                <text:p>14.6</text:p>
              </table:table-cell>
              <table:table-cell office:value-type="float" office:value="0.530303">
                <text:p>0.53030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6.166667">
                <text:p>6.166667</text:p>
              </table:table-cell>
              <table:table-cell office:value-type="float" office:value="6.166667">
                <text:p>6.166667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666667">
                <text:p>2.666667</text:p>
              </table:table-cell>
              <table:table-cell office:value-type="float" office:value="2.666667">
                <text:p>2.666667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.523824">
                <text:p>36.523824</text:p>
              </table:table-cell>
              <table:table-cell office:value-type="float" office:value="36.523824">
                <text:p>36.5238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66667">
                <text:p>0.866667</text:p>
              </table:table-cell>
              <table:table-cell office:value-type="float" office:value="0.866667">
                <text:p>0.8666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616047">
                <text:p>10.616047</text:p>
              </table:table-cell>
              <table:table-cell office:value-type="float" office:value="10.616047">
                <text:p>10.616047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float" office:value="39.450106">
                <text:p>39.450106</text:p>
              </table:table-cell>
              <table:table-cell office:value-type="float" office:value="39.450106">
                <text:p>39.450106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0.575">
                <text:p>0.575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float" office:value="197.095465">
                <text:p>197.095465</text:p>
              </table:table-cell>
              <table:table-cell office:value-type="float" office:value="197.095465">
                <text:p>197.095465</text:p>
              </table:table-cell>
              <table:table-cell office:value-type="float" office:value="0.233766">
                <text:p>0.233766</text:p>
              </table:table-cell>
            </table:table-row>
            <table:table-row>
              <table:table-cell office:value-type="float" office:value="17.726141">
                <text:p>17.726141</text:p>
              </table:table-cell>
              <table:table-cell office:value-type="float" office:value="17.726141">
                <text:p>17.7261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.001321">
                <text:p>40.001321</text:p>
              </table:table-cell>
              <table:table-cell office:value-type="float" office:value="40.001321">
                <text:p>40.001321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float" office:value="1.60814">
                <text:p>1.60814</text:p>
              </table:table-cell>
              <table:table-cell office:value-type="float" office:value="1.60814">
                <text:p>1.608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6667">
                <text:p>0.416667</text:p>
              </table:table-cell>
              <table:table-cell office:value-type="float" office:value="0.416667">
                <text:p>0.4166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.588095">
                <text:p>4.588095</text:p>
              </table:table-cell>
              <table:table-cell office:value-type="float" office:value="4.588095">
                <text:p>4.588095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74.503848">
                <text:p>74.503848</text:p>
              </table:table-cell>
              <table:table-cell office:value-type="float" office:value="74.503848">
                <text:p>74.503848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float" office:value="11.098659">
                <text:p>11.098659</text:p>
              </table:table-cell>
              <table:table-cell office:value-type="float" office:value="11.098659">
                <text:p>11.098659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.026308">
                <text:p>67.026308</text:p>
              </table:table-cell>
              <table:table-cell office:value-type="float" office:value="67.026308">
                <text:p>67.026308</text:p>
              </table:table-cell>
              <table:table-cell office:value-type="float" office:value="0.416667">
                <text:p>0.41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1.021069">
                <text:p>181.021069</text:p>
              </table:table-cell>
              <table:table-cell office:value-type="float" office:value="181.021069">
                <text:p>181.021069</text:p>
              </table:table-cell>
              <table:table-cell office:value-type="float" office:value="0.388889">
                <text:p>0.388889</text:p>
              </table:table-cell>
            </table:table-row>
            <table:table-row>
              <table:table-cell office:value-type="float" office:value="3.183333">
                <text:p>3.183333</text:p>
              </table:table-cell>
              <table:table-cell office:value-type="float" office:value="3.183333">
                <text:p>3.183333</text:p>
              </table:table-cell>
              <table:table-cell office:value-type="float" office:value="0.533333">
                <text:p>0.533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2.481358">
                <text:p>192.481358</text:p>
              </table:table-cell>
              <table:table-cell office:value-type="float" office:value="192.481358">
                <text:p>192.481358</text:p>
              </table:table-cell>
              <table:table-cell office:value-type="float" office:value="0.257143">
                <text:p>0.2571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99062">
                <text:p>6.99062</text:p>
              </table:table-cell>
              <table:table-cell office:value-type="float" office:value="6.99062">
                <text:p>6.99062</text:p>
              </table:table-cell>
              <table:table-cell office:value-type="float" office:value="0.642857">
                <text:p>0.6428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6.599423">
                <text:p>126.599423</text:p>
              </table:table-cell>
              <table:table-cell office:value-type="float" office:value="126.599423">
                <text:p>126.599423</text:p>
              </table:table-cell>
              <table:table-cell office:value-type="float" office:value="0.466667">
                <text:p>0.466667</text:p>
              </table:table-cell>
            </table:table-row>
            <table:table-row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7.868922">
                <text:p>27.868922</text:p>
              </table:table-cell>
              <table:table-cell office:value-type="float" office:value="27.868922">
                <text:p>27.868922</text:p>
              </table:table-cell>
              <table:table-cell office:value-type="float" office:value="0.527273">
                <text:p>0.527273</text:p>
              </table:table-cell>
            </table:table-row>
            <table:table-row>
              <table:table-cell office:value-type="float" office:value="131.976886">
                <text:p>131.976886</text:p>
              </table:table-cell>
              <table:table-cell office:value-type="float" office:value="131.976886">
                <text:p>131.976886</text:p>
              </table:table-cell>
              <table:table-cell office:value-type="float" office:value="0.389706">
                <text:p>0.389706</text:p>
              </table:table-cell>
            </table:table-row>
            <table:table-row>
              <table:table-cell office:value-type="float" office:value="70.325648">
                <text:p>70.325648</text:p>
              </table:table-cell>
              <table:table-cell office:value-type="float" office:value="70.325648">
                <text:p>70.325648</text:p>
              </table:table-cell>
              <table:table-cell office:value-type="float" office:value="0.338235">
                <text:p>0.338235</text:p>
              </table:table-cell>
            </table:table-row>
            <table:table-row>
              <table:table-cell office:value-type="float" office:value="96.032108">
                <text:p>96.032108</text:p>
              </table:table-cell>
              <table:table-cell office:value-type="float" office:value="96.032108">
                <text:p>96.032108</text:p>
              </table:table-cell>
              <table:table-cell office:value-type="float" office:value="0.352941">
                <text:p>0.352941</text:p>
              </table:table-cell>
            </table:table-row>
            <table:table-row>
              <table:table-cell office:value-type="float" office:value="22.299544">
                <text:p>22.299544</text:p>
              </table:table-cell>
              <table:table-cell office:value-type="float" office:value="22.299544">
                <text:p>22.299544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6.166703">
                <text:p>146.166703</text:p>
              </table:table-cell>
              <table:table-cell office:value-type="float" office:value="146.166703">
                <text:p>146.166703</text:p>
              </table:table-cell>
              <table:table-cell office:value-type="float" office:value="0.287582">
                <text:p>0.287582</text:p>
              </table:table-cell>
            </table:table-row>
            <table:table-row>
              <table:table-cell office:value-type="float" office:value="5.221087">
                <text:p>5.221087</text:p>
              </table:table-cell>
              <table:table-cell office:value-type="float" office:value="5.221087">
                <text:p>5.221087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float" office:value="63.712296">
                <text:p>63.712296</text:p>
              </table:table-cell>
              <table:table-cell office:value-type="float" office:value="63.712296">
                <text:p>63.712296</text:p>
              </table:table-cell>
              <table:table-cell office:value-type="float" office:value="0.512821">
                <text:p>0.512821</text:p>
              </table:table-cell>
            </table:table-row>
            <table:table-row>
              <table:table-cell office:value-type="float" office:value="130.105693">
                <text:p>130.105693</text:p>
              </table:table-cell>
              <table:table-cell office:value-type="float" office:value="130.105693">
                <text:p>130.105693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float" office:value="2.158333">
                <text:p>2.158333</text:p>
              </table:table-cell>
              <table:table-cell office:value-type="float" office:value="2.158333">
                <text:p>2.158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592075">
                <text:p>0.592075</text:p>
              </table:table-cell>
              <table:table-cell office:value-type="float" office:value="0.592075">
                <text:p>0.592075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47.811434">
                <text:p>47.811434</text:p>
              </table:table-cell>
              <table:table-cell office:value-type="float" office:value="47.811434">
                <text:p>47.811434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133.719859">
                <text:p>133.719859</text:p>
              </table:table-cell>
              <table:table-cell office:value-type="float" office:value="133.719859">
                <text:p>133.719859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734173">
                <text:p>23.734173</text:p>
              </table:table-cell>
              <table:table-cell office:value-type="float" office:value="23.734173">
                <text:p>23.734173</text:p>
              </table:table-cell>
              <table:table-cell office:value-type="float" office:value="0.581818">
                <text:p>0.581818</text:p>
              </table:table-cell>
            </table:table-row>
            <table:table-row>
              <table:table-cell office:value-type="float" office:value="25.367556">
                <text:p>25.367556</text:p>
              </table:table-cell>
              <table:table-cell office:value-type="float" office:value="25.367556">
                <text:p>25.367556</text:p>
              </table:table-cell>
              <table:table-cell office:value-type="float" office:value="0.490909">
                <text:p>0.490909</text:p>
              </table:table-cell>
            </table:table-row>
            <table:table-row>
              <table:table-cell office:value-type="float" office:value="23.420342">
                <text:p>23.420342</text:p>
              </table:table-cell>
              <table:table-cell office:value-type="float" office:value="23.420342">
                <text:p>23.420342</text:p>
              </table:table-cell>
              <table:table-cell office:value-type="float" office:value="0.416667">
                <text:p>0.416667</text:p>
              </table:table-cell>
            </table:table-row>
            <table:table-row>
              <table:table-cell office:value-type="float" office:value="57.708778">
                <text:p>57.708778</text:p>
              </table:table-cell>
              <table:table-cell office:value-type="float" office:value="57.708778">
                <text:p>57.708778</text:p>
              </table:table-cell>
              <table:table-cell office:value-type="float" office:value="0.423077">
                <text:p>0.423077</text:p>
              </table:table-cell>
            </table:table-row>
            <table:table-row>
              <table:table-cell office:value-type="float" office:value="0.291667">
                <text:p>0.291667</text:p>
              </table:table-cell>
              <table:table-cell office:value-type="float" office:value="0.291667">
                <text:p>0.291667</text:p>
              </table:table-cell>
              <table:table-cell office:value-type="float" office:value="0.952381">
                <text:p>0.9523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6.873007">
                <text:p>376.873007</text:p>
              </table:table-cell>
              <table:table-cell office:value-type="float" office:value="376.873007">
                <text:p>376.873007</text:p>
              </table:table-cell>
              <table:table-cell office:value-type="float" office:value="0.199134">
                <text:p>0.199134</text:p>
              </table:table-cell>
            </table:table-row>
            <table:table-row>
              <table:table-cell office:value-type="float" office:value="11.837133">
                <text:p>11.837133</text:p>
              </table:table-cell>
              <table:table-cell office:value-type="float" office:value="11.837133">
                <text:p>11.8371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.587816">
                <text:p>21.587816</text:p>
              </table:table-cell>
              <table:table-cell office:value-type="float" office:value="21.587816">
                <text:p>21.587816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235.708752">
                <text:p>235.708752</text:p>
              </table:table-cell>
              <table:table-cell office:value-type="float" office:value="235.708752">
                <text:p>235.708752</text:p>
              </table:table-cell>
              <table:table-cell office:value-type="float" office:value="0.320513">
                <text:p>0.320513</text:p>
              </table:table-cell>
            </table:table-row>
            <table:table-row>
              <table:table-cell office:value-type="float" office:value="3.531921">
                <text:p>3.531921</text:p>
              </table:table-cell>
              <table:table-cell office:value-type="float" office:value="3.531921">
                <text:p>3.531921</text:p>
              </table:table-cell>
              <table:table-cell office:value-type="float" office:value="0.809524">
                <text:p>0.809524</text:p>
              </table:table-cell>
            </table:table-row>
            <table:table-row>
              <table:table-cell office:value-type="float" office:value="41.438367">
                <text:p>41.438367</text:p>
              </table:table-cell>
              <table:table-cell office:value-type="float" office:value="41.438367">
                <text:p>41.438367</text:p>
              </table:table-cell>
              <table:table-cell office:value-type="float" office:value="0.577778">
                <text:p>0.577778</text:p>
              </table:table-cell>
            </table:table-row>
            <table:table-row>
              <table:table-cell office:value-type="float" office:value="29.09395">
                <text:p>29.09395</text:p>
              </table:table-cell>
              <table:table-cell office:value-type="float" office:value="29.09395">
                <text:p>29.093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8.190945">
                <text:p>68.190945</text:p>
              </table:table-cell>
              <table:table-cell office:value-type="float" office:value="68.190945">
                <text:p>68.1909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2.418745">
                <text:p>12.418745</text:p>
              </table:table-cell>
              <table:table-cell office:value-type="float" office:value="12.418745">
                <text:p>12.418745</text:p>
              </table:table-cell>
              <table:table-cell office:value-type="float" office:value="0.581818">
                <text:p>0.581818</text:p>
              </table:table-cell>
            </table:table-row>
            <table:table-row>
              <table:table-cell office:value-type="float" office:value="78.748324">
                <text:p>78.748324</text:p>
              </table:table-cell>
              <table:table-cell office:value-type="float" office:value="78.748324">
                <text:p>78.748324</text:p>
              </table:table-cell>
              <table:table-cell office:value-type="float" office:value="0.355556">
                <text:p>0.355556</text:p>
              </table:table-cell>
            </table:table-row>
            <table:table-row>
              <table:table-cell office:value-type="float" office:value="175.901098">
                <text:p>175.901098</text:p>
              </table:table-cell>
              <table:table-cell office:value-type="float" office:value="175.901098">
                <text:p>175.90109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8.580372">
                <text:p>28.580372</text:p>
              </table:table-cell>
              <table:table-cell office:value-type="float" office:value="28.580372">
                <text:p>28.580372</text:p>
              </table:table-cell>
              <table:table-cell office:value-type="float" office:value="0.464286">
                <text:p>0.464286</text:p>
              </table:table-cell>
            </table:table-row>
            <table:table-row>
              <table:table-cell office:value-type="float" office:value="33.545575">
                <text:p>33.545575</text:p>
              </table:table-cell>
              <table:table-cell office:value-type="float" office:value="33.545575">
                <text:p>33.545575</text:p>
              </table:table-cell>
              <table:table-cell office:value-type="float" office:value="0.638889">
                <text:p>0.6388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45556">
                <text:p>0.545556</text:p>
              </table:table-cell>
              <table:table-cell office:value-type="float" office:value="0.545556">
                <text:p>0.54555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0.164398">
                <text:p>10.164398</text:p>
              </table:table-cell>
              <table:table-cell office:value-type="float" office:value="10.164398">
                <text:p>10.164398</text:p>
              </table:table-cell>
              <table:table-cell office:value-type="float" office:value="0.472222">
                <text:p>0.472222</text:p>
              </table:table-cell>
            </table:table-row>
            <table:table-row>
              <table:table-cell office:value-type="float" office:value="204.772721">
                <text:p>204.772721</text:p>
              </table:table-cell>
              <table:table-cell office:value-type="float" office:value="204.772721">
                <text:p>204.772721</text:p>
              </table:table-cell>
              <table:table-cell office:value-type="float" office:value="0.291667">
                <text:p>0.291667</text:p>
              </table:table-cell>
            </table:table-row>
            <table:table-row>
              <table:table-cell office:value-type="float" office:value="8.225729">
                <text:p>8.225729</text:p>
              </table:table-cell>
              <table:table-cell office:value-type="float" office:value="8.225729">
                <text:p>8.225729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1.797619">
                <text:p>1.797619</text:p>
              </table:table-cell>
              <table:table-cell office:value-type="float" office:value="1.797619">
                <text:p>1.797619</text:p>
              </table:table-cell>
              <table:table-cell office:value-type="float" office:value="0.785714">
                <text:p>0.7857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95833">
                <text:p>1.495833</text:p>
              </table:table-cell>
              <table:table-cell office:value-type="float" office:value="1.495833">
                <text:p>1.495833</text:p>
              </table:table-cell>
              <table:table-cell office:value-type="float" office:value="0.733333">
                <text:p>0.733333</text:p>
              </table:table-cell>
            </table:table-row>
            <table:table-row>
              <table:table-cell office:value-type="float" office:value="37.533462">
                <text:p>37.533462</text:p>
              </table:table-cell>
              <table:table-cell office:value-type="float" office:value="37.533462">
                <text:p>37.5334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7.845237">
                <text:p>27.845237</text:p>
              </table:table-cell>
              <table:table-cell office:value-type="float" office:value="27.845237">
                <text:p>27.845237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0.166665">
                <text:p>10.166665</text:p>
              </table:table-cell>
              <table:table-cell office:value-type="float" office:value="10.166665">
                <text:p>10.166665</text:p>
              </table:table-cell>
              <table:table-cell office:value-type="float" office:value="0.535714">
                <text:p>0.535714</text:p>
              </table:table-cell>
            </table:table-row>
            <table:table-row>
              <table:table-cell office:value-type="float" office:value="11.837133">
                <text:p>11.837133</text:p>
              </table:table-cell>
              <table:table-cell office:value-type="float" office:value="11.837133">
                <text:p>11.8371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66667">
                <text:p>0.866667</text:p>
              </table:table-cell>
              <table:table-cell office:value-type="float" office:value="0.866667">
                <text:p>0.8666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.171861">
                <text:p>1.171861</text:p>
              </table:table-cell>
              <table:table-cell office:value-type="float" office:value="1.171861">
                <text:p>1.1718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.362588">
                <text:p>7.362588</text:p>
              </table:table-cell>
              <table:table-cell office:value-type="float" office:value="7.362588">
                <text:p>7.362588</text:p>
              </table:table-cell>
              <table:table-cell office:value-type="float" office:value="0.472222">
                <text:p>0.472222</text:p>
              </table:table-cell>
            </table:table-row>
            <table:table-row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2.833333">
                <text:p>2.833333</text:p>
              </table:table-cell>
              <table:table-cell office:value-type="float" office:value="2.833333">
                <text:p>2.833333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14.776243">
                <text:p>14.776243</text:p>
              </table:table-cell>
              <table:table-cell office:value-type="float" office:value="14.776243">
                <text:p>14.776243</text:p>
              </table:table-cell>
              <table:table-cell office:value-type="float" office:value="0.436364">
                <text:p>0.436364</text:p>
              </table:table-cell>
            </table:table-row>
            <table:table-row>
              <table:table-cell office:value-type="float" office:value="1.717605">
                <text:p>1.717605</text:p>
              </table:table-cell>
              <table:table-cell office:value-type="float" office:value="1.717605">
                <text:p>1.71760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1429">
                <text:p>0.271429</text:p>
              </table:table-cell>
              <table:table-cell office:value-type="float" office:value="0.271429">
                <text:p>0.27142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9.890313">
                <text:p>9.890313</text:p>
              </table:table-cell>
              <table:table-cell office:value-type="float" office:value="9.890313">
                <text:p>9.89031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.56918">
                <text:p>97.56918</text:p>
              </table:table-cell>
              <table:table-cell office:value-type="float" office:value="97.56918">
                <text:p>97.5691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65.316177">
                <text:p>65.316177</text:p>
              </table:table-cell>
              <table:table-cell office:value-type="float" office:value="65.316177">
                <text:p>65.316177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float" office:value="13.20564">
                <text:p>13.20564</text:p>
              </table:table-cell>
              <table:table-cell office:value-type="float" office:value="13.20564">
                <text:p>13.20564</text:p>
              </table:table-cell>
              <table:table-cell office:value-type="float" office:value="0.377778">
                <text:p>0.377778</text:p>
              </table:table-cell>
            </table:table-row>
            <table:table-row>
              <table:table-cell office:value-type="float" office:value="2.78489">
                <text:p>2.78489</text:p>
              </table:table-cell>
              <table:table-cell office:value-type="float" office:value="2.78489">
                <text:p>2.78489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.908381">
                <text:p>22.908381</text:p>
              </table:table-cell>
              <table:table-cell office:value-type="float" office:value="22.908381">
                <text:p>22.908381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14322">
                <text:p>1.714322</text:p>
              </table:table-cell>
              <table:table-cell office:value-type="float" office:value="1.714322">
                <text:p>1.71432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9.699328">
                <text:p>9.699328</text:p>
              </table:table-cell>
              <table:table-cell office:value-type="float" office:value="9.699328">
                <text:p>9.699328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18.708051">
                <text:p>18.708051</text:p>
              </table:table-cell>
              <table:table-cell office:value-type="float" office:value="18.708051">
                <text:p>18.708051</text:p>
              </table:table-cell>
              <table:table-cell office:value-type="float" office:value="0.611111">
                <text:p>0.611111</text:p>
              </table:table-cell>
            </table:table-row>
            <table:table-row>
              <table:table-cell office:value-type="float" office:value="11.220405">
                <text:p>11.220405</text:p>
              </table:table-cell>
              <table:table-cell office:value-type="float" office:value="11.220405">
                <text:p>11.220405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.024097">
                <text:p>31.024097</text:p>
              </table:table-cell>
              <table:table-cell office:value-type="float" office:value="31.024097">
                <text:p>31.024097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146032">
                <text:p>9.146032</text:p>
              </table:table-cell>
              <table:table-cell office:value-type="float" office:value="9.146032">
                <text:p>9.1460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725748">
                <text:p>23.725748</text:p>
              </table:table-cell>
              <table:table-cell office:value-type="float" office:value="23.725748">
                <text:p>23.725748</text:p>
              </table:table-cell>
              <table:table-cell office:value-type="float" office:value="0.461538">
                <text:p>0.461538</text:p>
              </table:table-cell>
            </table:table-row>
            <table:table-row>
              <table:table-cell office:value-type="float" office:value="2.019048">
                <text:p>2.019048</text:p>
              </table:table-cell>
              <table:table-cell office:value-type="float" office:value="2.019048">
                <text:p>2.019048</text:p>
              </table:table-cell>
              <table:table-cell office:value-type="float" office:value="0.733333">
                <text:p>0.733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.995002">
                <text:p>51.995002</text:p>
              </table:table-cell>
              <table:table-cell office:value-type="float" office:value="51.995002">
                <text:p>51.995002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4359">
                <text:p>0.84359</text:p>
              </table:table-cell>
              <table:table-cell office:value-type="float" office:value="0.84359">
                <text:p>0.843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4.903235">
                <text:p>174.903235</text:p>
              </table:table-cell>
              <table:table-cell office:value-type="float" office:value="174.903235">
                <text:p>174.9032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16597">
                <text:p>12.216597</text:p>
              </table:table-cell>
              <table:table-cell office:value-type="float" office:value="12.216597">
                <text:p>12.21659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225649">
                <text:p>5.225649</text:p>
              </table:table-cell>
              <table:table-cell office:value-type="float" office:value="5.225649">
                <text:p>5.225649</text:p>
              </table:table-cell>
              <table:table-cell office:value-type="float" office:value="0.607143">
                <text:p>0.607143</text:p>
              </table:table-cell>
            </table:table-row>
            <table:table-row>
              <table:table-cell office:value-type="float" office:value="2.701975">
                <text:p>2.701975</text:p>
              </table:table-cell>
              <table:table-cell office:value-type="float" office:value="2.701975">
                <text:p>2.701975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27.529666">
                <text:p>27.529666</text:p>
              </table:table-cell>
              <table:table-cell office:value-type="float" office:value="27.529666">
                <text:p>27.529666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2.365054">
                <text:p>2.365054</text:p>
              </table:table-cell>
              <table:table-cell office:value-type="float" office:value="2.365054">
                <text:p>2.365054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9.386724">
                <text:p>9.386724</text:p>
              </table:table-cell>
              <table:table-cell office:value-type="float" office:value="9.386724">
                <text:p>9.386724</text:p>
              </table:table-cell>
              <table:table-cell office:value-type="float" office:value="0.472222">
                <text:p>0.4722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869048">
                <text:p>2.869048</text:p>
              </table:table-cell>
              <table:table-cell office:value-type="float" office:value="2.869048">
                <text:p>2.8690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